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c9a9d" officeooo:paragraph-rsid="001c9a9d"/>
    </style:style>
    <style:style style:name="P2" style:family="paragraph" style:parent-style-name="Horizontal_20_Line">
      <style:paragraph-properties fo:break-before="page"/>
    </style:style>
    <style:style style:name="P3" style:family="paragraph" style:parent-style-name="Text_20_body">
      <style:paragraph-properties fo:break-before="page"/>
      <style:text-properties officeooo:paragraph-rsid="00d0d026"/>
    </style:style>
    <style:style style:name="P4" style:family="paragraph" style:parent-style-name="Text_20_body">
      <style:paragraph-properties fo:break-before="page" style:writing-mode="lr-tb"/>
      <style:text-properties officeooo:paragraph-rsid="00d4a2db"/>
    </style:style>
    <style:style style:name="P5" style:family="paragraph" style:parent-style-name="Standard">
      <style:text-properties officeooo:rsid="000c77ba" officeooo:paragraph-rsid="000c77ba"/>
    </style:style>
    <style:style style:name="P6" style:family="paragraph" style:parent-style-name="Standard">
      <style:text-properties officeooo:rsid="000dffea" officeooo:paragraph-rsid="000dffea"/>
    </style:style>
    <style:style style:name="P7" style:family="paragraph" style:parent-style-name="Standard">
      <style:text-properties officeooo:rsid="000dffea" officeooo:paragraph-rsid="000f2752"/>
    </style:style>
    <style:style style:name="P8" style:family="paragraph" style:parent-style-name="Standard">
      <style:text-properties officeooo:paragraph-rsid="000dffea"/>
    </style:style>
    <style:style style:name="P9" style:family="paragraph" style:parent-style-name="Standard">
      <style:text-properties officeooo:paragraph-rsid="000f2752"/>
    </style:style>
    <style:style style:name="P10" style:family="paragraph" style:parent-style-name="Standard">
      <style:text-properties officeooo:paragraph-rsid="00106ff4"/>
    </style:style>
    <style:style style:name="P11" style:family="paragraph" style:parent-style-name="Standard">
      <style:text-properties officeooo:paragraph-rsid="0010c4f1"/>
    </style:style>
    <style:style style:name="P12" style:family="paragraph" style:parent-style-name="Standard">
      <style:text-properties officeooo:paragraph-rsid="00151546"/>
    </style:style>
    <style:style style:name="P13" style:family="paragraph" style:parent-style-name="Standard">
      <style:text-properties officeooo:paragraph-rsid="0015f632"/>
    </style:style>
    <style:style style:name="P14" style:family="paragraph" style:parent-style-name="Standard">
      <style:text-properties officeooo:paragraph-rsid="00177e14"/>
    </style:style>
    <style:style style:name="P15" style:family="paragraph" style:parent-style-name="Standard">
      <style:text-properties officeooo:rsid="00180ae0" officeooo:paragraph-rsid="00180ae0"/>
    </style:style>
    <style:style style:name="P16" style:family="paragraph" style:parent-style-name="Standard">
      <style:text-properties officeooo:paragraph-rsid="001b63be"/>
    </style:style>
    <style:style style:name="P17" style:family="paragraph" style:parent-style-name="Standard">
      <style:text-properties officeooo:rsid="001c9a9d" officeooo:paragraph-rsid="001c9a9d"/>
    </style:style>
    <style:style style:name="P18" style:family="paragraph" style:parent-style-name="Standard">
      <style:text-properties officeooo:paragraph-rsid="001d5c7d"/>
    </style:style>
    <style:style style:name="P19" style:family="paragraph" style:parent-style-name="Standard">
      <style:text-properties officeooo:rsid="001efdc6" officeooo:paragraph-rsid="001efdc6"/>
    </style:style>
    <style:style style:name="P20" style:family="paragraph" style:parent-style-name="Standard">
      <style:text-properties officeooo:paragraph-rsid="001f7a8d"/>
    </style:style>
    <style:style style:name="P21" style:family="paragraph" style:parent-style-name="Standard">
      <style:text-properties officeooo:paragraph-rsid="001efdc6"/>
    </style:style>
    <style:style style:name="P22" style:family="paragraph" style:parent-style-name="Standard">
      <style:text-properties officeooo:rsid="00203dc8" officeooo:paragraph-rsid="00203dc8"/>
    </style:style>
    <style:style style:name="P23" style:family="paragraph" style:parent-style-name="Standard">
      <style:text-properties officeooo:paragraph-rsid="003cce68"/>
    </style:style>
    <style:style style:name="P24"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25" style:family="paragraph" style:parent-style-name="Standard">
      <style:text-properties officeooo:rsid="00106ff4" officeooo:paragraph-rsid="00106ff4"/>
    </style:style>
    <style:style style:name="P26" style:family="paragraph" style:parent-style-name="Standard">
      <style:text-properties officeooo:rsid="0010c4f1" officeooo:paragraph-rsid="0010c4f1"/>
    </style:style>
    <style:style style:name="P27" style:family="paragraph" style:parent-style-name="Standard">
      <style:text-properties officeooo:rsid="00934f60" officeooo:paragraph-rsid="00934f60"/>
    </style:style>
    <style:style style:name="P28" style:family="paragraph" style:parent-style-name="Standard">
      <style:text-properties officeooo:paragraph-rsid="00934f60"/>
    </style:style>
    <style:style style:name="P29" style:family="paragraph" style:parent-style-name="Text_20_body">
      <style:text-properties officeooo:paragraph-rsid="0021ec7a"/>
    </style:style>
    <style:style style:name="P30" style:family="paragraph" style:parent-style-name="Text_20_body">
      <style:text-properties officeooo:paragraph-rsid="00224a82"/>
    </style:style>
    <style:style style:name="P31" style:family="paragraph" style:parent-style-name="Text_20_body">
      <style:text-properties officeooo:paragraph-rsid="0022c35d"/>
    </style:style>
    <style:style style:name="P32" style:family="paragraph" style:parent-style-name="Text_20_body">
      <style:text-properties officeooo:paragraph-rsid="00234e4b"/>
    </style:style>
    <style:style style:name="P33" style:family="paragraph" style:parent-style-name="Text_20_body">
      <style:text-properties officeooo:paragraph-rsid="0024fc2e"/>
    </style:style>
    <style:style style:name="P34" style:family="paragraph" style:parent-style-name="Text_20_body">
      <style:text-properties officeooo:paragraph-rsid="0027ed33"/>
    </style:style>
    <style:style style:name="P35" style:family="paragraph" style:parent-style-name="Text_20_body">
      <style:text-properties officeooo:paragraph-rsid="002e4ee8"/>
    </style:style>
    <style:style style:name="P36" style:family="paragraph" style:parent-style-name="Text_20_body">
      <style:text-properties officeooo:rsid="002e4ee8" officeooo:paragraph-rsid="002e4ee8"/>
    </style:style>
    <style:style style:name="P37" style:family="paragraph" style:parent-style-name="Text_20_body">
      <style:text-properties officeooo:paragraph-rsid="0031bf7e"/>
    </style:style>
    <style:style style:name="P38" style:family="paragraph" style:parent-style-name="Text_20_body">
      <style:text-properties officeooo:paragraph-rsid="0035bb4b"/>
    </style:style>
    <style:style style:name="P39" style:family="paragraph" style:parent-style-name="Text_20_body">
      <style:text-properties officeooo:paragraph-rsid="003b071c"/>
    </style:style>
    <style:style style:name="P40" style:family="paragraph" style:parent-style-name="Text_20_body">
      <style:text-properties officeooo:paragraph-rsid="0044780a"/>
    </style:style>
    <style:style style:name="P41" style:family="paragraph" style:parent-style-name="Text_20_body">
      <style:text-properties officeooo:rsid="00203dc8" officeooo:paragraph-rsid="0027ed33"/>
    </style:style>
    <style:style style:name="P42" style:family="paragraph" style:parent-style-name="Text_20_body">
      <style:text-properties officeooo:paragraph-rsid="0025a2b2"/>
    </style:style>
    <style:style style:name="P43" style:family="paragraph" style:parent-style-name="Text_20_body">
      <style:text-properties officeooo:rsid="00538257" officeooo:paragraph-rsid="00538257"/>
    </style:style>
    <style:style style:name="P44" style:family="paragraph" style:parent-style-name="Text_20_body">
      <style:text-properties officeooo:paragraph-rsid="00538257"/>
    </style:style>
    <style:style style:name="P45" style:family="paragraph" style:parent-style-name="Text_20_body">
      <style:text-properties officeooo:paragraph-rsid="005bfe8b"/>
    </style:style>
    <style:style style:name="P46" style:family="paragraph" style:parent-style-name="Text_20_body">
      <style:text-properties officeooo:paragraph-rsid="005a5902"/>
    </style:style>
    <style:style style:name="P47" style:family="paragraph" style:parent-style-name="Text_20_body">
      <style:text-properties officeooo:rsid="006e0652" officeooo:paragraph-rsid="006e0652"/>
    </style:style>
    <style:style style:name="P48" style:family="paragraph" style:parent-style-name="Text_20_body">
      <style:text-properties officeooo:rsid="00545869" officeooo:paragraph-rsid="00545869"/>
    </style:style>
    <style:style style:name="P49" style:family="paragraph" style:parent-style-name="Text_20_body">
      <style:text-properties officeooo:paragraph-rsid="007349e0"/>
    </style:style>
    <style:style style:name="P50" style:family="paragraph" style:parent-style-name="Text_20_body">
      <style:text-properties officeooo:paragraph-rsid="00753caa"/>
    </style:style>
    <style:style style:name="P51" style:family="paragraph" style:parent-style-name="Text_20_body">
      <style:text-properties officeooo:rsid="0075c2ff" officeooo:paragraph-rsid="0077a084"/>
    </style:style>
    <style:style style:name="P52" style:family="paragraph" style:parent-style-name="Text_20_body">
      <style:text-properties officeooo:rsid="0076864f" officeooo:paragraph-rsid="0076864f"/>
    </style:style>
    <style:style style:name="P53" style:family="paragraph" style:parent-style-name="Text_20_body">
      <style:text-properties officeooo:paragraph-rsid="0076864f"/>
    </style:style>
    <style:style style:name="P54" style:family="paragraph" style:parent-style-name="Text_20_body">
      <style:text-properties officeooo:rsid="0076f225" officeooo:paragraph-rsid="0076f225"/>
    </style:style>
    <style:style style:name="P55" style:family="paragraph" style:parent-style-name="Text_20_body">
      <style:text-properties officeooo:paragraph-rsid="0076f225"/>
    </style:style>
    <style:style style:name="P56" style:family="paragraph" style:parent-style-name="Text_20_body">
      <style:text-properties officeooo:rsid="00774b7a" officeooo:paragraph-rsid="00774b7a"/>
    </style:style>
    <style:style style:name="P57" style:family="paragraph" style:parent-style-name="Text_20_body">
      <style:text-properties officeooo:paragraph-rsid="0077a084"/>
    </style:style>
    <style:style style:name="P58" style:family="paragraph" style:parent-style-name="Text_20_body">
      <style:text-properties officeooo:rsid="00798ca3" officeooo:paragraph-rsid="00798ca3"/>
    </style:style>
    <style:style style:name="P59" style:family="paragraph" style:parent-style-name="Text_20_body">
      <style:text-properties officeooo:rsid="00912fc0" officeooo:paragraph-rsid="00912fc0"/>
    </style:style>
    <style:style style:name="P60" style:family="paragraph" style:parent-style-name="Text_20_body">
      <style:text-properties fo:font-weight="bold" officeooo:rsid="00934f60" officeooo:paragraph-rsid="00934f60" style:font-weight-asian="bold" style:font-weight-complex="bold"/>
    </style:style>
    <style:style style:name="P61" style:family="paragraph" style:parent-style-name="Text_20_body">
      <style:text-properties fo:font-weight="bold" officeooo:paragraph-rsid="0096c7b5" style:font-weight-asian="bold" style:font-weight-complex="bold"/>
    </style:style>
    <style:style style:name="P62" style:family="paragraph" style:parent-style-name="Text_20_body">
      <style:text-properties fo:font-weight="bold" officeooo:paragraph-rsid="00bd3bcd" style:font-weight-asian="bold" style:font-weight-complex="bold"/>
    </style:style>
    <style:style style:name="P63" style:family="paragraph" style:parent-style-name="Text_20_body">
      <style:text-properties fo:font-weight="bold" officeooo:rsid="00a8ef7f" officeooo:paragraph-rsid="00e55184" style:font-weight-asian="bold" style:font-weight-complex="bold"/>
    </style:style>
    <style:style style:name="P64" style:family="paragraph" style:parent-style-name="Text_20_body">
      <style:text-properties officeooo:paragraph-rsid="00934f60"/>
    </style:style>
    <style:style style:name="P65" style:family="paragraph" style:parent-style-name="Text_20_body">
      <style:text-properties officeooo:paragraph-rsid="0093ce34"/>
    </style:style>
    <style:style style:name="P66" style:family="paragraph" style:parent-style-name="Text_20_body">
      <style:text-properties officeooo:paragraph-rsid="009429d2"/>
    </style:style>
    <style:style style:name="P67" style:family="paragraph" style:parent-style-name="Text_20_body">
      <style:text-properties officeooo:rsid="00961e80" officeooo:paragraph-rsid="00961e80"/>
    </style:style>
    <style:style style:name="P68" style:family="paragraph" style:parent-style-name="Text_20_body">
      <style:text-properties officeooo:paragraph-rsid="009d1ccd"/>
    </style:style>
    <style:style style:name="P69" style:family="paragraph" style:parent-style-name="Text_20_body">
      <style:text-properties officeooo:rsid="009edcd9" officeooo:paragraph-rsid="009edcd9"/>
    </style:style>
    <style:style style:name="P70" style:family="paragraph" style:parent-style-name="Text_20_body">
      <style:text-properties officeooo:paragraph-rsid="009edcd9"/>
    </style:style>
    <style:style style:name="P71" style:family="paragraph" style:parent-style-name="Text_20_body">
      <style:text-properties officeooo:paragraph-rsid="009f869f"/>
    </style:style>
    <style:style style:name="P72" style:family="paragraph" style:parent-style-name="Text_20_body">
      <style:text-properties officeooo:rsid="009fc89b" officeooo:paragraph-rsid="009fc89b"/>
    </style:style>
    <style:style style:name="P73" style:family="paragraph" style:parent-style-name="Text_20_body">
      <style:text-properties officeooo:paragraph-rsid="00a427e4"/>
    </style:style>
    <style:style style:name="P74" style:family="paragraph" style:parent-style-name="Text_20_body">
      <style:text-properties officeooo:paragraph-rsid="00a44f9e"/>
    </style:style>
    <style:style style:name="P75" style:family="paragraph" style:parent-style-name="Text_20_body">
      <style:text-properties officeooo:rsid="00a71b62" officeooo:paragraph-rsid="00a71b62"/>
    </style:style>
    <style:style style:name="P76" style:family="paragraph" style:parent-style-name="Text_20_body">
      <style:text-properties officeooo:paragraph-rsid="00a71b62"/>
    </style:style>
    <style:style style:name="P77" style:family="paragraph" style:parent-style-name="Text_20_body">
      <style:text-properties officeooo:rsid="00aa6f57" officeooo:paragraph-rsid="00aa6f57"/>
    </style:style>
    <style:style style:name="P78" style:family="paragraph" style:parent-style-name="Text_20_body">
      <style:text-properties officeooo:rsid="009f6beb" officeooo:paragraph-rsid="009f6beb"/>
    </style:style>
    <style:style style:name="P79" style:family="paragraph" style:parent-style-name="Text_20_body">
      <style:text-properties officeooo:paragraph-rsid="00bbf6a4"/>
    </style:style>
    <style:style style:name="P80" style:family="paragraph" style:parent-style-name="Text_20_body">
      <style:text-properties officeooo:paragraph-rsid="00d4a2db"/>
    </style:style>
    <style:style style:name="P81" style:family="paragraph" style:parent-style-name="Text_20_body">
      <style:text-properties officeooo:rsid="00de4a3b" officeooo:paragraph-rsid="00de4a3b"/>
    </style:style>
    <style:style style:name="P82" style:family="paragraph" style:parent-style-name="Text_20_body">
      <style:paragraph-properties style:writing-mode="lr-tb"/>
      <style:text-properties officeooo:paragraph-rsid="0024fc2e"/>
    </style:style>
    <style:style style:name="P83" style:family="paragraph" style:parent-style-name="Text_20_body">
      <style:paragraph-properties style:writing-mode="lr-tb"/>
      <style:text-properties officeooo:rsid="0098d4fd" officeooo:paragraph-rsid="0098d4fd"/>
    </style:style>
    <style:style style:name="P84" style:family="paragraph" style:parent-style-name="Text_20_body">
      <style:paragraph-properties style:writing-mode="lr-tb"/>
      <style:text-properties officeooo:paragraph-rsid="00d0d026"/>
    </style:style>
    <style:style style:name="P85" style:family="paragraph" style:parent-style-name="Text_20_body">
      <style:paragraph-properties style:writing-mode="lr-tb"/>
      <style:text-properties officeooo:paragraph-rsid="00d38440"/>
    </style:style>
    <style:style style:name="P86" style:family="paragraph" style:parent-style-name="Text_20_body">
      <style:paragraph-properties style:writing-mode="lr-tb"/>
      <style:text-properties officeooo:paragraph-rsid="00d4a2db"/>
    </style:style>
    <style:style style:name="P87" style:family="paragraph" style:parent-style-name="Text_20_body">
      <style:paragraph-properties style:writing-mode="lr-tb"/>
      <style:text-properties officeooo:rsid="00d5b558" officeooo:paragraph-rsid="00d5b558"/>
    </style:style>
    <style:style style:name="P88" style:family="paragraph" style:parent-style-name="Text_20_body">
      <style:paragraph-properties style:writing-mode="lr-tb"/>
      <style:text-properties officeooo:paragraph-rsid="00d5b558"/>
    </style:style>
    <style:style style:name="P89" style:family="paragraph" style:parent-style-name="Text_20_body">
      <style:paragraph-properties style:writing-mode="lr-tb"/>
      <style:text-properties officeooo:paragraph-rsid="00d736d8"/>
    </style:style>
    <style:style style:name="P90" style:family="paragraph" style:parent-style-name="Text_20_body">
      <style:paragraph-properties style:writing-mode="lr-tb"/>
      <style:text-properties officeooo:rsid="00d885be" officeooo:paragraph-rsid="00d885be"/>
    </style:style>
    <style:style style:name="P91" style:family="paragraph" style:parent-style-name="Text_20_body">
      <style:paragraph-properties style:writing-mode="lr-tb"/>
      <style:text-properties officeooo:rsid="00d38440" officeooo:paragraph-rsid="00d736d8"/>
    </style:style>
    <style:style style:name="P92" style:family="paragraph" style:parent-style-name="Text_20_body">
      <style:paragraph-properties style:writing-mode="lr-tb"/>
      <style:text-properties officeooo:rsid="00d736d8" officeooo:paragraph-rsid="00d736d8"/>
    </style:style>
    <style:style style:name="P93" style:family="paragraph" style:parent-style-name="Contents_20_1">
      <style:paragraph-properties>
        <style:tab-stops>
          <style:tab-stop style:position="17.403cm" style:type="right" style:leader-style="dotted" style:leader-text="."/>
        </style:tab-stops>
      </style:paragraph-properties>
    </style:style>
    <style:style style:name="P94" style:family="paragraph" style:parent-style-name="Contents_20_2">
      <style:paragraph-properties>
        <style:tab-stops>
          <style:tab-stop style:position="16.903cm" style:type="right" style:leader-style="dotted" style:leader-text="."/>
        </style:tab-stops>
      </style:paragraph-properties>
    </style:style>
    <style:style style:name="P95" style:family="paragraph" style:parent-style-name="Figure">
      <style:text-properties officeooo:rsid="00912fc0" officeooo:paragraph-rsid="00912fc0"/>
    </style:style>
    <style:style style:name="P96" style:family="paragraph" style:parent-style-name="Figure">
      <style:text-properties officeooo:rsid="00961e80" officeooo:paragraph-rsid="00961e80"/>
    </style:style>
    <style:style style:name="P97" style:family="paragraph" style:parent-style-name="Figure">
      <style:text-properties officeooo:rsid="0096c7b5" officeooo:paragraph-rsid="0096c7b5"/>
    </style:style>
    <style:style style:name="P98" style:family="paragraph" style:parent-style-name="Figure">
      <style:text-properties officeooo:paragraph-rsid="00a427e4"/>
    </style:style>
    <style:style style:name="P99"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100" style:family="paragraph" style:parent-style-name="Figure">
      <style:text-properties officeooo:rsid="00a8ef7f" officeooo:paragraph-rsid="00a8ef7f"/>
    </style:style>
    <style:style style:name="P101" style:family="paragraph" style:parent-style-name="Horizontal_20_Line">
      <style:text-properties officeooo:rsid="0075c2ff"/>
    </style:style>
    <style:style style:name="P102" style:family="paragraph" style:parent-style-name="Preformatted_20_Text">
      <style:text-properties officeooo:paragraph-rsid="00b7df52"/>
    </style:style>
    <style:style style:name="P103" style:family="paragraph" style:parent-style-name="Preformatted_20_Text">
      <style:text-properties officeooo:paragraph-rsid="00bf10d1"/>
    </style:style>
    <style:style style:name="P104" style:family="paragraph" style:parent-style-name="Preformatted_20_Text">
      <style:text-properties officeooo:paragraph-rsid="00cc4a18"/>
    </style:style>
    <style:style style:name="P105" style:family="paragraph" style:parent-style-name="Preformatted_20_Text">
      <style:text-properties officeooo:paragraph-rsid="00d0599b"/>
    </style:style>
    <style:style style:name="P106" style:family="paragraph" style:parent-style-name="Heading_20_1" style:list-style-name="">
      <style:paragraph-properties fo:text-align="start" style:justify-single-word="false"/>
      <style:text-properties officeooo:paragraph-rsid="000dffea"/>
    </style:style>
    <style:style style:name="P107" style:family="paragraph" style:parent-style-name="Heading_20_1">
      <style:paragraph-properties fo:text-align="center" style:justify-single-word="false" fo:break-before="page"/>
    </style:style>
    <style:style style:name="P108" style:family="paragraph" style:parent-style-name="Heading_20_2" style:list-style-name=""/>
    <style:style style:name="P109" style:family="paragraph" style:parent-style-name="Heading_20_2">
      <style:paragraph-properties fo:break-before="page"/>
    </style:style>
    <style:style style:name="P110" style:family="paragraph" style:parent-style-name="Heading_20_3">
      <style:text-properties officeooo:rsid="003cce68" officeooo:paragraph-rsid="003cce68"/>
    </style:style>
    <style:style style:name="P111" style:family="paragraph" style:parent-style-name="Heading_20_3">
      <style:text-properties officeooo:rsid="00224a82" officeooo:paragraph-rsid="00224a82"/>
    </style:style>
    <style:style style:name="P112" style:family="paragraph" style:parent-style-name="Heading_20_3" style:list-style-name="">
      <style:text-properties officeooo:rsid="00224a82" officeooo:paragraph-rsid="00224a82"/>
    </style:style>
    <style:style style:name="P113" style:family="paragraph" style:parent-style-name="Heading_20_3">
      <style:text-properties officeooo:rsid="00538257" officeooo:paragraph-rsid="00538257"/>
    </style:style>
    <style:style style:name="P114" style:family="paragraph" style:parent-style-name="Heading_20_3">
      <style:text-properties officeooo:rsid="0055969f" officeooo:paragraph-rsid="0055969f"/>
    </style:style>
    <style:style style:name="P115" style:family="paragraph" style:parent-style-name="Heading_20_3" style:list-style-name="">
      <style:text-properties officeooo:rsid="00d736d8" officeooo:paragraph-rsid="00d736d8"/>
    </style:style>
    <style:style style:name="P116" style:family="paragraph" style:parent-style-name="Heading_20_3">
      <style:text-properties officeooo:rsid="00d736d8" officeooo:paragraph-rsid="00d736d8"/>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rsid="003cce68" officeooo:paragraph-rsid="003cce68"/>
    </style:style>
    <style:style style:name="P119" style:family="paragraph" style:parent-style-name="Heading_20_3">
      <style:paragraph-properties fo:break-before="page"/>
      <style:text-properties officeooo:rsid="00912fc0" officeooo:paragraph-rsid="00912fc0"/>
    </style:style>
    <style:style style:name="P120" style:family="paragraph" style:parent-style-name="Heading_20_3">
      <style:paragraph-properties fo:break-before="page"/>
      <style:text-properties officeooo:rsid="009edcd9" officeooo:paragraph-rsid="009edcd9"/>
    </style:style>
    <style:style style:name="P121" style:family="paragraph" style:parent-style-name="Heading_20_3">
      <style:paragraph-properties fo:break-before="page"/>
      <style:text-properties officeooo:rsid="00224a82" officeooo:paragraph-rsid="00224a82"/>
    </style:style>
    <style:style style:name="P122" style:family="paragraph" style:parent-style-name="Standard" style:master-page-name="First_20_Page">
      <style:paragraph-properties fo:text-align="center" style:justify-single-word="false" style:page-number="auto"/>
      <style:text-properties fo:font-size="46pt" fo:font-weight="bold" officeooo:rsid="003e6592" officeooo:paragraph-rsid="003e6592" style:font-weight-asian="bold" style:font-weight-complex="bold"/>
    </style:style>
    <style:style style:name="P123" style:family="paragraph" style:parent-style-name="Standard">
      <style:text-properties officeooo:paragraph-rsid="003cce68"/>
    </style:style>
    <style:style style:name="P124" style:family="paragraph" style:parent-style-name="Standard">
      <style:text-properties officeooo:rsid="00e7e9da" officeooo:paragraph-rsid="00e7e9da"/>
    </style:style>
    <style:style style:name="P125" style:family="paragraph" style:parent-style-name="Standard">
      <style:text-properties officeooo:paragraph-rsid="00e80d3a"/>
    </style:style>
    <style:style style:name="P126" style:family="paragraph" style:parent-style-name="Standard">
      <style:paragraph-properties style:writing-mode="lr-tb"/>
      <style:text-properties officeooo:paragraph-rsid="001f7a8d"/>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list-style-name="L2">
      <style:text-properties officeooo:paragraph-rsid="00e7e9da"/>
    </style:style>
    <style:style style:name="P130" style:family="paragraph" style:parent-style-name="Text_20_body" style:list-style-name="List_20_1">
      <style:text-properties officeooo:paragraph-rsid="009fc89b"/>
    </style:style>
    <style:style style:name="P131" style:family="paragraph" style:parent-style-name="Text_20_body" style:list-style-name="List_20_1">
      <style:text-properties officeooo:paragraph-rsid="00a44f9e"/>
    </style:style>
    <style:style style:name="P132" style:family="paragraph" style:parent-style-name="Text_20_body" style:list-style-name="List_20_1">
      <style:text-properties officeooo:rsid="00798ca3" officeooo:paragraph-rsid="00798ca3"/>
    </style:style>
    <style:style style:name="P133" style:family="paragraph" style:parent-style-name="Text_20_body" style:list-style-name="List_20_1">
      <style:text-properties officeooo:rsid="00961e80" officeooo:paragraph-rsid="00961e80"/>
    </style:style>
    <style:style style:name="P134" style:family="paragraph" style:parent-style-name="Text_20_body" style:list-style-name="List_20_1">
      <style:text-properties officeooo:rsid="009f869f" officeooo:paragraph-rsid="009f869f"/>
    </style:style>
    <style:style style:name="P135" style:family="paragraph" style:parent-style-name="Text_20_body" style:list-style-name="List_20_1">
      <style:text-properties officeooo:rsid="009fc89b" officeooo:paragraph-rsid="009fc89b"/>
    </style:style>
    <style:style style:name="P136" style:family="paragraph" style:parent-style-name="Text_20_body" style:list-style-name="List_20_1">
      <style:text-properties officeooo:rsid="00a44f9e" officeooo:paragraph-rsid="00a44f9e"/>
    </style:style>
    <style:style style:name="P137" style:family="paragraph" style:parent-style-name="Text_20_body" style:list-style-name="L2">
      <style:text-properties officeooo:rsid="00e79cd5" officeooo:paragraph-rsid="00e79cd5"/>
    </style:style>
    <style:style style:name="P138" style:family="paragraph" style:parent-style-name="Text_20_body">
      <style:text-properties officeooo:paragraph-rsid="00e9b07e"/>
    </style:style>
    <style:style style:name="P139" style:family="paragraph" style:parent-style-name="Text_20_body">
      <style:text-properties officeooo:paragraph-rsid="0049313a"/>
    </style:style>
    <style:style style:name="P140" style:family="paragraph" style:parent-style-name="Text_20_body">
      <style:text-properties officeooo:paragraph-rsid="00ec939e"/>
    </style:style>
    <style:style style:name="P141" style:family="paragraph" style:parent-style-name="Text_20_body" style:list-style-name="List_20_1">
      <style:paragraph-properties style:writing-mode="lr-tb"/>
      <style:text-properties officeooo:rsid="009f869f" officeooo:paragraph-rsid="009f869f"/>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a2cf6"/>
    </style:style>
    <style:style style:name="T39" style:family="text">
      <style:text-properties officeooo:rsid="003b071c"/>
    </style:style>
    <style:style style:name="T40" style:family="text">
      <style:text-properties officeooo:rsid="003b3189"/>
    </style:style>
    <style:style style:name="T41" style:family="text">
      <style:text-properties officeooo:rsid="003cce68"/>
    </style:style>
    <style:style style:name="T42" style:family="text">
      <style:text-properties officeooo:rsid="0040a5c9"/>
    </style:style>
    <style:style style:name="T43" style:family="text">
      <style:text-properties officeooo:rsid="00435ede"/>
    </style:style>
    <style:style style:name="T44" style:family="text">
      <style:text-properties officeooo:rsid="0044780a"/>
    </style:style>
    <style:style style:name="T45" style:family="text">
      <style:text-properties fo:font-style="italic" style:font-style-asian="italic" style:font-style-complex="italic"/>
    </style:style>
    <style:style style:name="T46" style:family="text">
      <style:text-properties fo:font-style="italic" officeooo:rsid="0013a7f6" style:font-style-asian="italic" style:font-style-complex="italic"/>
    </style:style>
    <style:style style:name="T47" style:family="text">
      <style:text-properties officeooo:rsid="00473c7b"/>
    </style:style>
    <style:style style:name="T48" style:family="text">
      <style:text-properties officeooo:rsid="0049313a"/>
    </style:style>
    <style:style style:name="T49" style:family="text">
      <style:text-properties officeooo:rsid="00538257"/>
    </style:style>
    <style:style style:name="T50" style:family="text">
      <style:text-properties officeooo:rsid="00545869"/>
    </style:style>
    <style:style style:name="T51" style:family="text">
      <style:text-properties officeooo:rsid="0055969f"/>
    </style:style>
    <style:style style:name="T52" style:family="text">
      <style:text-properties officeooo:rsid="00567661"/>
    </style:style>
    <style:style style:name="T53" style:family="text">
      <style:text-properties officeooo:rsid="005a5902"/>
    </style:style>
    <style:style style:name="T54" style:family="text">
      <style:text-properties officeooo:rsid="005bfe8b"/>
    </style:style>
    <style:style style:name="T55" style:family="text">
      <style:text-properties officeooo:rsid="006cb261"/>
    </style:style>
    <style:style style:name="T56" style:family="text">
      <style:text-properties officeooo:rsid="006ef900"/>
    </style:style>
    <style:style style:name="T57" style:family="text">
      <style:text-properties officeooo:rsid="0071e271"/>
    </style:style>
    <style:style style:name="T58" style:family="text">
      <style:text-properties officeooo:rsid="007349e0"/>
    </style:style>
    <style:style style:name="T59" style:family="text">
      <style:text-properties officeooo:rsid="00753caa"/>
    </style:style>
    <style:style style:name="T60" style:family="text">
      <style:text-properties officeooo:rsid="0075c2ff"/>
    </style:style>
    <style:style style:name="T61" style:family="text">
      <style:text-properties officeooo:rsid="0076864f"/>
    </style:style>
    <style:style style:name="T62" style:family="text">
      <style:text-properties officeooo:rsid="0076f225"/>
    </style:style>
    <style:style style:name="T63" style:family="text">
      <style:text-properties officeooo:rsid="00774b7a"/>
    </style:style>
    <style:style style:name="T64" style:family="text">
      <style:text-properties officeooo:rsid="00798ca3"/>
    </style:style>
    <style:style style:name="T65" style:family="text">
      <style:text-properties officeooo:rsid="00908f32"/>
    </style:style>
    <style:style style:name="T66" style:family="text">
      <style:text-properties officeooo:rsid="0090fe37"/>
    </style:style>
    <style:style style:name="T67" style:family="text">
      <style:text-properties style:font-name="Liberation Mono" fo:font-size="10pt" officeooo:rsid="00a128f4" style:font-name-asian="Noto Sans Mono CJK SC" style:font-size-asian="10pt" style:font-name-complex="Liberation Mono" style:font-size-complex="10pt"/>
    </style:style>
    <style:style style:name="T68" style:family="text">
      <style:text-properties officeooo:rsid="00912fc0"/>
    </style:style>
    <style:style style:name="T69" style:family="text">
      <style:text-properties officeooo:rsid="00918d78"/>
    </style:style>
    <style:style style:name="T70" style:family="text">
      <style:text-properties fo:font-size="10pt" style:font-size-asian="10pt" style:font-size-complex="10pt"/>
    </style:style>
    <style:style style:name="T71" style:family="text">
      <style:text-properties fo:font-size="10pt" officeooo:rsid="00798ca3" style:font-size-asian="10pt" style:font-size-complex="10pt"/>
    </style:style>
    <style:style style:name="T72" style:family="text">
      <style:text-properties fo:font-size="10pt" officeooo:rsid="0096c7b5" style:font-size-asian="10pt" style:font-size-complex="10pt"/>
    </style:style>
    <style:style style:name="T73" style:family="text">
      <style:text-properties fo:font-size="10pt" officeooo:rsid="00a128f4" style:font-size-asian="10pt" style:font-size-complex="10pt"/>
    </style:style>
    <style:style style:name="T74" style:family="text">
      <style:text-properties fo:font-size="10pt" officeooo:rsid="00a280e7" style:font-size-asian="10pt" style:font-size-complex="10pt"/>
    </style:style>
    <style:style style:name="T75" style:family="text">
      <style:text-properties fo:font-size="10pt" officeooo:rsid="00a8ef7f" style:font-size-asian="8.75pt" style:font-size-complex="10pt"/>
    </style:style>
    <style:style style:name="T76" style:family="text">
      <style:text-properties fo:font-size="10pt" officeooo:rsid="00ab7d51" style:font-size-asian="8.75pt" style:font-size-complex="10pt"/>
    </style:style>
    <style:style style:name="T77" style:family="text">
      <style:text-properties fo:font-size="10pt" officeooo:rsid="00ad5fcb" style:font-size-asian="8.75pt" style:font-size-complex="10pt"/>
    </style:style>
    <style:style style:name="T78" style:family="text">
      <style:text-properties fo:font-size="10pt" officeooo:rsid="00af4320" style:font-size-asian="8.75pt" style:font-size-complex="10pt"/>
    </style:style>
    <style:style style:name="T79" style:family="text">
      <style:text-properties fo:font-size="10pt" officeooo:rsid="00afef1d" style:font-size-asian="8.75pt" style:font-size-complex="10pt"/>
    </style:style>
    <style:style style:name="T80" style:family="text">
      <style:text-properties fo:font-size="10pt" officeooo:rsid="00b44c73" style:font-size-asian="8.75pt" style:font-size-complex="10pt"/>
    </style:style>
    <style:style style:name="T81" style:family="text">
      <style:text-properties fo:font-size="10pt" officeooo:rsid="00cc4a18" style:font-size-asian="8.75pt" style:font-size-complex="10pt"/>
    </style:style>
    <style:style style:name="T82" style:family="text">
      <style:text-properties fo:font-size="10pt" officeooo:rsid="00cea157" style:font-size-asian="8.75pt" style:font-size-complex="10pt"/>
    </style:style>
    <style:style style:name="T83" style:family="text">
      <style:text-properties officeooo:rsid="00934f60"/>
    </style:style>
    <style:style style:name="T84" style:family="text">
      <style:text-properties fo:font-weight="bold" officeooo:rsid="00934f60" style:font-weight-asian="bold" style:font-weight-complex="bold"/>
    </style:style>
    <style:style style:name="T85" style:family="text">
      <style:text-properties fo:font-weight="bold" officeooo:rsid="0093ce34" style:font-weight-asian="bold" style:font-weight-complex="bold"/>
    </style:style>
    <style:style style:name="T86" style:family="text">
      <style:text-properties fo:font-weight="bold" officeooo:rsid="009429d2" style:font-weight-asian="bold" style:font-weight-complex="bold"/>
    </style:style>
    <style:style style:name="T87" style:family="text">
      <style:text-properties fo:font-weight="bold" officeooo:rsid="00b2c809" style:font-weight-asian="bold" style:font-weight-complex="bold"/>
    </style:style>
    <style:style style:name="T88" style:family="text">
      <style:text-properties fo:font-weight="bold" officeooo:rsid="00bbf6a4" style:font-weight-asian="bold" style:font-weight-complex="bold"/>
    </style:style>
    <style:style style:name="T89" style:family="text">
      <style:text-properties fo:font-weight="bold" officeooo:rsid="00bd3bcd" style:font-weight-asian="bold" style:font-weight-complex="bold"/>
    </style:style>
    <style:style style:name="T90" style:family="text">
      <style:text-properties fo:font-weight="bold" officeooo:rsid="00d38440" style:font-weight-asian="bold" style:font-weight-complex="bold"/>
    </style:style>
    <style:style style:name="T91" style:family="text">
      <style:text-properties fo:font-weight="bold" officeooo:rsid="00d885be" style:font-weight-asian="bold" style:font-weight-complex="bold"/>
    </style:style>
    <style:style style:name="T92" style:family="text">
      <style:text-properties fo:font-weight="bold" officeooo:rsid="00ec939e" style:font-weight-asian="bold" style:font-weight-complex="bold"/>
    </style:style>
    <style:style style:name="T93" style:family="text">
      <style:text-properties fo:font-weight="bold" officeooo:rsid="00efd71e" style:font-weight-asian="bold" style:font-weight-complex="bold"/>
    </style:style>
    <style:style style:name="T94" style:family="text">
      <style:text-properties officeooo:rsid="0093ce34"/>
    </style:style>
    <style:style style:name="T95" style:family="text">
      <style:text-properties officeooo:rsid="009429d2"/>
    </style:style>
    <style:style style:name="T96" style:family="text">
      <style:text-properties officeooo:rsid="00961e80"/>
    </style:style>
    <style:style style:name="T97" style:family="text">
      <style:text-properties officeooo:rsid="0096c7b5"/>
    </style:style>
    <style:style style:name="T98" style:family="text">
      <style:text-properties fo:font-weight="normal" style:font-weight-asian="normal" style:font-weight-complex="normal"/>
    </style:style>
    <style:style style:name="T99" style:family="text">
      <style:text-properties fo:font-weight="normal" officeooo:rsid="00d38440" style:font-weight-asian="normal" style:font-weight-complex="normal"/>
    </style:style>
    <style:style style:name="T100" style:family="text">
      <style:text-properties officeooo:rsid="009c43f3"/>
    </style:style>
    <style:style style:name="T101" style:family="text">
      <style:text-properties officeooo:rsid="009d1ccd"/>
    </style:style>
    <style:style style:name="T102" style:family="text">
      <style:text-properties officeooo:rsid="009edcd9"/>
    </style:style>
    <style:style style:name="T103" style:family="text">
      <style:text-properties officeooo:rsid="009f6beb"/>
    </style:style>
    <style:style style:name="T104" style:family="text">
      <style:text-properties style:text-underline-style="solid" style:text-underline-width="auto" style:text-underline-color="font-color" officeooo:rsid="009f6beb"/>
    </style:style>
    <style:style style:name="T105" style:family="text">
      <style:text-properties officeooo:rsid="009f869f"/>
    </style:style>
    <style:style style:name="T106" style:family="text">
      <style:text-properties officeooo:rsid="009fc89b"/>
    </style:style>
    <style:style style:name="T107" style:family="text">
      <style:text-properties officeooo:rsid="00a128f4"/>
    </style:style>
    <style:style style:name="T108" style:family="text">
      <style:text-properties officeooo:rsid="00a427e4"/>
    </style:style>
    <style:style style:name="T109" style:family="text">
      <style:text-properties officeooo:rsid="00a44f9e"/>
    </style:style>
    <style:style style:name="T110" style:family="text">
      <style:text-properties officeooo:rsid="00a71b62"/>
    </style:style>
    <style:style style:name="T111" style:family="text">
      <style:text-properties officeooo:rsid="00a8ef7f"/>
    </style:style>
    <style:style style:name="T112" style:family="text">
      <style:text-properties officeooo:rsid="00aa6f57"/>
    </style:style>
    <style:style style:name="T113" style:family="text">
      <style:text-properties officeooo:rsid="00b2c809"/>
    </style:style>
    <style:style style:name="T114" style:family="text">
      <style:text-properties officeooo:rsid="00b7df52"/>
    </style:style>
    <style:style style:name="T115" style:family="text">
      <style:text-properties officeooo:rsid="00b83f95"/>
    </style:style>
    <style:style style:name="T116" style:family="text">
      <style:text-properties officeooo:rsid="00b9b94c"/>
    </style:style>
    <style:style style:name="T117" style:family="text">
      <style:text-properties fo:color="#666666"/>
    </style:style>
    <style:style style:name="T118" style:family="text">
      <style:text-properties fo:color="#666666" fo:font-size="10pt" style:font-size-asian="10pt" style:font-size-complex="10pt"/>
    </style:style>
    <style:style style:name="T119" style:family="text">
      <style:text-properties fo:color="#666666" fo:font-size="10pt" officeooo:rsid="00798ca3" style:font-size-asian="10pt" style:font-size-complex="10pt"/>
    </style:style>
    <style:style style:name="T120" style:family="text">
      <style:text-properties fo:color="#666666" fo:font-size="10pt" officeooo:rsid="0096c7b5" style:font-size-asian="10pt" style:font-size-complex="10pt"/>
    </style:style>
    <style:style style:name="T121" style:family="text">
      <style:text-properties fo:color="#666666" fo:font-size="10pt" officeooo:rsid="00a128f4" style:font-size-asian="10pt" style:font-size-complex="10pt"/>
    </style:style>
    <style:style style:name="T122" style:family="text">
      <style:text-properties fo:color="#666666" fo:font-size="10pt" officeooo:rsid="00a8ef7f" style:font-size-asian="8.75pt" style:font-size-complex="10pt"/>
    </style:style>
    <style:style style:name="T123" style:family="text">
      <style:text-properties fo:color="#2a6099"/>
    </style:style>
    <style:style style:name="T124" style:family="text">
      <style:text-properties fo:color="#2a6099" fo:font-size="10pt" style:font-size-asian="10pt" style:font-size-complex="10pt"/>
    </style:style>
    <style:style style:name="T125" style:family="text">
      <style:text-properties fo:color="#2a6099" fo:font-size="10pt" officeooo:rsid="00798ca3" style:font-size-asian="10pt" style:font-size-complex="10pt"/>
    </style:style>
    <style:style style:name="T126" style:family="text">
      <style:text-properties fo:color="#2a6099" fo:font-size="10pt" officeooo:rsid="0096c7b5" style:font-size-asian="10pt" style:font-size-complex="10pt"/>
    </style:style>
    <style:style style:name="T127" style:family="text">
      <style:text-properties fo:color="#2a6099" fo:font-size="10pt" officeooo:rsid="00a128f4" style:font-size-asian="10pt" style:font-size-complex="10pt"/>
    </style:style>
    <style:style style:name="T128" style:family="text">
      <style:text-properties fo:color="#2a6099" fo:font-size="10pt" officeooo:rsid="00a8ef7f" style:font-size-asian="8.75pt" style:font-size-complex="10pt"/>
    </style:style>
    <style:style style:name="T129" style:family="text">
      <style:text-properties fo:color="#2a6099" fo:font-size="10pt" officeooo:rsid="00ad5fcb" style:font-size-asian="8.75pt" style:font-size-complex="10pt"/>
    </style:style>
    <style:style style:name="T130" style:family="text">
      <style:text-properties fo:color="#2a6099" fo:font-size="10pt" officeooo:rsid="00cea157" style:font-size-asian="8.75pt" style:font-size-complex="10pt"/>
    </style:style>
    <style:style style:name="T131" style:family="text">
      <style:text-properties fo:color="#2a6099" style:font-name="Liberation Mono" fo:font-size="10pt" officeooo:rsid="00a128f4" style:font-name-asian="Noto Sans Mono CJK SC" style:font-size-asian="10pt" style:font-name-complex="Liberation Mono" style:font-size-complex="10pt"/>
    </style:style>
    <style:style style:name="T132" style:family="text">
      <style:text-properties fo:color="#800080"/>
    </style:style>
    <style:style style:name="T133" style:family="text">
      <style:text-properties fo:color="#800080" fo:font-size="10pt" style:font-size-asian="10pt" style:font-size-complex="10pt"/>
    </style:style>
    <style:style style:name="T134" style:family="text">
      <style:text-properties fo:color="#800080" fo:font-size="10pt" officeooo:rsid="00798ca3" style:font-size-asian="10pt" style:font-size-complex="10pt"/>
    </style:style>
    <style:style style:name="T135" style:family="text">
      <style:text-properties fo:color="#800080" fo:font-size="10pt" officeooo:rsid="0090fe37" style:font-size-asian="10pt" style:font-size-complex="10pt"/>
    </style:style>
    <style:style style:name="T136" style:family="text">
      <style:text-properties fo:color="#800080" fo:font-size="10pt" officeooo:rsid="00a128f4" style:font-size-asian="10pt" style:font-size-complex="10pt"/>
    </style:style>
    <style:style style:name="T137" style:family="text">
      <style:text-properties fo:color="#800080" style:font-name="Liberation Mono" fo:font-size="10pt" officeooo:rsid="00961e80" style:font-name-asian="Noto Sans Mono CJK SC" style:font-size-asian="10pt" style:font-name-complex="Liberation Mono" style:font-size-complex="10pt"/>
    </style:style>
    <style:style style:name="T138" style:family="text">
      <style:text-properties fo:color="#800080" style:font-name="Liberation Mono" fo:font-size="10pt" officeooo:rsid="00a427e4" style:font-name-asian="Noto Sans Mono CJK SC" style:font-size-asian="10pt" style:font-name-complex="Liberation Mono" style:font-size-complex="10pt"/>
    </style:style>
    <style:style style:name="T139" style:family="text">
      <style:text-properties fo:color="#800080" style:font-name="Liberation Mono" fo:font-size="10pt" officeooo:rsid="00cab2a9" style:font-name-asian="Noto Sans Mono CJK SC" style:font-size-asian="10pt" style:font-name-complex="Liberation Mono" style:font-size-complex="10pt"/>
    </style:style>
    <style:style style:name="T140" style:family="text">
      <style:text-properties fo:color="#158466"/>
    </style:style>
    <style:style style:name="T141" style:family="text">
      <style:text-properties fo:color="#158466" officeooo:rsid="00b7df52"/>
    </style:style>
    <style:style style:name="T142" style:family="text">
      <style:text-properties fo:color="#158466" fo:font-size="10pt" style:font-size-asian="10pt" style:font-size-complex="10pt"/>
    </style:style>
    <style:style style:name="T143" style:family="text">
      <style:text-properties fo:color="#158466" fo:font-size="10pt" officeooo:rsid="00961e80" style:font-size-asian="10pt" style:font-size-complex="10pt"/>
    </style:style>
    <style:style style:name="T144" style:family="text">
      <style:text-properties fo:color="#158466" fo:font-size="10pt" officeooo:rsid="00798ca3" style:font-size-asian="10pt" style:font-size-complex="10pt"/>
    </style:style>
    <style:style style:name="T145" style:family="text">
      <style:text-properties fo:color="#158466" fo:font-size="10pt" officeooo:rsid="0090fe37" style:font-size-asian="10pt" style:font-size-complex="10pt"/>
    </style:style>
    <style:style style:name="T146" style:family="text">
      <style:text-properties fo:color="#158466" fo:font-size="10pt" officeooo:rsid="0096c7b5" style:font-size-asian="10pt" style:font-size-complex="10pt"/>
    </style:style>
    <style:style style:name="T147" style:family="text">
      <style:text-properties fo:color="#158466" fo:font-size="10pt" officeooo:rsid="00a280e7" style:font-size-asian="10pt" style:font-size-complex="10pt"/>
    </style:style>
    <style:style style:name="T148" style:family="text">
      <style:text-properties fo:color="#158466" fo:font-size="10pt" officeooo:rsid="00a128f4" style:font-size-asian="10pt" style:font-size-complex="10pt"/>
    </style:style>
    <style:style style:name="T149" style:family="text">
      <style:text-properties fo:color="#158466" fo:font-size="10pt" officeooo:rsid="00a8ef7f" style:font-size-asian="8.75pt" style:font-size-complex="10pt"/>
    </style:style>
    <style:style style:name="T150" style:family="text">
      <style:text-properties fo:color="#158466" fo:font-size="10pt" officeooo:rsid="00ad5fcb" style:font-size-asian="8.75pt" style:font-size-complex="10pt"/>
    </style:style>
    <style:style style:name="T151" style:family="text">
      <style:text-properties fo:color="#158466" fo:font-size="10pt" officeooo:rsid="00ab7d51" style:font-size-asian="8.75pt" style:font-size-complex="10pt"/>
    </style:style>
    <style:style style:name="T152" style:family="text">
      <style:text-properties fo:color="#158466" style:font-name="Liberation Mono" fo:font-size="10pt" officeooo:rsid="00961e80" style:font-name-asian="Noto Sans Mono CJK SC" style:font-size-asian="10pt" style:font-name-complex="Liberation Mono" style:font-size-complex="10pt"/>
    </style:style>
    <style:style style:name="T153" style:family="text">
      <style:text-properties fo:color="#158466" style:font-name="Liberation Mono" fo:font-size="10pt" officeooo:rsid="0097567f" style:font-name-asian="Noto Sans Mono CJK SC" style:font-size-asian="10pt" style:font-name-complex="Liberation Mono" style:font-size-complex="10pt"/>
    </style:style>
    <style:style style:name="T154" style:family="text">
      <style:text-properties fo:color="#158466" style:font-name="Liberation Mono" fo:font-size="10pt" officeooo:rsid="00a128f4" style:font-name-asian="Noto Sans Mono CJK SC" style:font-size-asian="10pt" style:font-name-complex="Liberation Mono" style:font-size-complex="10pt"/>
    </style:style>
    <style:style style:name="T155" style:family="text">
      <style:text-properties fo:color="#158466" style:font-name="Liberation Mono" fo:font-size="10pt" officeooo:rsid="00a427e4" style:font-name-asian="Noto Sans Mono CJK SC" style:font-size-asian="10pt" style:font-name-complex="Liberation Mono" style:font-size-complex="10pt"/>
    </style:style>
    <style:style style:name="T156" style:family="text">
      <style:text-properties fo:color="#158466" officeooo:rsid="00c4a19f"/>
    </style:style>
    <style:style style:name="T157" style:family="text">
      <style:text-properties fo:color="#ff8000"/>
    </style:style>
    <style:style style:name="T158" style:family="text">
      <style:text-properties fo:color="#ff8000" fo:font-size="10pt" style:font-size-asian="10pt" style:font-size-complex="10pt"/>
    </style:style>
    <style:style style:name="T159" style:family="text">
      <style:text-properties fo:color="#ff8000" fo:font-size="10pt" officeooo:rsid="00798ca3" style:font-size-asian="10pt" style:font-size-complex="10pt"/>
    </style:style>
    <style:style style:name="T160" style:family="text">
      <style:text-properties fo:color="#ff8000" fo:font-size="10pt" officeooo:rsid="0090fe37" style:font-size-asian="10pt" style:font-size-complex="10pt"/>
    </style:style>
    <style:style style:name="T161" style:family="text">
      <style:text-properties fo:color="#ff8000" fo:font-size="10pt" officeooo:rsid="0096c7b5" style:font-size-asian="10pt" style:font-size-complex="10pt"/>
    </style:style>
    <style:style style:name="T162" style:family="text">
      <style:text-properties fo:color="#ff8000" fo:font-size="10pt" officeooo:rsid="00a280e7" style:font-size-asian="10pt" style:font-size-complex="10pt"/>
    </style:style>
    <style:style style:name="T163" style:family="text">
      <style:text-properties fo:color="#ff8000" fo:font-size="10pt" officeooo:rsid="00a128f4" style:font-size-asian="10pt" style:font-size-complex="10pt"/>
    </style:style>
    <style:style style:name="T164" style:family="text">
      <style:text-properties fo:color="#ff8000" fo:font-size="10pt" officeooo:rsid="00a8ef7f" style:font-size-asian="8.75pt" style:font-size-complex="10pt"/>
    </style:style>
    <style:style style:name="T165" style:family="text">
      <style:text-properties fo:color="#ff8000" fo:font-size="10pt" officeooo:rsid="00aa6f57" style:font-size-asian="8.75pt" style:font-size-complex="10pt"/>
    </style:style>
    <style:style style:name="T166" style:family="text">
      <style:text-properties fo:color="#ff8000" style:font-name="Liberation Mono" fo:font-size="10pt" officeooo:rsid="0090fe37" style:font-name-asian="Noto Sans Mono CJK SC" style:font-size-asian="10pt" style:font-name-complex="Liberation Mono" style:font-size-complex="10pt"/>
    </style:style>
    <style:style style:name="T167" style:family="text">
      <style:text-properties fo:color="#ff8000" style:font-name="Liberation Mono" fo:font-size="10pt" officeooo:rsid="0097567f" style:font-name-asian="Noto Sans Mono CJK SC" style:font-size-asian="10pt" style:font-name-complex="Liberation Mono" style:font-size-complex="10pt"/>
    </style:style>
    <style:style style:name="T168" style:family="text">
      <style:text-properties fo:color="#ff8000" style:font-name="Liberation Mono" fo:font-size="10pt" officeooo:rsid="00a280e7" style:font-name-asian="Noto Sans Mono CJK SC" style:font-size-asian="10pt" style:font-name-complex="Liberation Mono" style:font-size-complex="10pt"/>
    </style:style>
    <style:style style:name="T169" style:family="text">
      <style:text-properties fo:color="#ff8000" style:font-name="Liberation Mono" fo:font-size="10pt" officeooo:rsid="00de980d" style:font-name-asian="Noto Sans Mono CJK SC" style:font-size-asian="10pt" style:font-name-complex="Liberation Mono" style:font-size-complex="10pt"/>
    </style:style>
    <style:style style:name="T170" style:family="text">
      <style:text-properties officeooo:rsid="00bbf6a4"/>
    </style:style>
    <style:style style:name="T171" style:family="text">
      <style:text-properties officeooo:rsid="00bd3bcd"/>
    </style:style>
    <style:style style:name="T172" style:family="text">
      <style:text-properties style:use-window-font-color="true"/>
    </style:style>
    <style:style style:name="T173" style:family="text">
      <style:text-properties fo:color="#069a2e"/>
    </style:style>
    <style:style style:name="T174" style:family="text">
      <style:text-properties officeooo:rsid="00c3862d"/>
    </style:style>
    <style:style style:name="T175" style:family="text">
      <style:text-properties fo:color="#cccccc"/>
    </style:style>
    <style:style style:name="T176" style:family="text">
      <style:text-properties fo:color="#cccccc" fo:font-size="10pt" style:font-size-asian="10pt" style:font-size-complex="10pt"/>
    </style:style>
    <style:style style:name="T177" style:family="text">
      <style:text-properties fo:color="#cccccc" fo:font-size="10pt" officeooo:rsid="0096c7b5" style:font-size-asian="10pt" style:font-size-complex="10pt"/>
    </style:style>
    <style:style style:name="T178" style:family="text">
      <style:text-properties fo:color="#cccccc" fo:font-size="10pt" officeooo:rsid="00a280e7" style:font-size-asian="10pt" style:font-size-complex="10pt"/>
    </style:style>
    <style:style style:name="T179" style:family="text">
      <style:text-properties fo:color="#cccccc" fo:font-size="10pt" officeooo:rsid="00a128f4" style:font-size-asian="10pt" style:font-size-complex="10pt"/>
    </style:style>
    <style:style style:name="T180" style:family="text">
      <style:text-properties fo:color="#cccccc" fo:font-size="10pt" officeooo:rsid="00cadf6d" style:font-size-asian="10pt" style:font-size-complex="10pt"/>
    </style:style>
    <style:style style:name="T181" style:family="text">
      <style:text-properties fo:color="#cccccc" fo:font-size="10pt" officeooo:rsid="00a8ef7f" style:font-size-asian="8.75pt" style:font-size-complex="10pt"/>
    </style:style>
    <style:style style:name="T182" style:family="text">
      <style:text-properties fo:color="#cccccc" fo:font-size="10pt" officeooo:rsid="00aa6f57" style:font-size-asian="8.75pt" style:font-size-complex="10pt"/>
    </style:style>
    <style:style style:name="T183" style:family="text">
      <style:text-properties fo:color="#cccccc" fo:font-size="10pt" officeooo:rsid="00ab7d51" style:font-size-asian="8.75pt" style:font-size-complex="10pt"/>
    </style:style>
    <style:style style:name="T184" style:family="text">
      <style:text-properties fo:color="#cccccc" fo:font-size="10pt" officeooo:rsid="00ad5fcb" style:font-size-asian="8.75pt" style:font-size-complex="10pt"/>
    </style:style>
    <style:style style:name="T185" style:family="text">
      <style:text-properties fo:color="#cccccc" fo:font-size="10pt" officeooo:rsid="00d0599b" style:font-size-asian="8.75pt" style:font-size-complex="10pt"/>
    </style:style>
    <style:style style:name="T186" style:family="text">
      <style:text-properties fo:color="#cccccc" fo:font-size="10pt" officeooo:rsid="00af4320" style:font-size-asian="8.75pt" style:font-size-complex="10pt"/>
    </style:style>
    <style:style style:name="T187" style:family="text">
      <style:text-properties fo:color="#cccccc" fo:font-size="10pt" officeooo:rsid="00afef1d" style:font-size-asian="8.75pt" style:font-size-complex="10pt"/>
    </style:style>
    <style:style style:name="T188" style:family="text">
      <style:text-properties fo:color="#cccccc" officeooo:rsid="00b7df52"/>
    </style:style>
    <style:style style:name="T189" style:family="text">
      <style:text-properties fo:color="#cccccc" style:font-name="Liberation Mono" fo:font-size="10pt" officeooo:rsid="00a128f4" style:font-name-asian="Noto Sans Mono CJK SC" style:font-size-asian="10pt" style:font-name-complex="Liberation Mono" style:font-size-complex="10pt"/>
    </style:style>
    <style:style style:name="T190" style:family="text">
      <style:text-properties fo:color="#cccccc" style:font-name="Liberation Mono" fo:font-size="10pt" officeooo:rsid="00cadf6d" style:font-name-asian="Noto Sans Mono CJK SC" style:font-size-asian="10pt" style:font-name-complex="Liberation Mono" style:font-size-complex="10pt"/>
    </style:style>
    <style:style style:name="T191" style:family="text">
      <style:text-properties fo:color="#ffbf00"/>
    </style:style>
    <style:style style:name="T192" style:family="text">
      <style:text-properties fo:color="#ffbf00" fo:font-size="10pt" style:font-size-asian="10pt" style:font-size-complex="10pt"/>
    </style:style>
    <style:style style:name="T193" style:family="text">
      <style:text-properties fo:color="#ffbf00" fo:font-size="10pt" officeooo:rsid="0096c7b5" style:font-size-asian="10pt" style:font-size-complex="10pt"/>
    </style:style>
    <style:style style:name="T194" style:family="text">
      <style:text-properties fo:color="#ffbf00" fo:font-size="10pt" officeooo:rsid="00a128f4" style:font-size-asian="10pt" style:font-size-complex="10pt"/>
    </style:style>
    <style:style style:name="T195" style:family="text">
      <style:text-properties fo:color="#ffbf00" fo:font-size="10pt" officeooo:rsid="00a280e7" style:font-size-asian="10pt" style:font-size-complex="10pt"/>
    </style:style>
    <style:style style:name="T196" style:family="text">
      <style:text-properties fo:color="#ffbf00" fo:font-size="10pt" officeooo:rsid="00a8ef7f" style:font-size-asian="8.75pt" style:font-size-complex="10pt"/>
    </style:style>
    <style:style style:name="T197" style:family="text">
      <style:text-properties fo:color="#ffbf00" fo:font-size="10pt" officeooo:rsid="00ab7d51" style:font-size-asian="8.75pt" style:font-size-complex="10pt"/>
    </style:style>
    <style:style style:name="T198" style:family="text">
      <style:text-properties fo:color="#ffbf00" fo:font-size="10pt" officeooo:rsid="00ad5fcb" style:font-size-asian="8.75pt" style:font-size-complex="10pt"/>
    </style:style>
    <style:style style:name="T199" style:family="text">
      <style:text-properties fo:color="#ffbf00" fo:font-size="10pt" officeooo:rsid="00af4320" style:font-size-asian="8.75pt" style:font-size-complex="10pt"/>
    </style:style>
    <style:style style:name="T200" style:family="text">
      <style:text-properties fo:color="#ffbf00" fo:font-size="10pt" officeooo:rsid="00afef1d" style:font-size-asian="8.75pt" style:font-size-complex="10pt"/>
    </style:style>
    <style:style style:name="T201" style:family="text">
      <style:text-properties fo:color="#ffbf00" style:font-name="Liberation Mono" fo:font-size="10pt" officeooo:rsid="00a280e7" style:font-name-asian="Noto Sans Mono CJK SC" style:font-size-asian="10pt" style:font-name-complex="Liberation Mono" style:font-size-complex="10pt"/>
    </style:style>
    <style:style style:name="T202" style:family="text">
      <style:text-properties fo:color="#b4c7dc"/>
    </style:style>
    <style:style style:name="T203" style:family="text">
      <style:text-properties fo:color="#b4c7dc" fo:font-size="10pt" officeooo:rsid="00a8ef7f" style:font-size-asian="8.75pt" style:font-size-complex="10pt"/>
    </style:style>
    <style:style style:name="T204" style:family="text">
      <style:text-properties fo:color="#b4c7dc" fo:font-size="10pt" officeooo:rsid="00ab7d51" style:font-size-asian="8.75pt" style:font-size-complex="10pt"/>
    </style:style>
    <style:style style:name="T205" style:family="text">
      <style:text-properties fo:color="#b4c7dc" fo:font-size="10pt" officeooo:rsid="00af4320" style:font-size-asian="8.75pt" style:font-size-complex="10pt"/>
    </style:style>
    <style:style style:name="T206" style:family="text">
      <style:text-properties officeooo:rsid="00c84b96"/>
    </style:style>
    <style:style style:name="T207" style:family="text">
      <style:text-properties officeooo:rsid="00cab2a9"/>
    </style:style>
    <style:style style:name="T208" style:family="text">
      <style:text-properties fo:color="#81aca6"/>
    </style:style>
    <style:style style:name="T209" style:family="text">
      <style:text-properties fo:color="#81aca6" fo:font-size="10pt" officeooo:rsid="00a8ef7f" style:font-size-asian="8.75pt" style:font-size-complex="10pt"/>
    </style:style>
    <style:style style:name="T210" style:family="text">
      <style:text-properties officeooo:rsid="00d0d026"/>
    </style:style>
    <style:style style:name="T211" style:family="text">
      <style:text-properties officeooo:rsid="00d2baee"/>
    </style:style>
    <style:style style:name="T212" style:family="text">
      <style:text-properties officeooo:rsid="00d38440"/>
    </style:style>
    <style:style style:name="T213" style:family="text">
      <style:text-properties officeooo:rsid="00d4a2db"/>
    </style:style>
    <style:style style:name="T214" style:family="text">
      <style:text-properties officeooo:rsid="00d5b558"/>
    </style:style>
    <style:style style:name="T215" style:family="text">
      <style:text-properties officeooo:rsid="00d736d8"/>
    </style:style>
    <style:style style:name="T216" style:family="text">
      <style:text-properties officeooo:rsid="00d885be"/>
    </style:style>
    <style:style style:name="T217" style:family="text">
      <style:text-properties officeooo:rsid="00d9cfc7"/>
    </style:style>
    <style:style style:name="T218" style:family="text">
      <style:text-properties officeooo:rsid="00e55184"/>
    </style:style>
    <style:style style:name="T219" style:family="text">
      <style:text-properties officeooo:rsid="00e7e9da"/>
    </style:style>
    <style:style style:name="T220" style:family="text">
      <style:text-properties officeooo:rsid="00e80d3a"/>
    </style:style>
    <style:style style:name="T221" style:family="text">
      <style:text-properties officeooo:rsid="00e838e4"/>
    </style:style>
    <style:style style:name="T222" style:family="text">
      <style:text-properties officeooo:rsid="00e99bf5"/>
    </style:style>
    <style:style style:name="T223" style:family="text">
      <style:text-properties officeooo:rsid="00e9b07e"/>
    </style:style>
    <style:style style:name="T224" style:family="text">
      <style:text-properties officeooo:rsid="00eb28f2"/>
    </style:style>
    <style:style style:name="T225" style:family="text">
      <style:text-properties officeooo:rsid="00ec939e"/>
    </style:style>
    <style:style style:name="T226" style:family="text">
      <style:text-properties officeooo:rsid="00efd71e"/>
    </style:style>
    <style:style style:name="T227" style:family="text">
      <style:text-properties officeooo:rsid="00f0015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Mass: An Unreal ECS</text:p>
      <text:p text:style-name="P24"/>
      <text:p text:style-name="P24">Unofficial Documentation</text:p>
      <text:h text:style-name="P107" text:outline-level="1"><text:bookmark-start text:name="__RefHeading___Toc136_4050899107"/>Introduction<text:bookmark-end text:name="__RefHeading___Toc136_4050899107"/></text:h>
      <text:p text:style-name="P5"/>
      <text:p text:style-name="P5">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P5"/>
      <text:p text:style-name="P8"><text:span text:style-name="T1">For the benefit of those that are not familiar with data oriented design and the ECS pattern there is a brief </text:span><text:span text:style-name="T14">(3 page) </text:span><text:span text:style-name="T1">summary below, </text:span><text:span text:style-name="T14">in ‘The Basics of ECS’</text:span><text:span text:style-name="T1">. </text:span><text:span text:style-name="T14">For t</text:span><text:span text:style-name="T1">hose familiar with the concepts, feel free to skim over the next section </text:span><text:span text:style-name="T14">or skip it entirely</text:span><text:span text:style-name="T1">. </text:span><text:span text:style-name="T41">Information specific to Mass begins in ‘Mass Key Concepts’.</text:span></text:p>
      <text:p text:style-name="P8"/>
      <text:p text:style-name="P17">In this article we will be exploring the many new systems these plugins bring and what they can already do. We will also be trying it out, to see how it can be used to create new gameplay using data oriented code.</text:p>
      <text:p text:style-name="P1"/>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93"><text:a xlink:type="simple" xlink:href="#__RefHeading___Toc136_4050899107" text:style-name="Index_20_Link" text:visited-style-name="Index_20_Link">Introduction<text:tab/>2</text:a></text:p>
          <text:p text:style-name="P93"><text:a xlink:type="simple" xlink:href="#__RefHeading___Toc140_4050899107" text:style-name="Index_20_Link" text:visited-style-name="Index_20_Link">The Basics of ECS<text:tab/>4</text:a></text:p>
          <text:p text:style-name="P94"><text:a xlink:type="simple" xlink:href="#__RefHeading___Toc108_4050899107" text:style-name="Index_20_Link" text:visited-style-name="Index_20_Link">Object Oriented vs Data Oriented<text:tab/>4</text:a></text:p>
          <text:p text:style-name="P94"><text:a xlink:type="simple" xlink:href="#__RefHeading___Toc110_4050899107" text:style-name="Index_20_Link" text:visited-style-name="Index_20_Link">The Bilas Entity Component Pattern<text:tab/>6</text:a></text:p>
          <text:p text:style-name="P94"><text:a xlink:type="simple" xlink:href="#__RefHeading___Toc112_4050899107" text:style-name="Index_20_Link" text:visited-style-name="Index_20_Link">The Martins Entity Component System Pattern<text:tab/>6</text:a></text:p>
          <text:p text:style-name="P93"><text:a xlink:type="simple" xlink:href="#__RefHeading___Toc138_4050899107" text:style-name="Index_20_Link" text:visited-style-name="Index_20_Link">Mass Key Concepts<text:tab/>7</text:a></text:p>
          <text:p text:style-name="P94"><text:a xlink:type="simple" xlink:href="#__RefHeading___Toc114_4050899107" text:style-name="Index_20_Link" text:visited-style-name="Index_20_Link">Fragment<text:tab/>7</text:a></text:p>
          <text:p text:style-name="P94"><text:a xlink:type="simple" xlink:href="#__RefHeading___Toc1043_4050899107" text:style-name="Index_20_Link" text:visited-style-name="Index_20_Link">Mass Entity Subsystem<text:tab/>8</text:a></text:p>
          <text:p text:style-name="P94"><text:a xlink:type="simple" xlink:href="#__RefHeading___Toc124_4050899107" text:style-name="Index_20_Link" text:visited-style-name="Index_20_Link">Archetypes<text:tab/>8</text:a></text:p>
          <text:p text:style-name="P94"><text:a xlink:type="simple" xlink:href="#__RefHeading___Toc126_4050899107" text:style-name="Index_20_Link" text:visited-style-name="Index_20_Link">Chunks<text:tab/>9</text:a></text:p>
          <text:p text:style-name="P94"><text:a xlink:type="simple" xlink:href="#__RefHeading___Toc128_4050899107" text:style-name="Index_20_Link" text:visited-style-name="Index_20_Link">Entity<text:tab/>9</text:a></text:p>
          <text:p text:style-name="P94"><text:a xlink:type="simple" xlink:href="#__RefHeading___Toc130_4050899107" text:style-name="Index_20_Link" text:visited-style-name="Index_20_Link">Entity Query<text:tab/>9</text:a></text:p>
          <text:p text:style-name="P94"><text:a xlink:type="simple" xlink:href="#__RefHeading___Toc132_4050899107" text:style-name="Index_20_Link" text:visited-style-name="Index_20_Link">Entity View<text:tab/>9</text:a></text:p>
          <text:p text:style-name="P94"><text:a xlink:type="simple" xlink:href="#__RefHeading___Toc134_4050899107" text:style-name="Index_20_Link" text:visited-style-name="Index_20_Link">Processors<text:tab/>10</text:a></text:p>
          <text:p text:style-name="P94"><text:a xlink:type="simple" xlink:href="#__RefHeading___Toc1093_3693776615" text:style-name="Index_20_Link" text:visited-style-name="Index_20_Link">Mass Signals Subsystem<text:tab/>11</text:a></text:p>
          <text:p text:style-name="P94"><text:a xlink:type="simple" xlink:href="#__RefHeading___Toc1091_3693776615" text:style-name="Index_20_Link" text:visited-style-name="Index_20_Link">Mass Replication Subsystem<text:tab/>11</text:a></text:p>
          <text:p text:style-name="P94"><text:a xlink:type="simple" xlink:href="#__RefHeading___Toc1089_3693776615" text:style-name="Index_20_Link" text:visited-style-name="Index_20_Link">SlateTree<text:tab/>11</text:a></text:p>
          <text:p text:style-name="P93"><text:a xlink:type="simple" xlink:href="#__RefHeading___Toc1369_3055110858" text:style-name="Index_20_Link" text:visited-style-name="Index_20_Link">Tutorials<text:tab/>12</text:a></text:p>
          <text:p text:style-name="P94"><text:a xlink:type="simple" xlink:href="#__RefHeading___Toc1359_3055110858" text:style-name="Index_20_Link" text:visited-style-name="Index_20_Link">Tutorial 1: Using the entity database for blueprint scripting of UMG widget ‘Fart Button’<text:tab/>13</text:a></text:p>
        </text:index-body>
      </text:table-of-content>
      <text:h text:style-name="P106" text:outline-level="1"/>
      <text:h text:style-name="P107" text:outline-level="1"><text:bookmark-start text:name="__RefHeading___Toc140_4050899107"/>The Basics of ECS<text:bookmark-end text:name="__RefHeading___Toc140_4050899107"/></text:h>
      <text:p text:style-name="P19">There are probably two kinds of readers for this article. People who want to know how the unreal ECS works, and people who want to know that <text:span text:style-name="T45">and</text:span> what the hell an ECS is.</text:p>
      <text:p text:style-name="P19"/>
      <text:p text:style-name="P21"><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P110" text:outline-level="3"><text:bookmark-start text:name="__RefHeading___Toc1047_4050899107"/>OOP<text:bookmark-end text:name="__RefHeading___Toc1047_4050899107"/></text:h>
      <text:p text:style-name="P25">Object Oriented programming is a very familiar methodology for programming, briefly:</text:p>
      <text:p text:style-name="P10"/>
      <text:list xml:id="list2172824065" text:style-name="L1">
        <text:list-item>
          <text:p text:style-name="P127">Data and logic to act on the data should be encapsulated in a class of object</text:p>
        </text:list-item>
        <text:list-item>
          <text:p text:style-name="P127">Classes of object can inherit their data and logic from their parent class, override some logic, and add more data. </text:p>
        </text:list-item>
        <text:list-item>
          <text:p text:style-name="P127"><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P12"/>
      <text:p text:style-name="P15">Please keep in mind that while this is very reliant on the existence of classes and their object instances in a language, for the purposes of this article we are dealing only with OOP as a way of using these language features. </text:p>
      <text:p text:style-name="P10"/>
      <text:p text:style-name="P26">The advantages and disadvantages of this approach has been well debated elsewhere, but there are some specific disadvantages that lead to Data Oriented Design:</text:p>
      <text:p text:style-name="P11"/>
      <text:list xml:id="list1354162938" text:style-name="L2">
        <text:list-item>
          <text:p text:style-name="P128"><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137">Logic is placed in many functions across many instances of classed object, harder to cache.</text:p>
        </text:list-item>
        <text:list-item>
          <text:p text:style-name="P129"><text:span text:style-name="T219">Complex classes are regularly branching off conditionals and optional data in their logic, harder for the CPU to predict.</text:span></text:p>
        </text:list-item>
        <text:list-item>
          <text:p text:style-name="P128">Complex classes contain a lot of data, a given operation performed by their internal logic will in almost all cases only use a subset of this data</text:p>
        </text:list-item>
        <text:list-item>
          <text:p text:style-name="P128">The objects are often fragmented in memory and accessed by reference or pointer</text:p>
        </text:list-item>
      </text:list>
      <text:p text:style-name="P11"/>
      <text:h text:style-name="P118" text:outline-level="3"><text:bookmark-start text:name="__RefHeading___Toc1049_4050899107"/>The problem with RAM<text:bookmark-end text:name="__RefHeading___Toc1049_4050899107"/></text:h>
      <text:p text:style-name="P23"><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219">These have improved considerably. </text:span><text:span text:style-name="T10">By not using this cache correctly we throw away processing power, wasting the potential of these amazing machines.</text:span></text:p>
      <text:p text:style-name="P23"/>
      <text:p text:style-name="P23"><text:span text:style-name="T6">To put it </text:span><text:span text:style-name="T46">very</text:span><text:span text:style-name="T6"> simplistically, w</text:span><text:span text:style-name="T5">hen memory is accessed, </text:span><text:span text:style-name="T219">for either data or instructions, </text:span><text:span text:style-name="T5">the CPU first checks if it is already cached. </text:span><text:span text:style-name="T6">I</text:span><text:span text:style-name="T5">f not, </text:span><text:span text:style-name="T219">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7">on </text:span><text:span text:style-name="T10">a few factors from hardware, but generally this is somewhere north of 80x longer to access memory in RAM, than to access it from the L1 cache!</text:span></text:p>
      <text:p text:style-name="P23"/>
      <text:p text:style-name="P124">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P14"/>
      <text:p text:style-name="P126"><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219">with the simplest to predict code. </text:span><text:span text:style-name="T220">They should avoid repeated calls not done in batches to minimise instruction caching as well.</text:span></text:p>
      <text:h text:style-name="P110" text:outline-level="3"><text:bookmark-start text:name="__RefHeading___Toc1045_4050899107"/>DOD<text:bookmark-end text:name="__RefHeading___Toc1045_4050899107"/></text:h>
      <text:p text:style-name="P20"><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P12"/>
      <text:p text:style-name="P12"><text:span text:style-name="T7">In a language like c++, the systems are the </text:span><text:span text:style-name="T220">classed </text:span><text:span text:style-name="T7">objects you write classes for, the </text:span><text:span text:style-name="T220">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P6"/>
      <text:h text:style-name="P108" text:outline-level="2"/>
      <text:h text:style-name="P109" text:outline-level="2"><text:bookmark-start text:name="__RefHeading___Toc110_4050899107"/>The Bilas Entity Component Pattern<text:bookmark-end text:name="__RefHeading___Toc110_4050899107"/></text:h>
      <text:p text:style-name="P13"><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Seige.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P13"/>
      <text:p text:style-name="P13"><text:span text:style-name="T1">The entity becomes a container </text:span><text:span text:style-name="T8">object </text:span><text:span text:style-name="T1">holding components </text:span><text:span text:style-name="T47">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P8"/>
      <text:p text:style-name="P9"><text:span text:style-name="T2">Advantages were this is it is far more designer friendly, allowing designers to make entities that are the sum of their property driven components. the components are easier to reuse.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p text:style-name="P7"/>
      <text:h text:style-name="Heading_20_2" text:outline-level="2"><text:bookmark-start text:name="__RefHeading___Toc112_4050899107"/>The Martins Entity Component System Pattern<text:bookmark-end text:name="__RefHeading___Toc112_4050899107"/></text:h>
      <text:p text:style-name="P9"><text:span text:style-name="T2">In 2007, </text:span><text:span text:style-name="T11">i</text:span><text:span text:style-name="T2">nspired </text:span><text:span text:style-name="T11">(to put it diplomatically) </text:span><text:span text:style-name="T2">by the pattern started by Bilas, </text:span><text:span text:style-name="T220">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p text:style-name="P9"/>
      <text:p text:style-name="P16">-<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p text:style-name="P9">-<text:span text:style-name="T12">Components no longer contain logic, only data. Generally, for this purpose, a ‘struct’ suffices. They contain all data, </text:span><text:span text:style-name="T13">and no logic</text:span><text:span text:style-name="T12">.</text:span></text:p>
      <text:p text:style-name="P9">-<text:span text:style-name="T12">Systems are used to perform the logic, systems read and write components, transforming the data. They contain all logic </text:span><text:span text:style-name="T13">and no data</text:span><text:span text:style-name="T12">.</text:span></text:p>
      <text:p text:style-name="P9">-<text:span text:style-name="T12">A database must </text:span><text:span text:style-name="T17">efficiently </text:span><text:span text:style-name="T12">store the components of the entities, and associate them with that GUID key. </text:span><text:span text:style-name="T26">This can be queried.</text:span></text:p>
      <text:p text:style-name="P9"/>
      <text:p text:style-name="P16"><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P16"/>
      <text:p text:style-name="P125"><text:span text:style-name="T15">Because of the optimal use of memory caching this approach has been taken up not just for large scale games, but for games destined for lower powered consoles and mobile devices. </text:span></text:p>
      <text:p text:style-name="P125"/>
      <text:p text:style-name="P125"><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P18"/>
      <text:p text:style-name="P22">So let us go boldly into the unknown and see the future of Unreal Engine!</text:p>
      <text:h text:style-name="P107" text:outline-level="1"><text:bookmark-start text:name="__RefHeading___Toc138_4050899107"/>Mass Key Concepts<text:bookmark-end text:name="__RefHeading___Toc138_4050899107"/></text:h>
      <text:p text:style-name="P41">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34"><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h text:style-name="Heading_20_2" text:outline-level="2"><text:bookmark-start text:name="__RefHeading___Toc114_4050899107"/>Fragment<text:bookmark-end text:name="__RefHeading___Toc114_4050899107"/></text:h>
      <text:p text:style-name="P40"><text:span text:style-name="T220">As ‘data is the first class citizen’ in DOD and ECS, we begin with the ‘components’. </text:span><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Tag</text:span></text:span><text:span text:style-name="T19">, </text:span><text:span text:style-name="Source_20_Text"><text:span text:style-name="T19">FMassFragment</text:span></text:span><text:span text:style-name="T19">, </text:span><text:span text:style-name="Source_20_Text"><text:span text:style-name="T19">FMassSharedFragment</text:span></text:span><text:span text:style-name="T19"> or </text:span><text:span text:style-name="Source_20_Text"><text:span text:style-name="T19">FMassChunkFragment</text:span></text:span><text:span text:style-name="T19">. Each has their own use case. </text:span><text:span text:style-name="T26">Note these do not share a common type. </text:span><text:span text:style-name="T27">The base types have no properties or functions, and inheritance is only done to let the database differentiate between the basic types, each handled differently. </text:span><text:span text:style-name="T220">Subclassing from these is a statement of intent. </text:span><text:span text:style-name="T21">The question of which to use is a memory </text:span><text:span text:style-name="T44">optimisation</text:span><text:span text:style-name="T21"> problem that must be considered case by case</text:span><text:span text:style-name="T27">:</text:span></text:p>
      <text:h text:style-name="Heading_20_3" text:outline-level="3"><text:bookmark-start text:name="__RefHeading___Toc116_4050899107"/>Tag<text:bookmark-end text:name="__RefHeading___Toc116_4050899107"/></text:h>
      <text:p text:style-name="P29"><text:span text:style-name="Source_20_Text"><text:span text:style-name="T19">FMassTag</text:span></text:span><text:span text:style-name="T19">s are empty </text:span><text:span text:style-name="T32">structs</text:span><text:span text:style-name="T19"> that can be used to mark entities, for queries by systems. Therefore they take no memory per entity, </text:span><text:span text:style-name="T220">despite being part of their composition.</text:span><text:span text:style-name="T19"> </text:span><text:span text:style-name="T20">An example would be one marking an entity as a player character.</text:span></text:p>
      <text:h text:style-name="P111" text:outline-level="3"><text:bookmark-start text:name="__RefHeading___Toc118_4050899107"/>Fragment<text:bookmark-end text:name="__RefHeading___Toc118_4050899107"/></text:h>
      <text:p text:style-name="P30"><text:span text:style-name="Source_20_Text"><text:span text:style-name="T20">FMassFragment</text:span></text:span><text:span text:style-name="T20">s are structs holding data values that need to be stored per entity. These are meant to be collections of data that one or more systems need, without irrelevant data. Examples of this would be a </text:span><text:span text:style-name="T28">fragment</text:span><text:span text:style-name="T20"> holding the root transform of the entity, or the data required to process movement. </text:span></text:p>
      <text:h text:style-name="P111" text:outline-level="3"><text:bookmark-start text:name="__RefHeading___Toc120_4050899107"/>Shared Fragment<text:bookmark-end text:name="__RefHeading___Toc120_4050899107"/></text:h>
      <text:p text:style-name="P30"><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h text:style-name="P112" text:outline-level="3"/>
      <text:h text:style-name="P121" text:outline-level="3"><text:bookmark-start text:name="__RefHeading___Toc122_4050899107"/>Chunk Fragment<text:bookmark-end text:name="__RefHeading___Toc122_4050899107"/></text:h>
      <text:p text:style-name="P31"><text:span text:style-name="T20">As above, except less coarse. As described below the database groups entities by an archetype and put them together in a fixed size memory chunk. Archetypes can have multiple chunks. The values for </text:span><text:span text:style-name="Source_20_Text"><text:span text:style-name="T20">FMassChunkFragment</text:span></text:span><text:span text:style-name="T43">s </text:span><text:span text:style-name="T20">are stored on the chunk container object instances, </text:span><text:span text:style-name="T21">and is shared by all entities on that chunk. Shared fragments are stored on archetype object instances and is shared by all entities in all its chunks. </text:span></text:p>
      <text:h text:style-name="Heading_20_2" text:outline-level="2"><text:bookmark-start text:name="__RefHeading___Toc1043_4050899107"/>Mass Entity Subsystem<text:bookmark-end text:name="__RefHeading___Toc1043_4050899107"/></text:h>
      <text:p text:style-name="P39"><text:span text:style-name="T39">Each world contains a tickable world subsystem of the type </text:span><text:span text:style-name="Source_20_Text"><text:span text:style-name="T39">UMassEntitySubsystem</text:span></text:span><text:span text:style-name="T39">. These are accessible via the world using the standard methods for getting a world subsystem. This object is responsible for managing the entire database and is </text:span><text:span text:style-name="T40">your one stop shop for entity spawning, destroying, and the adding and removing of their fragments. </text:span><text:span text:style-name="T221">It also provides read/write access to fragments outside an entity query. </text:span><text:span text:style-name="T41">It is </text:span><text:span text:style-name="T40">the root of the database tree </text:span><text:span text:style-name="T41">for a world</text:span><text:span text:style-name="T40">, which branches into archetypes then chunks, </text:span><text:span text:style-name="T41">as well as an entity table for looking up the current archetype of registered entities. As such </text:span><text:span text:style-name="T40">it is often the argument in static functions related to Mass.</text:span></text:p>
      <text:h text:style-name="Heading_20_2" text:outline-level="2"><text:bookmark-start text:name="__RefHeading___Toc124_4050899107"/>Archetypes<text:bookmark-end text:name="__RefHeading___Toc124_4050899107"/></text:h>
      <text:p text:style-name="P36">This concept has also gone by the name ‘Assemblage’, but in Unreal, as with Unity, we use the term ‘Archetype’.</text:p>
      <text:p text:style-name="P35"><text:span text:style-name="T21">Instead of hard coding a table to store a set of fragments, Mass will create one for you at runtime, as entities are spawned, destroyed and their fragments added or removed. For each unique combination of fragments, independent of order, the database </text:span><text:span text:style-name="T23">spawns </text:span><text:span text:style-name="T21">an archetype. </text:span></text:p>
      <text:p text:style-name="P33"><text:span text:style-name="T21">These can be thought of as </text:span><text:span text:style-name="T22">similar to </text:span><text:span text:style-name="T21">classes of </text:span><text:span text:style-name="T22">actor</text:span><text:span text:style-name="T21">, </text:span><text:span text:style-name="T221">as ‘</text:span><text:span text:style-name="T41">types of entities’, </text:span><text:span text:style-name="T21">but in reality all it is is a table in a database. It contains what the </text:span><text:span text:style-name="T24">fragments</text:span><text:span text:style-name="T21"> are, and the chunks of memory where the values are stored. </text:span></text:p>
      <text:p text:style-name="P33"><text:span text:style-name="T21">They also store the value of shared fragments. </text:span><text:span text:style-name="T23">If entities of an archetype need 2 or more different values for a shared fragment additional archetypes will be spawned and entities sharing the same value shared fragments will be grouped together.</text:span></text:p>
      <text:p text:style-name="P32"><text:span text:style-name="T22">Archetypes are a table, but only by composition of chunks. In a practical sense, Archetypes are where you read the headings of the table </text:span><text:span text:style-name="T32">and reach the chunks</text:span><text:span text:style-name="T22">. </text:span><text:span text:style-name="T221">Chunks contain the table data. </text:span><text:span text:style-name="T23">During an entity query for </text:span><text:span text:style-name="T31">system</text:span><text:span text:style-name="T23"> this is the most important data. Queries will tend to only need to walk the archetypes in the database, speeding them up compared to iterating a list of entities. </text:span><text:span text:style-name="T24">As such, queries may query for shared fragment values.</text:span></text:p>
      <text:p text:style-name="P36">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h text:style-name="P108" text:outline-level="2"/>
      <text:h text:style-name="P109" text:outline-level="2"><text:bookmark-start text:name="__RefHeading___Toc126_4050899107"/>Chunks<text:bookmark-end text:name="__RefHeading___Toc126_4050899107"/></text:h>
      <text:p text:style-name="P32"><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224">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223">y the ‘sub-tables’ of the archetype’</text:span><text:span text:style-name="T224">s</text:span><text:span text:style-name="T223"> ‘table’ in the database.</text:span><text:span text:style-name="T22"> </text:span><text:span text:style-name="T223">T</text:span><text:span text:style-name="T22">able rows take the form of a </text:span><text:span text:style-name="T223">parallel 1</text:span><text:span text:style-name="T22">d array</text:span><text:span text:style-name="T223">s</text:span><text:span text:style-name="T22"> </text:span><text:span text:style-name="T223">as</text:span><text:span text:style-name="T22"> ‘</text:span><text:span text:style-name="T223">bit set’ structs.</text:span><text:span text:style-name="T27"> </text:span><text:span text:style-name="T22">With the </text:span><text:span text:style-name="T223">composition of </text:span><text:span text:style-name="T22">type</text:span><text:span text:style-name="T223">s</text:span><text:span text:style-name="T22"> of </text:span><text:span text:style-name="T24">fragments </text:span><text:span text:style-name="T22">being known by its association with an archetype, </text:span><text:span text:style-name="T23">this chunk</text:span><text:span text:style-name="T223">s bitsets</text:span><text:span text:style-name="T23"> can be read from and written to safely by the methods the chunk provides.</text:span></text:p>
      <text:p text:style-name="P138"><text:span text:style-name="T223">C</text:span><text:span text:style-name="T24">hunk fragments store their values per chunk and can be queried like shared fragments. A system of conditional checks per chunk called chunk filters </text:span><text:span text:style-name="T25">may also be run.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P138"><text:span text:style-name="Source_20_Text"><text:span text:style-name="T35">FMassArchetypeSubChunks</text:span></text:span><text:span text:style-name="T35"> </text:span><text:span text:style-name="T222">and </text:span><text:span text:style-name="Source_20_Text"><text:span text:style-name="T38">FMassSubChunks</text:span></text:span><text:span text:style-name="T35"> </text:span><text:span text:style-name="T222">can also be created for many functions</text:span><text:span text:style-name="T35">. </text:span><text:span text:style-name="T222">These allow for temporary custom chunks that can be easily iterated. </text:span><text:span text:style-name="T223">An example of this is setting entity fragment values in a batch.</text:span></text:p>
      <text:h text:style-name="Heading_20_2" text:outline-level="2"><text:bookmark-start text:name="__RefHeading___Toc128_4050899107"/>Entity<text:bookmark-end text:name="__RefHeading___Toc128_4050899107"/></text:h>
      <text:p text:style-name="P82"><text:span text:style-name="T23">Entities are a global unique identifier, GUID, that belongs to an archetype, and a chunk within that archetype. They are associated with </text:span><text:span text:style-name="T222">0</text:span><text:span text:style-name="T23"> or more fragment</text:span><text:span text:style-name="T222">s</text:span><text:span text:style-name="T23">, </text:span><text:span text:style-name="T24">and the data stored within. Entities are little more than a handle, in code it will be a very abstract concept, but the results for the users will be no less concrete. You should have an entity per game affecting object relevant to the simulation of the game. </text:span><text:span text:style-name="T28">You will generally use a </text:span><text:span text:style-name="T29">variable </text:span><text:span text:style-name="T28">of </text:span><text:span text:style-name="Source_20_Text"><text:span text:style-name="T28">FMassEntityHandle</text:span></text:span><text:span text:style-name="T28"> </text:span><text:span text:style-name="T29">type </text:span><text:span text:style-name="T28">to refer to the entity.</text:span></text:p>
      <text:h text:style-name="Heading_20_2" text:outline-level="2"><text:bookmark-start text:name="__RefHeading___Toc130_4050899107"/>Entity Query<text:bookmark-end text:name="__RefHeading___Toc130_4050899107"/></text:h>
      <text:p text:style-name="P37"><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2">type</text:span><text:span text:style-name="T30">. Their primary use is in ‘</text:span><text:span text:style-name="T224">processor’ </text:span><text:span text:style-name="T35">systems</text:span><text:span text:style-name="T30">.</text:span></text:p>
      <text:h text:style-name="Heading_20_2" text:outline-level="2"><text:bookmark-start text:name="__RefHeading___Toc132_4050899107"/>Entity View<text:bookmark-end text:name="__RefHeading___Toc132_4050899107"/></text:h>
      <text:p text:style-name="P38"><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223">mutable references to </text:span><text:span text:style-name="T36">the fragments. </text:span><text:span text:style-name="T37">One need only know the entity handle of the entity and the </text:span><text:span text:style-name="T42">mass entity world subsystem</text:span><text:span text:style-name="T37"> it exists in, </text:span><text:span text:style-name="T42">and construct an instance of the entity view using those as arguments.</text:span></text:p>
      <text:h text:style-name="P108" text:outline-level="2"/>
      <text:h text:style-name="P109" text:outline-level="2"><text:bookmark-start text:name="__RefHeading___Toc134_4050899107"/>Processors<text:bookmark-end text:name="__RefHeading___Toc134_4050899107"/></text:h>
      <text:p text:style-name="P42"><text:span text:style-name="T24">Systems within Mass are known as Processors. </text:span><text:span text:style-name="T43">They inherit from </text:span><text:span text:style-name="Source_20_Text"><text:span text:style-name="T43">U</text:span></text:span><text:span text:style-name="Source_20_Text"><text:span text:style-name="T47">M</text:span></text:span><text:span text:style-name="Source_20_Text"><text:span text:style-name="T43">assProcessor</text:span></text:span>. <text:span text:style-name="T47">These </text:span><text:span text:style-name="Source_20_Text"><text:span text:style-name="T47">UObject</text:span></text:span><text:span text:style-name="T47"> based objects are the primary way programmers will interact with the database, </text:span><text:span text:style-name="T48">as part of a pipeline of processors run under various conditions upon all entities or a subset of them. At time of writing, this includes pipelines for when an entity is spawned and pipelines for each tick, for each tick group.</text:span></text:p>
      <text:p text:style-name="P139"><text:span text:style-name="T48">A common problem in ECS is the need to run a system before another system, processors provide a system of prerequisites and phasing to allow control over the order of execution. </text:span><text:span text:style-name="T224">The default settings for this are declared in their constructor. The editor ‘project settings’ window gains a ‘Mass’ category where these options can be set per project, overriding these defaults.</text:span></text:p>
      <text:p text:style-name="P43">These processors have <text:span text:style-name="T57">the ability to have one or more entity queries</text:span> and configure them in a virtual function. When the quer<text:span text:style-name="T57">ies</text:span> <text:span text:style-name="T57">are</text:span> ready and the operation can go ahead it will call another virtual function to execute it. Using the query struct<text:span text:style-name="T57">s</text:span> we can iterate the returned chunks, and their entities.</text:p>
      <text:p text:style-name="P44"><text:span text:style-name="T49">The framework provides a few </text:span><text:span text:style-name="T50">specialised</text:span><text:span text:style-name="T49"> base classes derived from </text:span><text:span text:style-name="Source_20_Text"><text:span text:style-name="T49">UMassProcessor</text:span></text:span>:</text:p>
      <text:h text:style-name="P113" text:outline-level="3"><text:bookmark-start text:name="__RefHeading___Toc1022_3693776615"/>Translators<text:bookmark-end text:name="__RefHeading___Toc1022_3693776615"/></text:h>
      <text:p text:style-name="P44"><text:span text:style-name="T49">Translators are processors derived from </text:span><text:span text:style-name="Source_20_Text"><text:span text:style-name="T49">UMassTranslator</text:span></text:span><text:span text:style-name="T49">. Their purpose is to act as bridges between entities and their fragments within Mass, and actors as well as their components. Examples include a translator that syncs the character movement component of a character to the transform in Mass, in either direction, or both!</text:span></text:p>
      <text:p text:style-name="P48">Because the Mass entity data is not being used very widely in the code at this point, we can not yet spawn an entity and have its mere existence reflected in the world automatically, rendering straight from the data, and so on. An actor will often need to act as a proxy of an entity.</text:p>
      <text:h text:style-name="Heading_20_3" text:outline-level="3"><text:bookmark-start text:name="__RefHeading___Toc1367_3055110858"/>Observers<text:bookmark-end text:name="__RefHeading___Toc1367_3055110858"/></text:h>
      <text:p text:style-name="P48">Observers are processors derived from UMassObserverProcessor. These processors are responsible for acting on changes to fragments, initializing fragments (beyond their constructor/defaults), deinitializing fragments and so on. They register themselves with the UMassObserverRegistry as observers of one or more fragments. They will be informed of changes to the fragment by Mass and act on the changes, such as writes, creation and destruction of the observed fragments.</text:p>
      <text:h text:style-name="P114" text:outline-level="3"><text:bookmark-start text:name="__RefHeading___Toc1020_3693776615"/>Signal Processor<text:bookmark-end text:name="__RefHeading___Toc1020_3693776615"/></text:h>
      <text:p text:style-name="P49"><text:span text:style-name="T51">Signal processors </text:span><text:span text:style-name="T52">are derived from </text:span><text:span text:style-name="Source_20_Text"><text:span text:style-name="T52">UMassSignalProcessorBase</text:span></text:span><text:span text:style-name="T52">. They are responsible for providing logic for reacting to a ‘mass signal’, a subsystem added by the MassGameplay plugin. </text:span><text:span text:style-name="T58">Signals are FName flags that can be raised on one or more entities, via the </text:span><text:span text:style-name="Source_20_Text"><text:span text:style-name="T58">UMassSignalSubsystem</text:span></text:span> <text:span text:style-name="T58">world subsystem. </text:span></text:p>
      <text:p text:style-name="P49"><text:span text:style-name="T58">Signal processors subscribe to signals within their </text:span><text:span text:style-name="Source_20_Text"><text:span text:style-name="T58">Initialize</text:span></text:span><text:span text:style-name="T58"> function, </text:span><text:span text:style-name="T59">registering it as the delegate handler of a signal. When </text:span><text:span text:style-name="T224">the subscribed </text:span><text:span text:style-name="T59">signals are raised on any entity, the processor is notified and notes the event.</text:span></text:p>
      <text:p text:style-name="P50"><text:soft-page-break/><text:span text:style-name="T59">Signal processor authors must also use their </text:span><text:span text:style-name="Source_20_Text"><text:span text:style-name="T59">ConfigueQueries</text:span></text:span><text:span text:style-name="T59"> function to configure an inherited entity query named </text:span><text:span text:style-name="Source_20_Text"><text:span text:style-name="T59">EntityQuery</text:span></text:span><text:span text:style-name="T59">. Using the requirements of that query, the inherited </text:span><text:span text:style-name="Source_20_Text"><text:span text:style-name="T59">Execute</text:span></text:span><text:span text:style-name="T59"> function will perform that query and create a context that has only entities that match the query, that were also the subject of the raised subscribed signals since it last updated. By default, these run every frame. </text:span></text:p>
      <text:p text:style-name="P50"><text:span text:style-name="T59">Finally, it calls a function authors must implement called </text:span><text:span text:style-name="Source_20_Text"><text:span text:style-name="T59">SignalEntities</text:span></text:span><text:span text:style-name="T59">, which receives this filtered context. Iterating the entities using </text:span><text:span text:style-name="Source_20_Text"><text:span text:style-name="T59">EntityQuery</text:span></text:span><text:span text:style-name="T59"> in this function will only contain those entities. </text:span><text:span text:style-name="T60">Here, authors of signal processors perform the actual reaction to the signal, as a batch on all these entities.</text:span></text:p>
      <text:h text:style-name="Heading_20_3" text:outline-level="3"><text:bookmark-start text:name="__RefHeading___Toc1016_3693776615"/>L<text:span text:style-name="T53">O</text:span>D Processors <text:span text:style-name="T224">(stub)</text:span><text:bookmark-end text:name="__RefHeading___Toc1016_3693776615"/></text:h>
      <text:p text:style-name="P46"><text:span text:style-name="T53">LOD Processors are derived from </text:span><text:span text:style-name="Source_20_Text"><text:span text:style-name="T53">UMassProcessor_LODBase</text:span></text:span><text:span text:style-name="T53">. </text:span><text:span text:style-name="T55">They are responsible for calculating Level Of Detail for many things.</text:span></text:p>
      <text:h text:style-name="Heading_20_3" text:outline-level="3"><text:bookmark-start text:name="__RefHeading___Toc1014_3693776615"/>Replication Processors <text:span text:style-name="T224">(stub)</text:span><text:bookmark-end text:name="__RefHeading___Toc1014_3693776615"/></text:h>
      <text:p text:style-name="P45"><text:span text:style-name="T54">Replication Processors are derived from </text:span><text:span text:style-name="Source_20_Text"><text:span text:style-name="T54">UMassReplicationProcessorBase</text:span></text:span><text:span text:style-name="T54"> which is in turn derived from </text:span><text:span text:style-name="Source_20_Text"><text:span text:style-name="T54">UMassProcessor_LODBase</text:span></text:span>. <text:span text:style-name="T54">It is a specialised kind of LOD Processor that is responsible for replicating all entities of a kind, over the network. </text:span><text:span text:style-name="T55">Essentially, implementing one of these for one or more fragments will enable replication of the fragment.</text:span></text:p>
      <text:h text:style-name="Heading_20_2" text:outline-level="2"><text:bookmark-start text:name="__RefHeading___Toc1093_3693776615"/>Mass Signals <text:span text:style-name="T56">Subsystem </text:span><text:span text:style-name="T224">(stub)</text:span><text:bookmark-end text:name="__RefHeading___Toc1093_3693776615"/></text:h>
      <text:p text:style-name="P47">Sdfsfsdfsdfsdf</text:p>
      <text:h text:style-name="Heading_20_2" text:outline-level="2"><text:bookmark-start text:name="__RefHeading___Toc1091_3693776615"/>Mass Replication <text:span text:style-name="T56">Subsystem </text:span><text:span text:style-name="T224">(stub)</text:span><text:bookmark-end text:name="__RefHeading___Toc1091_3693776615"/></text:h>
      <text:p text:style-name="P47">Sdfsdfsdfdsf</text:p>
      <text:h text:style-name="Heading_20_2" text:outline-level="2"><text:bookmark-start text:name="__RefHeading___Toc1089_3693776615"/>SlateTree <text:span text:style-name="T224">(stub)</text:span><text:bookmark-end text:name="__RefHeading___Toc1089_3693776615"/></text:h>
      <text:p text:style-name="P47">ghfghfghfgh</text:p>
      <text:h text:style-name="P107" text:outline-level="1"><text:bookmark-start text:name="__RefHeading___Toc1369_3055110858"/>Tutorials<text:bookmark-end text:name="__RefHeading___Toc1369_3055110858"/></text:h>
      <text:p text:style-name="P68"><text:span text:style-name="T101">The following 3 tutorials provide an example of using the Mass plugins. By the end, it is hoped that you will have learned how to set up a project for the plugins, and use its </text:span><text:span text:style-name="T102">core</text:span><text:span text:style-name="T101"> systems to create gameplay.</text:span></text:p>
      <text:p text:style-name="P68"><text:span text:style-name="T101">First, we will be looking at how we can use the entity database via blueprint, and the c++ required to enable that. The result will be a UMG widget that reads and writes to a fragment from an entity. It will do this to play a sound </text:span><text:span text:style-name="T102">at the player’s location </text:span><text:span text:style-name="T101">on press and swap between using 2 sounds </text:span><text:span text:style-name="T102">on another button press</text:span><text:span text:style-name="T101">.</text:span></text:p>
      <text:p text:style-name="P68"><text:span text:style-name="T101">Second, we will be looking at how to implement the sound playback as a processor. </text:span><text:span text:style-name="T102">W</text:span><text:span text:style-name="T101">e will queue up playback with a signal processor and a tag fragment. </text:span><text:span text:style-name="T102">We will also </text:span><text:span text:style-name="T101">use an observer processor to monitor the playback being queued and being completed via this tag, </text:span><text:span text:style-name="T102">printing a message to the logs</text:span><text:span text:style-name="T101">.</text:span></text:p>
      <text:p text:style-name="P69">Lastly, we will implement networking of the sound playback, and allow players to play their chosen sound at their location on all connected clients.</text:p>
      <text:h text:style-name="P107" text:outline-level="1"><text:bookmark-start text:name="__RefHeading___Toc1359_3055110858"/>Tutorial 1: Using the entity database for blueprint scripting <text:span text:style-name="T61">of UMG widget ‘Fart Button’</text:span><text:bookmark-end text:name="__RefHeading___Toc1359_3055110858"/></text:h>
      <text:p text:style-name="P101"><text:span text:style-name="Strong_20_Emphasis"/></text:p>
      <text:p text:style-name="P51"><text:span text:style-name="Strong_20_Emphasis">This tutorial, despite the blueprint focus, is intended </text:span><text:span text:style-name="Strong_20_Emphasis"><text:span text:style-name="T174">mainly for</text:span></text:span><text:span text:style-name="Strong_20_Emphasis"> c++ developers. </text:span></text:p>
      <text:p text:style-name="P57"><text:span text:style-name="Strong_20_Emphasis"><text:span text:style-name="T85">It is assumed </text:span></text:span><text:span text:style-name="Strong_20_Emphasis"><text:span text:style-name="T60">that if you are reading this and about to try using it you are using a source build cloned or forked from the UE5-Main branch. </text:span></text:span><text:span text:style-name="Strong_20_Emphasis"><text:span text:style-name="T217">It is also assumed that you know the basics of c++ and the operation of your IDE and the editor.</text:span></text:span></text:p>
      <text:p text:style-name="Horizontal_20_Line"><text:span text:style-name="Strong_20_Emphasis"/></text:p>
      <text:p text:style-name="P51"><text:span text:style-name="T61">We will be taking a casual stroll through many of the basic c++ setup steps for Mass. </text:span><text:span text:style-name="T174">T</text:span><text:span text:style-name="T61">hen </text:span><text:span text:style-name="T174">we will be </text:span><text:span text:style-name="T61">using what we </text:span><text:span text:style-name="T174">have </text:span><text:span text:style-name="T61">set up to drive a very simple blueprint script </text:span><text:span text:style-name="T65">that uses a fragment getter and setter</text:span><text:span text:style-name="T61">.</text:span></text:p>
      <text:p text:style-name="P52">The objective of this tutorial is to create a widget in UMG that will play a sound at the players location based on the value of a fragment within the entity database spawned by a Mass Agent Component on the player pawn. This sound will be set up by a trait, configured within a entity config data asset and set as our agent config in the pawn blueprint.</text:p>
      <text:p text:style-name="P53"><text:span text:style-name="T61">Put simply, we will be putting a Fart Button on the UI and making it toot </text:span><text:span text:style-name="T65">using fragments</text:span><text:span text:style-name="T61">. We will also offer another button that switches it to a Boring Button that makes you yawn instead at runtime.</text:span></text:p>
      <text:h text:style-name="Heading_20_3" text:outline-level="3"><text:bookmark-start text:name="__RefHeading___Toc1363_3055110858"/>Preparation<text:bookmark-end text:name="__RefHeading___Toc1363_3055110858"/></text:h>
      <text:p text:style-name="P53"><text:span text:style-name="T61">First, grab the assets we will be using, these are our 7 sound waves for 2 sound cues. These cues just play the farts and yawns randomly. </text:span><text:span text:style-name="Placeholder"><text:span text:style-name="T62">Put in a github link for this later</text:span></text:span></text:p>
      <text:p text:style-name="P55"><text:span text:style-name="T62">If you wish to look at the completed UMG widget, the asset may be found </text:span><text:span text:style-name="Placeholder"><text:span text:style-name="T62">link for that</text:span></text:span>. <text:span text:style-name="T62">You should make the widget yourself, however.</text:span></text:p>
      <text:p text:style-name="P55"><text:span text:style-name="T62">Next, create a project </text:span><text:span text:style-name="T63">called MassTutorials</text:span><text:span text:style-name="T62">, </text:span><text:span text:style-name="T64">First Person template</text:span><text:span text:style-name="T62">, make it a c++ project.</text:span></text:p>
      <text:p text:style-name="P81">Open your new project in the editor, let it build the binaries, this has to be done to let it launch.</text:p>
      <text:p text:style-name="P55">Open the plugins menu and turn on MassEntity, MassGameplay and StructUtils plugins. <text:span text:style-name="T69">The editor will ask you to restart, do so now.</text:span></text:p>
      <text:p text:style-name="P54"><text:span text:style-name="T69">Back i</text:span>n the editor, import the <text:span text:style-name="T69">sound wave and cue </text:span>assets, but do not import the widget asset if you are going to look at the completed example. <text:span text:style-name="T69">T</text:span>he code for it is not in place yet!</text:p>
      <text:p text:style-name="P55"><text:span text:style-name="T62">Finally, we can open our code IDE, if this was not already done for you when the project was created. Open the </text:span><text:span text:style-name="T113">file</text:span><text:span text:style-name="T62"> </text:span><text:span text:style-name="Source_20_Text"><text:span text:style-name="T63">MassTutorials.Build.cs</text:span></text:span><text:span text:style-name="T63"> and find the public dependencies line, replace it with the </text:span><text:span text:style-name="T68">code in figure 1</text:span><text:span text:style-name="T63">.</text:span></text:p>
      <text:p text:style-name="P55"><text:span text:style-name="Source_20_Text"/></text:p>
      <text:p text:style-name="P2"><text:span text:style-name="Source_20_Text"/></text:p>
      <text:p text:style-name="Preformatted_20_Text"><text:span text:style-name="Source_20_Text"><text:span text:style-name="T175"><text:tab/><text:tab/>PublicDependencyModuleNames</text:span></text:span><text:span text:style-name="Source_20_Text">.</text:span><text:span text:style-name="Source_20_Text"><text:span text:style-name="T191">AddRange</text:span></text:span><text:span text:style-name="Source_20_Text">(</text:span><text:span text:style-name="Source_20_Text"><text:span text:style-name="T123">new</text:span></text:span><text:span text:style-name="Source_20_Text"> </text:span><text:span text:style-name="Source_20_Text"><text:span text:style-name="T123">string</text:span></text:span><text:span text:style-name="Source_20_Text">[] </text:span></text:p>
      <text:p text:style-name="Preformatted_20_Text"><text:span text:style-name="Source_20_Text"><text:tab/><text:tab/>{ </text:span></text:p>
      <text:p text:style-name="Preformatted_20_Text"><text:span text:style-name="Source_20_Text"><text:tab/><text:tab/><text:tab/></text:span><text:span text:style-name="Source_20_Text"><text:span text:style-name="T157">"Core"</text:span></text:span><text:span text:style-name="Source_20_Text">, </text:span></text:p>
      <text:p text:style-name="Preformatted_20_Text"><text:span text:style-name="Source_20_Text"><text:tab/><text:tab/><text:tab/></text:span><text:span text:style-name="Source_20_Text"><text:span text:style-name="T157">"CoreUObject"</text:span></text:span><text:span text:style-name="Source_20_Text">, </text:span></text:p>
      <text:p text:style-name="Preformatted_20_Text"><text:span text:style-name="Source_20_Text"><text:tab/><text:tab/><text:tab/></text:span><text:span text:style-name="Source_20_Text"><text:span text:style-name="T157">"Engine"</text:span></text:span><text:span text:style-name="Source_20_Text">, </text:span></text:p>
      <text:p text:style-name="Preformatted_20_Text"><text:span text:style-name="Source_20_Text"><text:tab/><text:tab/><text:tab/></text:span><text:span text:style-name="Source_20_Text"><text:span text:style-name="T157">"InputCore"</text:span></text:span><text:span text:style-name="Source_20_Text">, </text:span></text:p>
      <text:p text:style-name="Preformatted_20_Text"><text:span text:style-name="Source_20_Text"><text:tab/><text:tab/><text:tab/></text:span><text:span text:style-name="Source_20_Text"><text:span text:style-name="T157">"HeadMountedDisplay"</text:span></text:span><text:span text:style-name="Source_20_Text">, </text:span></text:p>
      <text:p text:style-name="Preformatted_20_Text"><text:span text:style-name="Source_20_Text"><text:tab/><text:tab/><text:tab/></text:span><text:span text:style-name="Source_20_Text"><text:span text:style-name="T157">"MassEntity"</text:span></text:span><text:span text:style-name="Source_20_Text">, </text:span></text:p>
      <text:p text:style-name="Preformatted_20_Text"><text:span text:style-name="Source_20_Text"><text:tab/><text:tab/><text:tab/></text:span><text:span text:style-name="Source_20_Text"><text:span text:style-name="T157">"MassActors"</text:span></text:span><text:span text:style-name="Source_20_Text">, </text:span></text:p>
      <text:p text:style-name="Preformatted_20_Text"><text:span text:style-name="Source_20_Text"><text:tab/><text:tab/><text:tab/></text:span><text:span text:style-name="Source_20_Text"><text:span text:style-name="T157">"MassCommon"</text:span></text:span><text:span text:style-name="Source_20_Text">, </text:span></text:p>
      <text:p text:style-name="Preformatted_20_Text"><text:span text:style-name="Source_20_Text"><text:tab/><text:tab/><text:tab/></text:span><text:span text:style-name="Source_20_Text"><text:span text:style-name="T157">"MassSignals"</text:span></text:span><text:span text:style-name="Source_20_Text">, </text:span></text:p>
      <text:p text:style-name="Preformatted_20_Text"><text:span text:style-name="Source_20_Text"><text:span text:style-name="T70"><text:tab/><text:tab/><text:tab/></text:span></text:span><text:span text:style-name="Source_20_Text"><text:span text:style-name="T158">"MassS</text:span></text:span><text:span text:style-name="Source_20_Text"><text:span text:style-name="T166">pawner</text:span></text:span><text:span text:style-name="Source_20_Text"><text:span text:style-name="T158">"</text:span></text:span><text:span text:style-name="Source_20_Text"><text:span text:style-name="T70">, </text:span></text:span></text:p>
      <text:p text:style-name="Preformatted_20_Text"><text:span text:style-name="Source_20_Text"><text:tab/><text:tab/><text:tab/></text:span><text:span text:style-name="Source_20_Text"><text:span text:style-name="T157">"StructUtils"</text:span></text:span><text:span text:style-name="Source_20_Text">, </text:span></text:p>
      <text:p text:style-name="Preformatted_20_Text"><text:span text:style-name="Source_20_Text"><text:tab/><text:tab/>});</text:span></text:p>
      <text:p text:style-name="Horizontal_20_Line"><text:span text:style-name="Source_20_Text"/></text:p>
      <text:p text:style-name="P95">Figure 1. The required public dependency modules for MassTutorials.Build.cs</text:p>
      <text:p text:style-name="P56">We’re all ready to go! <text:span text:style-name="T68">At this point, we do not build, nor close the editor. We have some code to add first.</text:span></text:p>
      <text:h text:style-name="Heading_20_3" text:outline-level="3"><text:bookmark-start text:name="__RefHeading___Toc1365_3055110858"/>Step 1: Fragment definitions<text:bookmark-end text:name="__RefHeading___Toc1365_3055110858"/></text:h>
      <text:p text:style-name="P58">The first step is to create the definition of our very first fragment. Add <text:span text:style-name="T66">this</text:span> file to your project:</text:p>
      <text:list xml:id="list5236776" text:style-name="List_20_1">
        <text:list-item>
          <text:p text:style-name="P132"><text:span text:style-name="Emphasis">/MassTutorials/Source/MassTutorials/Public/MassTutorialsFragments.h</text:span></text:p>
        </text:list-item>
      </text:list>
      <text:p text:style-name="P58"/>
      <text:p text:style-name="P59">Next fill in the code from figure 2.</text:p>
      <text:p text:style-name="P58"/>
      <text:p text:style-name="P2"><text:span text:style-name="Source_20_Text"/></text:p>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17">#pragma once</text:span></text:span></text:p>
      <text:p text:style-name="Preformatted_20_Text"><text:span text:style-name="Source_20_Text"><text:span text:style-name="T117"/></text:span></text:p>
      <text:p text:style-name="P103"><text:span text:style-name="Source_20_Text"><text:span text:style-name="T117">#include</text:span></text:span><text:span text:style-name="Source_20_Text"> </text:span><text:span text:style-name="Source_20_Text"><text:span text:style-name="T157">"CoreMinimal.h"</text:span></text:span></text:p>
      <text:p text:style-name="Preformatted_20_Text"><text:span text:style-name="Source_20_Text"><text:span text:style-name="T117">#include</text:span></text:span><text:span text:style-name="Source_20_Text"> </text:span><text:span text:style-name="Source_20_Text"><text:span text:style-name="T157">"MassEntityTypes.h"</text:span></text:span></text:p>
      <text:p text:style-name="Preformatted_20_Text"><text:span text:style-name="Source_20_Text"/></text:p>
      <text:p text:style-name="Preformatted_20_Text"><text:span text:style-name="Source_20_Text"><text:span text:style-name="T119">#include</text:span></text:span><text:span text:style-name="Source_20_Text"><text:span text:style-name="T71"> </text:span></text:span><text:span text:style-name="Source_20_Text"><text:span text:style-name="T159">"Mass</text:span></text:span><text:span text:style-name="Source_20_Text"><text:span text:style-name="T160">Tutorials</text:span></text:span><text:span text:style-name="Source_20_Text"><text:span text:style-name="T159">Fragments.generated.h"</text:span></text:span></text:p>
      <text:p text:style-name="Preformatted_20_Text"><text:span text:style-name="Source_20_Text"/></text:p>
      <text:p text:style-name="Preformatted_20_Text"><text:span text:style-name="Source_20_Text"><text:span text:style-name="T173">/**</text:span></text:span></text:p>
      <text:p text:style-name="Preformatted_20_Text"><text:span text:style-name="Source_20_Text"><text:span text:style-name="T173">* Fragment wrapping a sound asset</text:span></text:span></text:p>
      <text:p text:style-name="Preformatted_20_Text"><text:span text:style-name="Source_20_Text"><text:span text:style-name="T173">*/</text:span></text:span></text:p>
      <text:p text:style-name="Preformatted_20_Text"><text:span text:style-name="Source_20_Text"><text:span text:style-name="T132">USTRUCT</text:span></text:span><text:span text:style-name="Source_20_Text">(BlueprintType)</text:span></text:p>
      <text:p text:style-name="Preformatted_20_Text"><text:span text:style-name="Source_20_Text"><text:span text:style-name="T125">struct</text:span></text:span><text:span text:style-name="Source_20_Text"><text:span text:style-name="T71"> </text:span></text:span><text:span text:style-name="Source_20_Text"><text:span text:style-name="T134">MASST</text:span></text:span><text:span text:style-name="Source_20_Text"><text:span text:style-name="T135">UTORIALS</text:span></text:span><text:span text:style-name="Source_20_Text"><text:span text:style-name="T134">_API</text:span></text:span><text:span text:style-name="Source_20_Text"><text:span text:style-name="T71"> </text:span></text:span><text:span text:style-name="Source_20_Text"><text:span text:style-name="T144">FMassT</text:span></text:span><text:span text:style-name="Source_20_Text"><text:span text:style-name="T145">utorials</text:span></text:span><text:span text:style-name="Source_20_Text"><text:span text:style-name="T144">Sound</text:span></text:span><text:span text:style-name="Source_20_Text"><text:span text:style-name="T145">Wrapper</text:span></text:span><text:span text:style-name="Source_20_Text"><text:span text:style-name="T144">Fragment</text:span></text:span><text:span text:style-name="Source_20_Text"><text:span text:style-name="T71"> : </text:span></text:span><text:span text:style-name="Source_20_Text"><text:span text:style-name="T125">public</text:span></text:span><text:span text:style-name="Source_20_Text"><text:span text:style-name="T71"> </text:span></text:span><text:span text:style-name="Source_20_Text"><text:span text:style-name="T144">FMassFragment</text:span></text:span></text:p>
      <text:p text:style-name="Preformatted_20_Text"><text:span text:style-name="Source_20_Text">{</text:span></text:p>
      <text:p text:style-name="Preformatted_20_Text"><text:span text:style-name="Source_20_Text"><text:tab/></text:span><text:span text:style-name="Source_20_Text"><text:span text:style-name="T132">GENERATED_BODY</text:span></text:span><text:span text:style-name="Source_20_Text">()</text:span></text:p>
      <text:p text:style-name="Preformatted_20_Text"><text:span text:style-name="Source_20_Text"/></text:p>
      <text:p text:style-name="Preformatted_20_Text"><text:span text:style-name="Source_20_Text"><text:tab/></text:span><text:span text:style-name="Source_20_Text"><text:span text:style-name="T132">UPROPERTY</text:span></text:span><text:span text:style-name="Source_20_Text">(BlueprintReadWrite, EditAnywhere)</text:span></text:p>
      <text:p text:style-name="Preformatted_20_Text"><text:span text:style-name="Source_20_Text"><text:tab/></text:span><text:span text:style-name="Source_20_Text"><text:span text:style-name="T140">TWeakObjectPtr</text:span></text:span><text:span text:style-name="Source_20_Text">&lt;</text:span><text:span text:style-name="Source_20_Text"><text:span text:style-name="T140">USoundBase</text:span></text:span><text:span text:style-name="Source_20_Text">&gt; </text:span><text:span text:style-name="Source_20_Text"><text:span text:style-name="T175">SoundToUse</text:span></text:span><text:span text:style-name="Source_20_Text">;</text:span></text:p>
      <text:p text:style-name="Preformatted_20_Text"><text:span text:style-name="Source_20_Text">};</text:span></text:p>
      <text:p text:style-name="Horizontal_20_Line"/>
      <text:p text:style-name="Figure">Figure 2. Contents of MassTutorialsFragments.h</text:p>
      <text:p text:style-name="P28"><text:span text:style-name="T83">Fairly straight forward, we include </text:span><text:span text:style-name="Source_20_Text"><text:span text:style-name="T83">CoreMinimal.h</text:span></text:span><text:span text:style-name="T83"> for general unreal definitions, and </text:span><text:span text:style-name="Source_20_Text"><text:span text:style-name="T83">MassEntityTypes.h</text:span></text:span><text:span text:style-name="T83"> for the definition of </text:span><text:span text:style-name="Source_20_Text"><text:span text:style-name="T83">FMassFragment</text:span></text:span><text:span text:style-name="T83">.</text:span></text:p>
      <text:p text:style-name="P27"/>
      <text:p text:style-name="P28"><text:span text:style-name="T83">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83">USoundBase</text:span></text:span><text:span text:style-name="T83">, the base class for sound assets. This stores the sound to play on button press.</text:span></text:p>
      <text:p text:style-name="Horizontal_20_Line"/>
      <text:p text:style-name="P60"><text:span text:style-name="Source_20_Text"><text:span text:style-name="T98">BlueprintType</text:span></text:span><text:span text:style-name="Strong_20_Emphasis"> structs and </text:span><text:span text:style-name="Source_20_Text"><text:span text:style-name="T98">BlueprintReadWrite</text:span></text:span><text:span text:style-name="Strong_20_Emphasis"> properties cause Unreal Header Tool to generate more code, but do not add additional data or overhead on access in c++.</text:span></text:p>
      <text:p text:style-name="P64"><text:span text:style-name="Strong_20_Emphasis"><text:span text:style-name="T83">Not every fragment needs BP support, for the sake of compile times and </text:span></text:span><text:span text:style-name="Strong_20_Emphasis"><text:span text:style-name="T84">binary file size. However, strongly consider using these specifiers for anything a </text:span></text:span><text:span text:style-name="Strong_20_Emphasis"><text:span text:style-name="T87">BP scripter</text:span></text:span><text:span text:style-name="Strong_20_Emphasis"><text:span text:style-name="T84"> might use!</text:span></text:span></text:p>
      <text:p text:style-name="Horizontal_20_Line"/>
      <text:h text:style-name="P119" text:outline-level="3"><text:bookmark-start text:name="__RefHeading___Toc1361_3055110858"/>Step 2: Defining an agent template trait<text:bookmark-end text:name="__RefHeading___Toc1361_3055110858"/></text:h>
      <text:p text:style-name="P65"><text:span text:style-name="T68">Now we have a fragment wrapping a sound asset, </text:span><text:span text:style-name="T94">we need a Trait. This is used by Entity Config Assets to create templates for an entity, which we can configure at design time. Each trait represents a capability for an entity, as an ‘agent’ entity. </text:span></text:p>
      <text:p text:style-name="Horizontal_20_Line"/>
      <text:p text:style-name="P66"><text:span text:style-name="Strong_20_Emphasis"><text:span text:style-name="T94">Agents sharing a set of traits can be thought of as an analogue for an actor base class. </text:span></text:span></text:p>
      <text:p text:style-name="P66"><text:span text:style-name="Strong_20_Emphasis"><text:span text:style-name="T95">T</text:span></text:span><text:span text:style-name="Strong_20_Emphasis"><text:span text:style-name="T94">raits are very much like </text:span></text:span><text:span text:style-name="Strong_20_Emphasis"><text:span text:style-name="T86">property driven</text:span></text:span><text:span text:style-name="Strong_20_Emphasis"><text:span text:style-name="T94"> actor components.</text:span></text:span></text:p>
      <text:p text:style-name="Horizontal_20_Line"/>
      <text:p text:style-name="P67">Add 2 files to your project:</text:p>
      <text:list xml:id="list193144962761650" text:continue-numbering="true" text:style-name="List_20_1">
        <text:list-item>
          <text:p text:style-name="P133"><text:span text:style-name="Emphasis">/MassTutorials/Source/MassTutorials/Public/MassTutorialsTraits.h</text:span></text:p>
        </text:list-item>
        <text:list-item>
          <text:p text:style-name="P133"><text:span text:style-name="Emphasis">/MassTutorials/Source/MassTutorials/Private/MassTutorialsTraits.cpp</text:span></text:p>
        </text:list-item>
      </text:list>
      <text:p text:style-name="P67">And fill in their contents from Figure 3 and 4.</text:p>
      <text:p text:style-name="P2"/>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17">#pragma once</text:span></text:span></text:p>
      <text:p text:style-name="Preformatted_20_Text"><text:span text:style-name="Source_20_Text"><text:span text:style-name="T117"/></text:span></text:p>
      <text:p text:style-name="Preformatted_20_Text"><text:span text:style-name="Source_20_Text"><text:span text:style-name="T117">#include</text:span></text:span><text:span text:style-name="Source_20_Text"> </text:span><text:span text:style-name="Source_20_Text"><text:span text:style-name="T157">"CoreMinimal.h"</text:span></text:span></text:p>
      <text:p text:style-name="Preformatted_20_Text"><text:span text:style-name="Source_20_Text"><text:span text:style-name="T117">#include</text:span></text:span><text:span text:style-name="Source_20_Text"> </text:span><text:span text:style-name="Source_20_Text"><text:span text:style-name="T157">"MassEntityTraitBase.h"</text:span></text:span></text:p>
      <text:p text:style-name="Preformatted_20_Text"><text:span text:style-name="Source_20_Text"><text:span text:style-name="T117">#include</text:span></text:span><text:span text:style-name="Source_20_Text"> </text:span><text:span text:style-name="Source_20_Text"><text:span text:style-name="T157">"MassTutorialsTraits.generated.h"</text:span></text:span></text:p>
      <text:p text:style-name="Preformatted_20_Text"><text:span text:style-name="Source_20_Text"/></text:p>
      <text:p text:style-name="Preformatted_20_Text"><text:span text:style-name="Source_20_Text"><text:span text:style-name="T132">UCLASS</text:span></text:span><text:span text:style-name="Source_20_Text"><text:span text:style-name="T172">()</text:span></text:span></text:p>
      <text:p text:style-name="Preformatted_20_Text"><text:span text:style-name="Source_20_Text"><text:span text:style-name="T124">class</text:span></text:span><text:span text:style-name="Source_20_Text"><text:span text:style-name="T70"> </text:span></text:span><text:span text:style-name="Source_20_Text"><text:span text:style-name="T133">MASST</text:span></text:span><text:span text:style-name="Source_20_Text"><text:span text:style-name="T137">UTORIALS</text:span></text:span><text:span text:style-name="Source_20_Text"><text:span text:style-name="T133">_API</text:span></text:span><text:span text:style-name="Source_20_Text"><text:span text:style-name="T70"> </text:span></text:span><text:span text:style-name="Source_20_Text"><text:span text:style-name="T142">UMassT</text:span></text:span><text:span text:style-name="Source_20_Text"><text:span text:style-name="T152">utorials</text:span></text:span><text:span text:style-name="Source_20_Text"><text:span text:style-name="T142">Fart</text:span></text:span><text:span text:style-name="Source_20_Text"><text:span text:style-name="T143">er</text:span></text:span><text:span text:style-name="Source_20_Text"><text:span text:style-name="T142">Trait</text:span></text:span><text:span text:style-name="Source_20_Text"><text:span text:style-name="T70"> : </text:span></text:span><text:span text:style-name="Source_20_Text"><text:span text:style-name="T124">public</text:span></text:span><text:span text:style-name="Source_20_Text"><text:span text:style-name="T70"> </text:span></text:span><text:span text:style-name="Source_20_Text"><text:span text:style-name="T142">UMassEntityTraitBase</text:span></text:span></text:p>
      <text:p text:style-name="Preformatted_20_Text"><text:span text:style-name="Source_20_Text">{</text:span></text:p>
      <text:p text:style-name="Preformatted_20_Text"><text:span text:style-name="Source_20_Text"><text:tab/></text:span><text:span text:style-name="Source_20_Text"><text:span text:style-name="T132">GENERATED_BODY</text:span></text:span><text:span text:style-name="Source_20_Text"><text:span text:style-name="T172">()</text:span></text:span></text:p>
      <text:p text:style-name="Preformatted_20_Text"><text:span text:style-name="Source_20_Text"/></text:p>
      <text:p text:style-name="Preformatted_20_Text"><text:span text:style-name="Source_20_Text"><text:span text:style-name="T123">protected</text:span></text:span><text:span text:style-name="Source_20_Text">:</text:span></text:p>
      <text:p text:style-name="Preformatted_20_Text"><text:span text:style-name="Source_20_Text"/></text:p>
      <text:p text:style-name="Preformatted_20_Text"><text:span text:style-name="Source_20_Text"><text:tab/></text:span><text:span text:style-name="Source_20_Text"><text:span text:style-name="T123">virtual</text:span></text:span><text:span text:style-name="Source_20_Text"> </text:span><text:span text:style-name="Source_20_Text"><text:span text:style-name="T123">void</text:span></text:span><text:span text:style-name="Source_20_Text"> </text:span><text:span text:style-name="Source_20_Text"><text:span text:style-name="T191">BuildTemplate</text:span></text:span><text:span text:style-name="Source_20_Text">(</text:span></text:p>
      <text:p text:style-name="Preformatted_20_Text"><text:span text:style-name="Source_20_Text"><text:tab/><text:tab/></text:span><text:span text:style-name="Source_20_Text"><text:span text:style-name="T140">FMassEntityTemplateBuildContext</text:span></text:span><text:span text:style-name="Source_20_Text">&amp; </text:span><text:span text:style-name="Source_20_Text"><text:span text:style-name="T175">BuildContext</text:span></text:span><text:span text:style-name="Source_20_Text">, </text:span></text:p>
      <text:p text:style-name="Preformatted_20_Text"><text:span text:style-name="Source_20_Text"><text:tab/><text:tab/></text:span><text:span text:style-name="Source_20_Text"><text:span text:style-name="T140">UWorld</text:span></text:span><text:span text:style-name="Source_20_Text">&amp; </text:span><text:span text:style-name="Source_20_Text"><text:span text:style-name="T175">World</text:span></text:span><text:span text:style-name="Source_20_Text">) </text:span><text:span text:style-name="Source_20_Text"><text:span text:style-name="T123">const</text:span></text:span><text:span text:style-name="Source_20_Text"> </text:span><text:span text:style-name="Source_20_Text"><text:span text:style-name="T123">override</text:span></text:span><text:span text:style-name="Source_20_Text">;</text:span></text:p>
      <text:p text:style-name="Preformatted_20_Text"><text:span text:style-name="Source_20_Text"/></text:p>
      <text:p text:style-name="Preformatted_20_Text"><text:span text:style-name="Source_20_Text"><text:tab/></text:span><text:span text:style-name="Source_20_Text"><text:span text:style-name="T132">UPROPERTY</text:span></text:span><text:span text:style-name="Source_20_Text">(EditAnywhere, Category = Mass)</text:span></text:p>
      <text:p text:style-name="Preformatted_20_Text"><text:span text:style-name="Source_20_Text"><text:tab/><text:tab/></text:span><text:span text:style-name="Source_20_Text"><text:span text:style-name="T140">USoundBase</text:span></text:span><text:span text:style-name="Source_20_Text">* </text:span><text:span text:style-name="Source_20_Text"><text:span text:style-name="T175">SoundToUse</text:span></text:span><text:span text:style-name="Source_20_Text">;</text:span></text:p>
      <text:p text:style-name="Preformatted_20_Text"><text:span text:style-name="Source_20_Text">};</text:span></text:p>
      <text:p text:style-name="Horizontal_20_Line"/>
      <text:p text:style-name="P96">Figure 3. Contents of MassTutorialsTraits.h</text:p>
      <text:p text:style-name="Text_20_body"><text:span text:style-name="T96">Here we define a subclass of </text:span><text:span text:style-name="Source_20_Text">UMassEntityTraitBase</text:span> <text:span text:style-name="T96">and an override to the </text:span><text:span text:style-name="Source_20_Text"><text:span text:style-name="T96">BuildTemplate</text:span></text:span><text:span text:style-name="T96"> function. We also define a pointer to a sound asset as an </text:span><text:span text:style-name="Source_20_Text"><text:span text:style-name="T96">EditAnywhere</text:span></text:span><text:span text:style-name="T96"> property. </text:span></text:p>
      <text:p text:style-name="Horizontal_20_Line"/>
      <text:p text:style-name="P61"><text:span text:style-name="Strong_20_Emphasis"><text:span text:style-name="T97">The properties of a trait are meant to store defaults that get used to initialize the fragment values, conditionally add tags, and so on. They serve the exact same purpose as the class/</text:span></text:span><text:span text:style-name="Strong_20_Emphasis"><text:span text:style-name="T225">BP</text:span></text:span><text:span text:style-name="Strong_20_Emphasis"><text:span text:style-name="T97"> default values of properties on actor components. </text:span></text:span></text:p>
      <text:p text:style-name="P79"><text:span text:style-name="Strong_20_Emphasis"><text:span text:style-name="T171">As a matter of optimization, f</text:span></text:span><text:span text:style-name="Strong_20_Emphasis"><text:span text:style-name="T170">ragments are not meant to contain optional values and Processors are not meant to lean heavily on conditionals </text:span></text:span><text:span text:style-name="Strong_20_Emphasis"><text:span text:style-name="T89">within their Execute function</text:span></text:span><text:span text:style-name="Strong_20_Emphasis"><text:span text:style-name="T170">. Traits, however, are not bound by this. </text:span></text:span><text:span text:style-name="Strong_20_Emphasis"><text:span text:style-name="T171">T</text:span></text:span><text:span text:style-name="Strong_20_Emphasis"><text:span text:style-name="T170">heir properties can </text:span></text:span><text:span text:style-name="Strong_20_Emphasis"><text:span text:style-name="T88">drive </text:span></text:span><text:span text:style-name="Strong_20_Emphasis"><text:span text:style-name="T89">the configuration of </text:span></text:span><text:span text:style-name="Strong_20_Emphasis"><text:span text:style-name="T88">a wide range of fragment compositions!</text:span></text:span></text:p>
      <text:p text:style-name="P62"><text:span text:style-name="Strong_20_Emphasis"><text:span text:style-name="T97">Keep this in mind when making traits.</text:span></text:span></text:p>
      <text:p text:style-name="Horizontal_20_Line"/>
      <text:p text:style-name="P2"/>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20">#include</text:span></text:span><text:span text:style-name="Source_20_Text"><text:span text:style-name="T72"> </text:span></text:span><text:span text:style-name="Source_20_Text"><text:span text:style-name="T161">"MassT</text:span></text:span><text:span text:style-name="Source_20_Text"><text:span text:style-name="T167">utorial</text:span></text:span><text:span text:style-name="Source_20_Text"><text:span text:style-name="T169">s</text:span></text:span><text:span text:style-name="Source_20_Text"><text:span text:style-name="T161">Traits.h"</text:span></text:span></text:p>
      <text:p text:style-name="Preformatted_20_Text"><text:span text:style-name="Source_20_Text"><text:span text:style-name="T117">#include</text:span></text:span><text:span text:style-name="Source_20_Text"> </text:span><text:span text:style-name="Source_20_Text"><text:span text:style-name="T157">"MassTutorialsFragments.h"</text:span></text:span></text:p>
      <text:p text:style-name="Preformatted_20_Text"><text:span text:style-name="Source_20_Text"><text:span text:style-name="T117">#include</text:span></text:span><text:span text:style-name="Source_20_Text"> </text:span><text:span text:style-name="Source_20_Text"><text:span text:style-name="T157">"MassEntityTemplateRegistry.h"</text:span></text:span></text:p>
      <text:p text:style-name="Preformatted_20_Text"><text:span text:style-name="Source_20_Text"><text:span text:style-name="T117">#include</text:span></text:span><text:span text:style-name="Source_20_Text"> </text:span><text:span text:style-name="Source_20_Text"><text:span text:style-name="T157">"MassEntityView.h"</text:span></text:span></text:p>
      <text:p text:style-name="Preformatted_20_Text"><text:span text:style-name="Source_20_Text"/></text:p>
      <text:p text:style-name="Preformatted_20_Text"><text:span text:style-name="Source_20_Text"><text:span text:style-name="T126">void</text:span></text:span><text:span text:style-name="Source_20_Text"><text:span text:style-name="T72"> </text:span></text:span><text:span text:style-name="Source_20_Text"><text:span text:style-name="T146">UMassT</text:span></text:span><text:span text:style-name="Source_20_Text"><text:span text:style-name="T153">utorialsFarter</text:span></text:span><text:span text:style-name="Source_20_Text"><text:span text:style-name="T146">Trait</text:span></text:span><text:span text:style-name="Source_20_Text"><text:span text:style-name="T72">::</text:span></text:span><text:span text:style-name="Source_20_Text"><text:span text:style-name="T193">BuildTemplate</text:span></text:span><text:span text:style-name="Source_20_Text"><text:span text:style-name="T72">(</text:span></text:span><text:span text:style-name="Source_20_Text"><text:span text:style-name="T146">FMassEntityTemplateBuildContext</text:span></text:span><text:span text:style-name="Source_20_Text"><text:span text:style-name="T72">&amp; </text:span></text:span><text:span text:style-name="Source_20_Text"><text:span text:style-name="T177">BuildContext</text:span></text:span><text:span text:style-name="Source_20_Text"><text:span text:style-name="T72">, </text:span></text:span><text:span text:style-name="Source_20_Text"><text:span text:style-name="T146">UWorld</text:span></text:span><text:span text:style-name="Source_20_Text"><text:span text:style-name="T72">&amp; </text:span></text:span><text:span text:style-name="Source_20_Text"><text:span text:style-name="T177">World</text:span></text:span><text:span text:style-name="Source_20_Text"><text:span text:style-name="T72">) </text:span></text:span><text:span text:style-name="Source_20_Text"><text:span text:style-name="T126">const</text:span></text:span></text:p>
      <text:p text:style-name="Preformatted_20_Text"><text:span text:style-name="Source_20_Text">{</text:span></text:p>
      <text:p text:style-name="Preformatted_20_Text"><text:span text:style-name="Source_20_Text"><text:tab/></text:span><text:span text:style-name="Source_20_Text"><text:span text:style-name="T175">BuildContext</text:span></text:span><text:span text:style-name="Source_20_Text">.</text:span><text:span text:style-name="Source_20_Text"><text:span text:style-name="T191">AddFragment</text:span></text:span><text:span text:style-name="Source_20_Text">&lt;</text:span><text:span text:style-name="Source_20_Text"><text:span text:style-name="T140">FMassTutorialsSoundWrapperFragment</text:span></text:span><text:span text:style-name="Source_20_Text">&gt;();</text:span></text:p>
      <text:p text:style-name="Preformatted_20_Text"><text:span text:style-name="Source_20_Text"><text:tab/></text:span><text:span text:style-name="Source_20_Text"><text:span text:style-name="T175">BuildContext</text:span></text:span><text:span text:style-name="Source_20_Text">.</text:span><text:span text:style-name="Source_20_Text"><text:span text:style-name="T191">GetMutableObjectFragmentInitializers</text:span></text:span><text:span text:style-name="Source_20_Text">().</text:span><text:span text:style-name="Source_20_Text"><text:span text:style-name="T191">Add</text:span></text:span><text:span text:style-name="Source_20_Text">(</text:span></text:p>
      <text:p text:style-name="Preformatted_20_Text"><text:span text:style-name="Source_20_Text"><text:tab/><text:tab/>[=](</text:span><text:span text:style-name="Source_20_Text"><text:span text:style-name="T140">UObject</text:span></text:span><text:span text:style-name="Source_20_Text">&amp; </text:span><text:span text:style-name="Source_20_Text"><text:span text:style-name="T175">Owner</text:span></text:span><text:span text:style-name="Source_20_Text">, </text:span><text:span text:style-name="Source_20_Text"><text:span text:style-name="T140">FMassEntityView</text:span></text:span><text:span text:style-name="Source_20_Text">&amp; </text:span><text:span text:style-name="Source_20_Text"><text:span text:style-name="T175">EntityView</text:span></text:span><text:span text:style-name="Source_20_Text">, </text:span><text:span text:style-name="Source_20_Text"><text:span text:style-name="T123">const</text:span></text:span><text:span text:style-name="Source_20_Text"> </text:span><text:span text:style-name="Source_20_Text"><text:span text:style-name="T140">EMassTranslationDirection</text:span></text:span><text:span text:style-name="Source_20_Text"> </text:span><text:span text:style-name="Source_20_Text"><text:span text:style-name="T175">CurrentDirection</text:span></text:span><text:span text:style-name="Source_20_Text">)</text:span></text:p>
      <text:p text:style-name="Preformatted_20_Text"><text:span text:style-name="Source_20_Text"><text:tab/><text:tab/>{</text:span></text:p>
      <text:p text:style-name="Preformatted_20_Text"><text:span text:style-name="Source_20_Text"><text:tab/><text:tab/><text:tab/></text:span><text:span text:style-name="Source_20_Text"><text:span text:style-name="T140">FMassTutorialsSoundWrapperFragment</text:span></text:span><text:span text:style-name="Source_20_Text">&amp; </text:span><text:span text:style-name="Source_20_Text"><text:span text:style-name="T202">fartfragment</text:span></text:span><text:span text:style-name="Source_20_Text"> = </text:span><text:span text:style-name="Source_20_Text"><text:span text:style-name="T175">EntityView</text:span></text:span><text:span text:style-name="Source_20_Text">.</text:span><text:span text:style-name="Source_20_Text"><text:span text:style-name="T191">GetFragmentData</text:span></text:span><text:span text:style-name="Source_20_Text">&lt;</text:span><text:span text:style-name="Source_20_Text"><text:span text:style-name="T140">FMassTutorialsSoundWrapperFragment</text:span></text:span><text:span text:style-name="Source_20_Text">&gt;();</text:span></text:p>
      <text:p text:style-name="Preformatted_20_Text"><text:span text:style-name="Source_20_Text"><text:tab/><text:tab/><text:tab/></text:span><text:span text:style-name="Source_20_Text"><text:span text:style-name="T202">fartfragment.SoundToUse</text:span></text:span><text:span text:style-name="Source_20_Text"> = </text:span><text:span text:style-name="Source_20_Text"><text:span text:style-name="T175">SoundToUse</text:span></text:span><text:span text:style-name="Source_20_Text">;</text:span></text:p>
      <text:p text:style-name="Preformatted_20_Text"><text:span text:style-name="Source_20_Text"><text:tab/><text:tab/>}</text:span></text:p>
      <text:p text:style-name="Preformatted_20_Text"><text:span text:style-name="Source_20_Text"><text:tab/>);</text:span></text:p>
      <text:p text:style-name="Preformatted_20_Text"><text:span text:style-name="Source_20_Text">}</text:span></text:p>
      <text:p text:style-name="Horizontal_20_Line"/>
      <text:p text:style-name="P97">Figure 4. Contents of MassTutorialsTraits.cpp</text:p>
      <text:p text:style-name="P83">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83">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13">of the same name</text:span>.</text:p>
      <text:p text:style-name="Horizontal_20_Line"/>
      <text:p text:style-name="P140"><text:span text:style-name="Source_20_Text"><text:span text:style-name="T100">BuildTemplate</text:span></text:span><text:span text:style-name="T100"> </text:span><text:span text:style-name="Strong_20_Emphasis"><text:span text:style-name="T100">is part of a chain of calls that happens when using the entity agent template systems to spawn entities. </text:span></text:span><text:span text:style-name="Strong_20_Emphasis"><text:span text:style-name="T103">We use the </text:span></text:span><text:span text:style-name="Source_20_Text"><text:span text:style-name="T103">BuildContext</text:span></text:span><text:span text:style-name="Strong_20_Emphasis"><text:span text:style-name="T103"> to queue up parts of the final template instantiation, which happens </text:span></text:span><text:span text:style-name="Strong_20_Emphasis"><text:span text:style-name="T104">after</text:span></text:span><text:span text:style-name="Strong_20_Emphasis"><text:span text:style-name="T103"> all traits have run this function. </text:span></text:span><text:span text:style-name="Strong_20_Emphasis"><text:span text:style-name="T225">Do not call anything in here that does not queue up commands. </text:span></text:span></text:p>
      <text:p text:style-name="P140"><text:span text:style-name="Strong_20_Emphasis">‘</text:span><text:span text:style-name="Strong_20_Emphasis"><text:span text:style-name="T225">Mutable Object Fragment Initializers’ can do far more than set initial fragment values based on trait property. It is a functor </text:span></text:span><text:span text:style-name="Strong_20_Emphasis"><text:span text:style-name="T92">that will be called later when the entity is already created!</text:span></text:span></text:p>
      <text:p text:style-name="P140"><text:span text:style-name="Strong_20_Emphasis"><text:span text:style-name="T100">It is not the only way to spawn an entity and set it up, but it is the primary method we are intended to use for this task, </text:span></text:span><text:span text:style-name="Strong_20_Emphasis"><text:span text:style-name="T226">and </text:span></text:span><text:span text:style-name="Strong_20_Emphasis"><text:span text:style-name="T93">very </text:span></text:span><text:span text:style-name="Strong_20_Emphasis"><text:span text:style-name="T226">designer friendly</text:span></text:span><text:span text:style-name="Strong_20_Emphasis"><text:span text:style-name="T100">. </text:span></text:span></text:p>
      <text:p text:style-name="Horizontal_20_Line"/>
      <text:h text:style-name="P115" text:outline-level="3"/>
      <text:h text:style-name="P120" text:outline-level="3">Step 3: Creating some utility statics for blueprint</text:h>
      <text:p text:style-name="P70"><text:span text:style-name="T102">We have one last bit of c++ code to go before we get back to using the editor. </text:span><text:span text:style-name="T103">We need a blueprint function library to provide some statics for blueprint users. Mass uses templates to deal with the demands of reading and writing totally different fragment structs, which is not something blueprint supports. </text:span></text:p>
      <text:p text:style-name="P78">Therefore, for each trait we require getters and setters for designer facing fragments and tags:</text:p>
      <text:list xml:id="list193144423727856" text:continue-numbering="true" text:style-name="List_20_1">
        <text:list-item>
          <text:p text:style-name="P141">A getter that gets an array of fragments for an array of entity handles.</text:p>
        </text:list-item>
        <text:list-item>
          <text:p text:style-name="P134">A getter that gets a fragment for an entity handle.</text:p>
        </text:list-item>
        <text:list-item>
          <text:p text:style-name="P134">A setter that sets fragment values for an array of entity handles from an array of fragments.</text:p>
        </text:list-item>
        <text:list-item>
          <text:p text:style-name="P134">A setter that sets the fragment value for an entity handle from a fragment.</text:p>
        </text:list-item>
      </text:list>
      <text:p text:style-name="P71"><text:span text:style-name="T105">These all require either a context object from the same world as the entity, world, or entity subsystem to be passed into it. To save BP nodes, and for lack of </text:span><text:span text:style-name="Source_20_Text"><text:span text:style-name="T105">UObject::GetWorld</text:span></text:span><text:span text:style-name="T105"> by default in BP, we use a context actor here.</text:span></text:p>
      <text:p text:style-name="Text_20_body"><text:span text:style-name="T106">Additionally, we have to provide a function to access the entity handle </text:span><text:span text:style-name="T116">of </text:span><text:span text:style-name="T106">a Mass Agent Component, which is not currently </text:span><text:span text:style-name="Source_20_Text"><text:span text:style-name="T106">BlueprintType</text:span></text:span><text:span text:style-name="T106">,</text:span> <text:span text:style-name="T116">and</text:span><text:span text:style-name="T106"> </text:span><text:span text:style-name="T116">has an accessor which </text:span><text:span text:style-name="T106">is currently not </text:span><text:span text:style-name="Source_20_Text"><text:span text:style-name="T106">BlueprintCallable</text:span></text:span><text:span text:style-name="T106">.</text:span></text:p>
      <text:p text:style-name="P72">Add 3 files to your project:</text:p>
      <text:list xml:id="list193145866730971" text:continue-numbering="true" text:style-name="List_20_1">
        <text:list-item>
          <text:p text:style-name="P135"><text:span text:style-name="Emphasis">/MassTutorials/Source/MassTutorials/Public/MassTutorialsTypes.h</text:span></text:p>
        </text:list-item>
        <text:list-item>
          <text:p text:style-name="P135"><text:span text:style-name="Emphasis">/MassTutorials/Source/MassTutorials/Public/MassTutorialsStatics.h</text:span></text:p>
        </text:list-item>
        <text:list-item>
          <text:p text:style-name="P130"><text:span text:style-name="Emphasis"><text:span text:style-name="T106">/MassTutorials/Source/MassTutorials/Private/MassTutorialsStatics.cpp</text:span></text:span></text:p>
        </text:list-item>
      </text:list>
      <text:p text:style-name="P72">Fill in their contents from Figures 5, 6 and 7.</text:p>
      <text:p text:style-name="P72"/>
      <text:p text:style-name="P2"/>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17">#pragma once</text:span></text:span></text:p>
      <text:p text:style-name="Preformatted_20_Text"><text:span text:style-name="Source_20_Text"><text:span text:style-name="T117"/></text:span></text:p>
      <text:p text:style-name="Preformatted_20_Text"><text:span text:style-name="Source_20_Text"><text:span text:style-name="T117">#include</text:span></text:span><text:span text:style-name="Source_20_Text"> </text:span><text:span text:style-name="Source_20_Text"><text:span text:style-name="T157">"MassEntityTypes.h"</text:span></text:span></text:p>
      <text:p text:style-name="Preformatted_20_Text"><text:span text:style-name="Source_20_Text"><text:span text:style-name="T117">#include</text:span></text:span><text:span text:style-name="Source_20_Text"><text:span text:style-name="T157"> "MassTutorialsTypes.generated.h"</text:span></text:span></text:p>
      <text:p text:style-name="Preformatted_20_Text"><text:span text:style-name="Source_20_Text"/></text:p>
      <text:p text:style-name="Preformatted_20_Text"><text:span text:style-name="Source_20_Text"><text:span text:style-name="T132">USTRUCT</text:span></text:span><text:span text:style-name="Source_20_Text">(BlueprintType)</text:span></text:p>
      <text:p text:style-name="Preformatted_20_Text"><text:span text:style-name="Source_20_Text"><text:span text:style-name="T123">struct</text:span></text:span><text:span text:style-name="Source_20_Text"> </text:span><text:span text:style-name="Source_20_Text"><text:span text:style-name="T132">MASSTUTORIALS_API</text:span></text:span><text:span text:style-name="Source_20_Text"> </text:span><text:span text:style-name="Source_20_Text"><text:span text:style-name="T140">FEntityHandleWrapper</text:span></text:span></text:p>
      <text:p text:style-name="Preformatted_20_Text"><text:span text:style-name="Source_20_Text">{</text:span></text:p>
      <text:p text:style-name="Preformatted_20_Text"><text:span text:style-name="Source_20_Text"><text:tab/></text:span><text:span text:style-name="Source_20_Text"><text:span text:style-name="T132">GENERATED_BODY()</text:span></text:span></text:p>
      <text:p text:style-name="Preformatted_20_Text"><text:span text:style-name="Source_20_Text"/></text:p>
      <text:p text:style-name="Preformatted_20_Text"><text:span text:style-name="Source_20_Text"><text:span text:style-name="T123">public</text:span></text:span><text:span text:style-name="Source_20_Text">:</text:span></text:p>
      <text:p text:style-name="Preformatted_20_Text"><text:span text:style-name="Source_20_Text"><text:tab/></text:span><text:span text:style-name="Source_20_Text"><text:span text:style-name="T132">UPROPERTY()</text:span></text:span></text:p>
      <text:p text:style-name="Preformatted_20_Text"><text:span text:style-name="Source_20_Text"><text:tab/><text:tab/></text:span><text:span text:style-name="Source_20_Text"><text:span text:style-name="T140">FMassEntityHandle</text:span></text:span><text:span text:style-name="Source_20_Text"> </text:span><text:span text:style-name="Source_20_Text"><text:span text:style-name="T175">EntityHandle</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91">FEntityHandleWrapper</text:span></text:span><text:span text:style-name="Source_20_Text"><text:span text:style-name="T114">()</text:span></text:span></text:p>
      <text:p text:style-name="P102"><text:span text:style-name="Source_20_Text"><text:tab/></text:span><text:span text:style-name="Source_20_Text"><text:span text:style-name="T114">{</text:span></text:span></text:p>
      <text:p text:style-name="P102"><text:span text:style-name="Source_20_Text"><text:tab/><text:tab/></text:span><text:span text:style-name="Source_20_Text"><text:span text:style-name="T188">EntityHandle</text:span></text:span><text:span text:style-name="Source_20_Text"><text:span text:style-name="T114"> = </text:span></text:span><text:span text:style-name="Source_20_Text"><text:span text:style-name="T141">FMassEntityHandle</text:span></text:span><text:span text:style-name="Source_20_Text"><text:span text:style-name="T114">();</text:span></text:span></text:p>
      <text:p text:style-name="P102"><text:span text:style-name="Source_20_Text"><text:tab/></text:span><text:span text:style-name="Source_20_Text"><text:span text:style-name="T114">}</text:span></text:span></text:p>
      <text:p text:style-name="Preformatted_20_Text"><text:span text:style-name="Source_20_Text"><text:tab/></text:span></text:p>
      <text:p text:style-name="Preformatted_20_Text"><text:span text:style-name="Source_20_Text">};</text:span></text:p>
      <text:p text:style-name="P75"><text:span text:style-name="Source_20_Text"><text:span text:style-name="T70"/></text:span></text:p>
      <text:p text:style-name="Horizontal_20_Line"/>
      <text:p text:style-name="P99">Figure 5. Contents of MassTutorialsTypes.h</text:p>
      <text:p text:style-name="P76"><text:span text:style-name="T110">A very simple file, we include the header </text:span><text:span text:style-name="Source_20_Text"><text:span text:style-name="T110">MassEntityTypes.h</text:span></text:span><text:span text:style-name="T110"> and define a </text:span><text:span text:style-name="Source_20_Text"><text:span text:style-name="T110">BlueprintType</text:span></text:span><text:span text:style-name="T110"> struct. This struct holds a non-blueprint </text:span><text:span text:style-name="Source_20_Text"><text:span text:style-name="T110">FMassEntityHandle</text:span></text:span><text:span text:style-name="T110"> struct within it, wrapping it for blueprint. </text:span><text:span text:style-name="T115">We initialize this in the constructor. </text:span><text:span text:style-name="T111">Using this </text:span><text:span text:style-name="T115">struct</text:span><text:span text:style-name="T111">, we can pass around entity handles in blueprint and feed them into </text:span><text:span text:style-name="T115">our </text:span><text:span text:style-name="T111">c++ </text:span><text:span text:style-name="T115">statics</text:span><text:span text:style-name="T111"> from scripts.</text:span></text:p>
      <text:p text:style-name="Horizontal_20_Line"/>
      <text:p text:style-name="P63"><text:span text:style-name="Strong_20_Emphasis">This step is only required because the </text:span><text:span text:style-name="Source_20_Text"><text:span text:style-name="T98">FMassEntityHandle</text:span></text:span><text:span text:style-name="Strong_20_Emphasis"> struct is not specified as </text:span><text:span text:style-name="Source_20_Text"><text:span text:style-name="T98">BlueprintType</text:span></text:span><text:span text:style-name="Strong_20_Emphasis">. If this changes in the future, this step can be skipped and references to </text:span><text:span text:style-name="Source_20_Text"><text:span text:style-name="T98">FEntityHandleWrapper</text:span></text:span><text:span text:style-name="Strong_20_Emphasis"> may be replaced with </text:span><text:span text:style-name="Source_20_Text"><text:span text:style-name="T98">FMassEntityHandle</text:span></text:span><text:span text:style-name="Strong_20_Emphasis">. </text:span></text:p>
      <text:p text:style-name="P63"><text:span text:style-name="Strong_20_Emphasis">Source builds are allowed to change the definition of </text:span><text:span text:style-name="Source_20_Text"><text:span text:style-name="T98">FMassEntityHandle.</text:span></text:span><text:span text:style-name="Strong_20_Emphasis"> </text:span></text:p>
      <text:p text:style-name="P63"><text:span text:style-name="Strong_20_Emphasis"><text:span text:style-name="T218">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2"/>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17">#pragma once</text:span></text:span></text:p>
      <text:p text:style-name="Preformatted_20_Text"><text:span text:style-name="Source_20_Text"/></text:p>
      <text:p text:style-name="Preformatted_20_Text"><text:span text:style-name="Source_20_Text"><text:span text:style-name="T117">#include </text:span></text:span><text:span text:style-name="Source_20_Text"><text:span text:style-name="T157">"CoreMinimal.h"</text:span></text:span></text:p>
      <text:p text:style-name="Preformatted_20_Text"><text:span text:style-name="Source_20_Text"><text:span text:style-name="T117">#include </text:span></text:span><text:span text:style-name="Source_20_Text"><text:span text:style-name="T157">"Kismet/BlueprintFunctionLibrary.h"</text:span></text:span></text:p>
      <text:p text:style-name="Preformatted_20_Text"><text:span text:style-name="Source_20_Text"><text:span text:style-name="T118">#include </text:span></text:span><text:span text:style-name="Source_20_Text"><text:span text:style-name="T158">"MassT</text:span></text:span><text:span text:style-name="Source_20_Text"><text:span text:style-name="T162">utorials</text:span></text:span><text:span text:style-name="Source_20_Text"><text:span text:style-name="T158">Fragments.h"</text:span></text:span></text:p>
      <text:p text:style-name="Preformatted_20_Text"><text:span text:style-name="Source_20_Text"><text:span text:style-name="T121">#include</text:span></text:span><text:span text:style-name="Source_20_Text"><text:span text:style-name="T73"> </text:span></text:span><text:span text:style-name="Source_20_Text"><text:span text:style-name="T163">"MassTutorials</text:span></text:span><text:span text:style-name="Source_20_Text"><text:span text:style-name="T168">Types</text:span></text:span><text:span text:style-name="Source_20_Text"><text:span text:style-name="T163">.h"</text:span></text:span></text:p>
      <text:p text:style-name="Preformatted_20_Text"><text:span text:style-name="Source_20_Text"><text:span text:style-name="T117">#include</text:span></text:span><text:span text:style-name="Source_20_Text"> </text:span><text:span text:style-name="Source_20_Text"><text:span text:style-name="T157">"MassTutorialsStatics.generated.h"</text:span></text:span></text:p>
      <text:p text:style-name="Preformatted_20_Text"><text:span text:style-name="Source_20_Text"/></text:p>
      <text:p text:style-name="Preformatted_20_Text"><text:span text:style-name="Source_20_Text"><text:span text:style-name="T123">class</text:span></text:span><text:span text:style-name="Source_20_Text"> </text:span><text:span text:style-name="Source_20_Text"><text:span text:style-name="T140">U</text:span></text:span><text:span text:style-name="Source_20_Text"><text:span text:style-name="T156">M</text:span></text:span><text:span text:style-name="Source_20_Text"><text:span text:style-name="T140">assAgentComponent</text:span></text:span><text:span text:style-name="Source_20_Text">;</text:span></text:p>
      <text:p text:style-name="Preformatted_20_Text"><text:span text:style-name="Source_20_Text"/></text:p>
      <text:p text:style-name="Preformatted_20_Text"><text:span text:style-name="Source_20_Text"><text:span text:style-name="T132">UCLASS</text:span></text:span><text:span text:style-name="Source_20_Text">()</text:span></text:p>
      <text:p text:style-name="Preformatted_20_Text"><text:span text:style-name="Source_20_Text"><text:span text:style-name="T127">class</text:span></text:span><text:span text:style-name="Source_20_Text"><text:span text:style-name="T73"> </text:span></text:span><text:span text:style-name="Source_20_Text"><text:span text:style-name="T136">MASST</text:span></text:span><text:span text:style-name="Source_20_Text"><text:span text:style-name="T138">UTORIALS</text:span></text:span><text:span text:style-name="Source_20_Text"><text:span text:style-name="T136">_API</text:span></text:span><text:span text:style-name="Source_20_Text"><text:span text:style-name="T73"> </text:span></text:span><text:span text:style-name="Source_20_Text"><text:span text:style-name="T148">UMassT</text:span></text:span><text:span text:style-name="Source_20_Text"><text:span text:style-name="T155">utorialsStatics</text:span></text:span><text:span text:style-name="Source_20_Text"><text:span text:style-name="T73"> : </text:span></text:span><text:span text:style-name="Source_20_Text"><text:span text:style-name="T127">public</text:span></text:span><text:span text:style-name="Source_20_Text"><text:span text:style-name="T73"> </text:span></text:span><text:span text:style-name="Source_20_Text"><text:span text:style-name="T148">UBlueprintFunctionLibrary</text:span></text:span></text:p>
      <text:p text:style-name="Preformatted_20_Text"><text:span text:style-name="Source_20_Text">{</text:span></text:p>
      <text:p text:style-name="Preformatted_20_Text"><text:span text:style-name="Source_20_Text"><text:tab/></text:span><text:span text:style-name="Source_20_Text"><text:span text:style-name="T132">GENERATED_BODY</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32">UFUNCTION</text:span></text:span><text:span text:style-name="Source_20_Text">(BlueprintCallable, BlueprintPure)</text:span></text:p>
      <text:p text:style-name="Preformatted_20_Text"><text:span text:style-name="Source_20_Text"><text:tab/><text:tab/></text:span><text:span text:style-name="Source_20_Text"><text:span text:style-name="T123">static</text:span></text:span><text:span text:style-name="Source_20_Text"> </text:span><text:span text:style-name="Source_20_Text"><text:span text:style-name="T140">TArray</text:span></text:span><text:span text:style-name="Source_20_Text">&lt;</text:span><text:span text:style-name="Source_20_Text"><text:span text:style-name="T140">FMassTutorialsSoundWrapperFragment</text:span></text:span><text:span text:style-name="Source_20_Text">&gt; </text:span><text:span text:style-name="Source_20_Text"><text:span text:style-name="T191">GetSoundWrapperFragmentsFromEntities</text:span></text:span><text:span text:style-name="Source_20_Text">(</text:span></text:p>
      <text:p text:style-name="Preformatted_20_Text"><text:span text:style-name="Source_20_Text"><text:tab/><text:tab/><text:tab/></text:span><text:span text:style-name="Source_20_Text"><text:span text:style-name="T140">UObject</text:span></text:span><text:span text:style-name="Source_20_Text">* </text:span><text:span text:style-name="Source_20_Text"><text:span text:style-name="T175">ContextObject</text:span></text:span><text:span text:style-name="Source_20_Text">, </text:span></text:p>
      <text:p text:style-name="Preformatted_20_Text"><text:span text:style-name="Source_20_Text"><text:span text:style-name="T70"><text:tab/></text:span></text:span><text:span text:style-name="Source_20_Text"><text:span text:style-name="T74"><text:tab/><text:tab/></text:span></text:span><text:span text:style-name="Source_20_Text"><text:span text:style-name="T124">const</text:span></text:span><text:span text:style-name="Source_20_Text"><text:span text:style-name="T70"> </text:span></text:span><text:span text:style-name="Source_20_Text"><text:span text:style-name="T142">TArray</text:span></text:span><text:span text:style-name="Source_20_Text"><text:span text:style-name="T70">&lt;</text:span></text:span><text:span text:style-name="Source_20_Text"><text:span text:style-name="T142">FEntityHandleWrapper</text:span></text:span><text:span text:style-name="Source_20_Text"><text:span text:style-name="T70">&gt;&amp; </text:span></text:span><text:span text:style-name="Source_20_Text"><text:span text:style-name="T176">Entit</text:span></text:span><text:span text:style-name="Source_20_Text"><text:span text:style-name="T178">ies</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32">UFUNCTION</text:span></text:span><text:span text:style-name="Source_20_Text">(BlueprintCallable, BlueprintPure)</text:span></text:p>
      <text:p text:style-name="Preformatted_20_Text"><text:span text:style-name="Source_20_Text"><text:tab/><text:tab/></text:span><text:span text:style-name="Source_20_Text"><text:span text:style-name="T123">static</text:span></text:span><text:span text:style-name="Source_20_Text"> </text:span><text:span text:style-name="Source_20_Text"><text:span text:style-name="T140">FMassTutorialsSoundWrapperFragment</text:span></text:span><text:span text:style-name="Source_20_Text"> </text:span><text:span text:style-name="Source_20_Text"><text:span text:style-name="T191">GetSoundWrapperFragmentFromEntity</text:span></text:span><text:span text:style-name="Source_20_Text">(</text:span></text:p>
      <text:p text:style-name="Preformatted_20_Text"><text:span text:style-name="Source_20_Text"><text:tab/><text:tab/></text:span><text:span text:style-name="Source_20_Text"><text:span text:style-name="T140">UObject</text:span></text:span><text:span text:style-name="Source_20_Text">* </text:span><text:span text:style-name="Source_20_Text"><text:span text:style-name="T175">ContextObject</text:span></text:span><text:span text:style-name="Source_20_Text">, </text:span></text:p>
      <text:p text:style-name="Preformatted_20_Text"><text:span text:style-name="Source_20_Text"><text:span text:style-name="T67"><text:tab/><text:tab/></text:span></text:span><text:span text:style-name="Source_20_Text"><text:span text:style-name="T131">const</text:span></text:span><text:span text:style-name="Source_20_Text"><text:span text:style-name="T67"> </text:span></text:span><text:span text:style-name="Source_20_Text"><text:span text:style-name="T154">FEntityHandleWrapper</text:span></text:span><text:span text:style-name="Source_20_Text"><text:span text:style-name="T67">&amp;</text:span></text:span><text:span text:style-name="Source_20_Text"><text:span text:style-name="T73"> </text:span></text:span><text:span text:style-name="Source_20_Text"><text:span text:style-name="T189">Entity</text:span></text:span><text:span text:style-name="Source_20_Text"><text:span text:style-name="T73">);</text:span></text:span></text:p>
      <text:p text:style-name="Preformatted_20_Text"><text:span text:style-name="Source_20_Text"/></text:p>
      <text:p text:style-name="Preformatted_20_Text"><text:span text:style-name="Source_20_Text"><text:tab/></text:span><text:span text:style-name="Source_20_Text"><text:span text:style-name="T132">UFUNCTION</text:span></text:span><text:span text:style-name="Source_20_Text">(BlueprintCallable)</text:span></text:p>
      <text:p text:style-name="Preformatted_20_Text"><text:span text:style-name="Source_20_Text"><text:span text:style-name="T73"><text:tab/><text:tab/></text:span></text:span><text:span text:style-name="Source_20_Text"><text:span text:style-name="T127">static</text:span></text:span><text:span text:style-name="Source_20_Text"><text:span text:style-name="T73"> </text:span></text:span><text:span text:style-name="Source_20_Text"><text:span text:style-name="T127">void</text:span></text:span><text:span text:style-name="Source_20_Text"><text:span text:style-name="T73"> </text:span></text:span><text:span text:style-name="Source_20_Text"><text:span text:style-name="T194">SetSound</text:span></text:span><text:span text:style-name="Source_20_Text"><text:span text:style-name="T195">Wrapper</text:span></text:span><text:span text:style-name="Source_20_Text"><text:span text:style-name="T194">Fragment</text:span></text:span><text:span text:style-name="Source_20_Text"><text:span text:style-name="T195">s</text:span></text:span><text:span text:style-name="Source_20_Text"><text:span text:style-name="T194">For</text:span></text:span><text:span text:style-name="Source_20_Text"><text:span text:style-name="T201">Entities</text:span></text:span><text:span text:style-name="Source_20_Text"><text:span text:style-name="T73">(</text:span></text:span></text:p>
      <text:p text:style-name="Preformatted_20_Text"><text:span text:style-name="Source_20_Text"><text:tab/><text:tab/><text:tab/></text:span><text:span text:style-name="Source_20_Text"><text:span text:style-name="T140">UObject</text:span></text:span><text:span text:style-name="Source_20_Text">* </text:span><text:span text:style-name="Source_20_Text"><text:span text:style-name="T175">ContextObject</text:span></text:span><text:span text:style-name="Source_20_Text">, </text:span></text:p>
      <text:p text:style-name="Preformatted_20_Text"><text:span text:style-name="Source_20_Text"><text:span text:style-name="T73"><text:tab/><text:tab/><text:tab/></text:span></text:span><text:span text:style-name="Source_20_Text"><text:span text:style-name="T127">const</text:span></text:span><text:span text:style-name="Source_20_Text"><text:span text:style-name="T73"> </text:span></text:span><text:span text:style-name="Source_20_Text"><text:span text:style-name="T148">TArray</text:span></text:span><text:span text:style-name="Source_20_Text"><text:span text:style-name="T73">&lt;</text:span></text:span><text:span text:style-name="Source_20_Text"><text:span text:style-name="T148">FEntityHandleWrapper</text:span></text:span><text:span text:style-name="Source_20_Text"><text:span text:style-name="T73">&gt;&amp; </text:span></text:span><text:span text:style-name="Source_20_Text"><text:span text:style-name="T179">Entit</text:span></text:span><text:span text:style-name="Source_20_Text"><text:span text:style-name="T178">ies</text:span></text:span><text:span text:style-name="Source_20_Text"><text:span text:style-name="T73">, </text:span></text:span></text:p>
      <text:p text:style-name="Preformatted_20_Text"><text:span text:style-name="Source_20_Text"><text:span text:style-name="T73"><text:tab/><text:tab/><text:tab/></text:span></text:span><text:span text:style-name="Source_20_Text"><text:span text:style-name="T127">const</text:span></text:span><text:span text:style-name="Source_20_Text"><text:span text:style-name="T73"> </text:span></text:span><text:span text:style-name="Source_20_Text"><text:span text:style-name="T148">TArray</text:span></text:span><text:span text:style-name="Source_20_Text"><text:span text:style-name="T73">&lt;</text:span></text:span><text:span text:style-name="Source_20_Text"><text:span text:style-name="T148">FMassTutorialsSoundWrapperFragment</text:span></text:span><text:span text:style-name="Source_20_Text"><text:span text:style-name="T73">&gt;&amp; </text:span></text:span><text:span text:style-name="Source_20_Text"><text:span text:style-name="T179">Fragment</text:span></text:span><text:span text:style-name="Source_20_Text"><text:span text:style-name="T178">s</text:span></text:span><text:span text:style-name="Source_20_Text"><text:span text:style-name="T73">);</text:span></text:span></text:p>
      <text:p text:style-name="Preformatted_20_Text"><text:span text:style-name="Source_20_Text"/></text:p>
      <text:p text:style-name="Preformatted_20_Text"><text:span text:style-name="Source_20_Text"><text:tab/></text:span><text:span text:style-name="Source_20_Text"><text:span text:style-name="T132">UFUNCTION</text:span></text:span><text:span text:style-name="Source_20_Text">(BlueprintCallable)</text:span></text:p>
      <text:p text:style-name="Preformatted_20_Text"><text:span text:style-name="Source_20_Text"><text:span text:style-name="T70"><text:tab/><text:tab/></text:span></text:span><text:span text:style-name="Source_20_Text"><text:span text:style-name="T124">static</text:span></text:span><text:span text:style-name="Source_20_Text"><text:span text:style-name="T70"> </text:span></text:span><text:span text:style-name="Source_20_Text"><text:span text:style-name="T124">void</text:span></text:span><text:span text:style-name="Source_20_Text"><text:span text:style-name="T70"> </text:span></text:span><text:span text:style-name="Source_20_Text"><text:span text:style-name="T192">SetSoundWrapperFragmentForEntit</text:span></text:span><text:span text:style-name="Source_20_Text"><text:span text:style-name="T195">y</text:span></text:span><text:span text:style-name="Source_20_Text"><text:span text:style-name="T70">(</text:span></text:span></text:p>
      <text:p text:style-name="Preformatted_20_Text"><text:span text:style-name="Source_20_Text"><text:tab/><text:tab/><text:tab/></text:span><text:span text:style-name="Source_20_Text"><text:span text:style-name="T140">UObject</text:span></text:span><text:span text:style-name="Source_20_Text">* </text:span><text:span text:style-name="Source_20_Text"><text:span text:style-name="T175">ContextObject</text:span></text:span><text:span text:style-name="Source_20_Text">, </text:span></text:p>
      <text:p text:style-name="Preformatted_20_Text"><text:span text:style-name="Source_20_Text"><text:span text:style-name="T70"><text:tab/><text:tab/><text:tab/></text:span></text:span><text:span text:style-name="Source_20_Text"><text:span text:style-name="T124">const</text:span></text:span><text:span text:style-name="Source_20_Text"><text:span text:style-name="T70"> </text:span></text:span><text:span text:style-name="Source_20_Text"><text:span text:style-name="T142">FEntityHandleWrapper</text:span></text:span><text:span text:style-name="Source_20_Text"><text:span text:style-name="T70">&amp; </text:span></text:span><text:span text:style-name="Source_20_Text"><text:span text:style-name="T176">Entit</text:span></text:span><text:span text:style-name="Source_20_Text"><text:span text:style-name="T178">y</text:span></text:span><text:span text:style-name="Source_20_Text"><text:span text:style-name="T70">, </text:span></text:span></text:p>
      <text:p text:style-name="Preformatted_20_Text"><text:span text:style-name="Source_20_Text"><text:span text:style-name="T70"><text:tab/><text:tab/><text:tab/></text:span></text:span><text:span text:style-name="Source_20_Text"><text:span text:style-name="T124">const</text:span></text:span><text:span text:style-name="Source_20_Text"><text:span text:style-name="T70"> </text:span></text:span><text:span text:style-name="Source_20_Text"><text:span text:style-name="T147">FM</text:span></text:span><text:span text:style-name="Source_20_Text"><text:span text:style-name="T142">assTutorialsSoundWrapperFragment</text:span></text:span><text:span text:style-name="Source_20_Text"><text:span text:style-name="T70">&amp; </text:span></text:span><text:span text:style-name="Source_20_Text"><text:span text:style-name="T176">Fragment</text:span></text:span><text:span text:style-name="Source_20_Text"><text:span text:style-name="T70">);</text:span></text:span></text:p>
      <text:p text:style-name="Preformatted_20_Text"><text:span text:style-name="Source_20_Text"/></text:p>
      <text:p text:style-name="Preformatted_20_Text"><text:span text:style-name="Source_20_Text"><text:tab/></text:span><text:span text:style-name="Source_20_Text"><text:span text:style-name="T132">UFUNCTION</text:span></text:span><text:span text:style-name="Source_20_Text">(BlueprintCallable, </text:span><text:span text:style-name="Source_20_Text"><text:span text:style-name="T206">BlueprintPure</text:span></text:span><text:span text:style-name="Source_20_Text">)</text:span></text:p>
      <text:p text:style-name="Preformatted_20_Text"><text:span text:style-name="Source_20_Text"><text:tab/><text:tab/></text:span><text:span text:style-name="Source_20_Text"><text:span text:style-name="T123">static</text:span></text:span><text:span text:style-name="Source_20_Text"> </text:span><text:span text:style-name="Source_20_Text"><text:span text:style-name="T140">FEntityHandleWrapper</text:span></text:span><text:span text:style-name="Source_20_Text"> </text:span><text:span text:style-name="Source_20_Text"><text:span text:style-name="T191">GetEntityHandleFromMassAgentComponent</text:span></text:span><text:span text:style-name="Source_20_Text">(</text:span><text:span text:style-name="Source_20_Text"><text:span text:style-name="T140">UMassAgentComponent</text:span></text:span><text:span text:style-name="Source_20_Text">* </text:span><text:span text:style-name="Source_20_Text"><text:span text:style-name="T175">AgentComponent</text:span></text:span><text:span text:style-name="Source_20_Text">);</text:span></text:p>
      <text:p text:style-name="Preformatted_20_Text"><text:span text:style-name="Source_20_Text"/></text:p>
      <text:p text:style-name="Preformatted_20_Text"><text:span text:style-name="Source_20_Text">};</text:span></text:p>
      <text:p text:style-name="Preformatted_20_Text"><text:span text:style-name="Source_20_Text"/></text:p>
      <text:p text:style-name="Preformatted_20_Text"><text:span text:style-name="Source_20_Text"><text:span text:style-name="T132">USTRUCT</text:span></text:span><text:span text:style-name="Source_20_Text">()</text:span></text:p>
      <text:p text:style-name="Preformatted_20_Text"><text:span text:style-name="Source_20_Text"><text:span text:style-name="T123">struct</text:span></text:span><text:span text:style-name="Source_20_Text"> </text:span><text:span text:style-name="Source_20_Text"><text:span text:style-name="T132">MASST</text:span></text:span><text:span text:style-name="Source_20_Text"><text:span text:style-name="T139">UTORIALS</text:span></text:span><text:span text:style-name="Source_20_Text"><text:span text:style-name="T132">_API</text:span></text:span><text:span text:style-name="Source_20_Text"> </text:span><text:span text:style-name="Source_20_Text"><text:span text:style-name="T140">FMassTutorialsHandleAndFragmentArray</text:span></text:span></text:p>
      <text:p text:style-name="Preformatted_20_Text"><text:span text:style-name="Source_20_Text">{</text:span></text:p>
      <text:p text:style-name="Preformatted_20_Text"><text:span text:style-name="Source_20_Text"><text:tab/></text:span><text:span text:style-name="Source_20_Text"><text:span text:style-name="T132">GENERATED_BODY</text:span></text:span><text:span text:style-name="Source_20_Text">()</text:span></text:p>
      <text:p text:style-name="Preformatted_20_Text"><text:span text:style-name="Source_20_Text"/></text:p>
      <text:p text:style-name="Preformatted_20_Text"><text:span text:style-name="Source_20_Text"><text:span text:style-name="T123">public</text:span></text:span><text:span text:style-name="Source_20_Text">:</text:span></text:p>
      <text:p text:style-name="Preformatted_20_Text"><text:span text:style-name="Source_20_Text"><text:tab/></text:span><text:span text:style-name="Source_20_Text"><text:span text:style-name="T140">TArray</text:span></text:span><text:span text:style-name="Source_20_Text">&lt;</text:span><text:span text:style-name="Source_20_Text"><text:span text:style-name="T140">FMassEntityHandle</text:span></text:span><text:span text:style-name="Source_20_Text">&gt; </text:span><text:span text:style-name="Source_20_Text"><text:span text:style-name="T175">Handles</text:span></text:span><text:span text:style-name="Source_20_Text">;</text:span></text:p>
      <text:p text:style-name="Preformatted_20_Text"><text:span text:style-name="Source_20_Text"><text:tab/></text:span><text:span text:style-name="Source_20_Text"><text:span text:style-name="T140">TArray</text:span></text:span><text:span text:style-name="Source_20_Text">&lt;</text:span><text:span text:style-name="Source_20_Text"><text:span text:style-name="T140">FInstancedStruct</text:span></text:span><text:span text:style-name="Source_20_Text">&gt; </text:span><text:span text:style-name="Source_20_Text"><text:span text:style-name="T175">Fragments</text:span></text:span><text:span text:style-name="Source_20_Text">;</text:span></text:p>
      <text:p text:style-name="Preformatted_20_Text"><text:span text:style-name="Source_20_Text">};</text:span></text:p>
      <text:p text:style-name="Horizontal_20_Line"/>
      <text:p text:style-name="P98"><text:span text:style-name="T107">Figure </text:span><text:span text:style-name="T110">6</text:span><text:span text:style-name="T107">. Contents of MassTutorialsStatics.h</text:span></text:p>
      <text:p text:style-name="Text_20_body"><text:soft-page-break/>Above we <text:span text:style-name="T108">have created our statics class, deriving from </text:span><text:span text:style-name="Source_20_Text"><text:span text:style-name="T108">UBlueprintFunctionLibrary</text:span></text:span>.</text:p>
      <text:p text:style-name="P73"><text:span text:style-name="T108">We include the usual headers, </text:span><text:span text:style-name="Source_20_Text"><text:span text:style-name="T108">CoreMinimal.h</text:span></text:span><text:span text:style-name="T108"> and the header for our parent class, </text:span><text:span text:style-name="Source_20_Text"><text:span text:style-name="T108">Kismet/BlueprintFunctionLibrary.h</text:span></text:span></text:p>
      <text:p text:style-name="P73"><text:span text:style-name="T108">We then include our headers for the fragment, and one that contains our definition of </text:span><text:span text:style-name="Source_20_Text"><text:span text:style-name="T108">FEntityHandleWrapper</text:span></text:span><text:span text:style-name="T108">, which </text:span><text:span text:style-name="T111">we</text:span><text:span text:style-name="T108"> fill</text:span><text:span text:style-name="T111">ed</text:span><text:span text:style-name="T108"> in from Figure </text:span><text:span text:style-name="T111">5</text:span><text:span text:style-name="T108">.</text:span></text:p>
      <text:p text:style-name="P77">We also forward declare <text:span text:style-name="Source_20_Text">UMassAgentComponent</text:span>.</text:p>
      <text:p text:style-name="P74"><text:span text:style-name="Source_20_Text"><text:span text:style-name="T112">UMassTutorialsStatics</text:span></text:span><text:span text:style-name="T109"> then has several </text:span><text:span text:style-name="Source_20_Text"><text:span text:style-name="T109">BlueprintCallable</text:span></text:span><text:span text:style-name="T109"> functions declared, in order, these are:</text:span></text:p>
      <text:list xml:id="list193144113447248" text:continue-numbering="true" text:style-name="List_20_1">
        <text:list-item>
          <text:p text:style-name="P136">A function that takes a context object and an array of entity handles and returns the fragment values of those entities as an array of typed sound wrapper fragment structs. These are copies, providing read only access.</text:p>
        </text:list-item>
        <text:list-item>
          <text:p text:style-name="P136">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136">A function that takes a context object, an array of entity handles and an array of sound wrapper fragment structs. Sets the fragment values of specified entities to the values of the provided structs.</text:p>
        </text:list-item>
        <text:list-item>
          <text:p text:style-name="P131"><text:span text:style-name="T109">A function that takes a context object, an entity handle and a sound wrapper fragment struct. Sets the fragment value of the entity to the value in the provided struct, </text:span><text:span text:style-name="T207">using the faster single entity methods</text:span><text:span text:style-name="T109">.</text:span></text:p>
        </text:list-item>
        <text:list-item>
          <text:p text:style-name="P136">A function that gets the entity handle of a Mass Agent Component’s paired ‘agent’ entity.</text:p>
        </text:list-item>
      </text:list>
      <text:p text:style-name="P2"/>
      <text:p text:style-name="Preformatted_20_Text"><text:span text:style-name="Source_20_Text"><text:span text:style-name="T173">// Fill out your copyright notice in the Description page of Project Settings.</text:span></text:span></text:p>
      <text:p text:style-name="Preformatted_20_Text"><text:span text:style-name="Source_20_Text"/></text:p>
      <text:p text:style-name="Preformatted_20_Text"><text:span text:style-name="Source_20_Text"><text:span text:style-name="T122">#include </text:span></text:span><text:span text:style-name="Source_20_Text"><text:span text:style-name="T164">"MassT</text:span></text:span><text:span text:style-name="Source_20_Text"><text:span text:style-name="T165">utorialsStatics</text:span></text:span><text:span text:style-name="Source_20_Text"><text:span text:style-name="T164">.h"</text:span></text:span></text:p>
      <text:p text:style-name="Preformatted_20_Text"><text:span text:style-name="Source_20_Text"><text:span text:style-name="T117">#include </text:span></text:span><text:span text:style-name="Source_20_Text"><text:span text:style-name="T157">"MassAgentComponent.h"</text:span></text:span></text:p>
      <text:p text:style-name="Preformatted_20_Text"><text:span text:style-name="Source_20_Text"/></text:p>
      <text:p text:style-name="Preformatted_20_Text"><text:span text:style-name="Source_20_Text"><text:span text:style-name="T149">TArray</text:span></text:span><text:span text:style-name="Source_20_Text"><text:span text:style-name="T75">&lt;</text:span></text:span><text:span text:style-name="Source_20_Text"><text:span text:style-name="T149">FMassTutorialsSoundWrapperFragment</text:span></text:span><text:span text:style-name="Source_20_Text"><text:span text:style-name="T75">&gt; </text:span></text:span><text:span text:style-name="Source_20_Text"><text:span text:style-name="T149">UMassTutorialsStatics</text:span></text:span><text:span text:style-name="Source_20_Text"><text:span text:style-name="T75">::</text:span></text:span><text:span text:style-name="Source_20_Text"><text:span text:style-name="T196">GetSoundWrapperFragmentsFromEntities</text:span></text:span><text:span text:style-name="Source_20_Text"><text:span text:style-name="T75">(</text:span></text:span><text:span text:style-name="Source_20_Text"><text:span text:style-name="T149">UObject</text:span></text:span><text:span text:style-name="Source_20_Text"><text:span text:style-name="T75">* </text:span></text:span><text:span text:style-name="Source_20_Text"><text:span text:style-name="T181">Context</text:span></text:span><text:span text:style-name="Source_20_Text"><text:span text:style-name="T182">Object</text:span></text:span><text:span text:style-name="Source_20_Text"><text:span text:style-name="T75">, </text:span></text:span><text:span text:style-name="Source_20_Text"><text:span text:style-name="T128">const</text:span></text:span><text:span text:style-name="Source_20_Text"><text:span text:style-name="T75"> </text:span></text:span><text:span text:style-name="Source_20_Text"><text:span text:style-name="T149">TArray</text:span></text:span><text:span text:style-name="Source_20_Text"><text:span text:style-name="T75">&lt;</text:span></text:span><text:span text:style-name="Source_20_Text"><text:span text:style-name="T149">FEntityHandleWrapper</text:span></text:span><text:span text:style-name="Source_20_Text"><text:span text:style-name="T75">&gt;&amp; </text:span></text:span><text:span text:style-name="Source_20_Text"><text:span text:style-name="T181">Entities</text:span></text:span><text:span text:style-name="Source_20_Text"><text:span text:style-name="T75">)</text:span></text:span></text:p>
      <text:p text:style-name="Preformatted_20_Text"><text:span text:style-name="Source_20_Text">{</text:span></text:p>
      <text:p text:style-name="Preformatted_20_Text"><text:span text:style-name="Source_20_Text"><text:span text:style-name="T75"><text:tab/></text:span></text:span><text:span text:style-name="Source_20_Text"><text:span text:style-name="T149">T</text:span></text:span><text:span text:style-name="Source_20_Text"><text:span text:style-name="T150">A</text:span></text:span><text:span text:style-name="Source_20_Text"><text:span text:style-name="T149">rray</text:span></text:span><text:span text:style-name="Source_20_Text"><text:span text:style-name="T75">&lt;</text:span></text:span><text:span text:style-name="Source_20_Text"><text:span text:style-name="T149">FMassTutorialsSoundWrapperFragment</text:span></text:span><text:span text:style-name="Source_20_Text"><text:span text:style-name="T75">&gt; </text:span></text:span><text:span text:style-name="Source_20_Text"><text:span text:style-name="T203">results</text:span></text:span><text:span text:style-name="Source_20_Text"><text:span text:style-name="T75">;</text:span></text:span></text:p>
      <text:p text:style-name="Preformatted_20_Text"><text:span text:style-name="Source_20_Text"><text:tab/></text:span><text:span text:style-name="Source_20_Text"><text:span text:style-name="T123">if</text:span></text:span><text:span text:style-name="Source_20_Text"> (</text:span><text:span text:style-name="Source_20_Text"><text:span text:style-name="T175">ContextObject</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span text:style-name="T75"><text:tab/><text:tab/></text:span></text:span><text:span text:style-name="Source_20_Text"><text:span text:style-name="T128">return</text:span></text:span><text:span text:style-name="Source_20_Text"><text:span text:style-name="T75"> </text:span></text:span><text:span text:style-name="Source_20_Text"><text:span text:style-name="T204">results</text:span></text:span><text:span text:style-name="Source_20_Text"><text:span text:style-name="T75">;</text:span></text:span></text:p>
      <text:p text:style-name="Preformatted_20_Text"><text:span text:style-name="Source_20_Text"><text:tab/>}</text:span></text:p>
      <text:p text:style-name="Preformatted_20_Text"><text:span text:style-name="Source_20_Text"><text:tab/></text:span><text:span text:style-name="Source_20_Text"><text:span text:style-name="T140">UMassEntitySubsystem</text:span></text:span><text:span text:style-name="Source_20_Text">* </text:span><text:span text:style-name="Source_20_Text"><text:span text:style-name="T202">entitysubsystem</text:span></text:span><text:span text:style-name="Source_20_Text"> = </text:span><text:span text:style-name="Source_20_Text"><text:span text:style-name="T175">ContextObject</text:span></text:span><text:span text:style-name="Source_20_Text">-&gt;</text:span><text:span text:style-name="Source_20_Text"><text:span text:style-name="T191">GetWorld</text:span></text:span><text:span text:style-name="Source_20_Text">()-&gt;</text:span><text:span text:style-name="Source_20_Text"><text:span text:style-name="T191">GetSubsystem</text:span></text:span><text:span text:style-name="Source_20_Text">&lt;</text:span><text:span text:style-name="Source_20_Text"><text:span text:style-name="T140">UMassEntitySubsystem</text:span></text:span><text:span text:style-name="Source_20_Text">&gt;();</text:span></text:p>
      <text:p text:style-name="Preformatted_20_Text"><text:span text:style-name="Source_20_Text"><text:tab/></text:span><text:span text:style-name="Source_20_Text"><text:span text:style-name="T123">if</text:span></text:span><text:span text:style-name="Source_20_Text"> (</text:span><text:span text:style-name="Source_20_Text"><text:span text:style-name="T202">entitysubsystem</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span text:style-name="T75"><text:tab/><text:tab/></text:span></text:span><text:span text:style-name="Source_20_Text"><text:span text:style-name="T128">return</text:span></text:span><text:span text:style-name="Source_20_Text"><text:span text:style-name="T75"> </text:span></text:span><text:span text:style-name="Source_20_Text"><text:span text:style-name="T204">results</text:span></text:span><text:span text:style-name="Source_20_Text"><text:span text:style-name="T75">;</text:span></text:span></text:p>
      <text:p text:style-name="Preformatted_20_Text"><text:span text:style-name="Source_20_Text"><text:tab/>}</text:span></text:p>
      <text:p text:style-name="Preformatted_20_Text"><text:span text:style-name="Source_20_Text"><text:tab/></text:span><text:span text:style-name="Source_20_Text"><text:span text:style-name="T123">for</text:span></text:span><text:span text:style-name="Source_20_Text"> (</text:span><text:span text:style-name="Source_20_Text"><text:span text:style-name="T140">int32</text:span></text:span><text:span text:style-name="Source_20_Text"> </text:span><text:span text:style-name="Source_20_Text"><text:span text:style-name="T202">i</text:span></text:span><text:span text:style-name="Source_20_Text"> = </text:span><text:span text:style-name="Source_20_Text"><text:span text:style-name="T208">0</text:span></text:span><text:span text:style-name="Source_20_Text">; </text:span><text:span text:style-name="Source_20_Text"><text:span text:style-name="T202">i</text:span></text:span><text:span text:style-name="Source_20_Text"> &lt; </text:span><text:span text:style-name="Source_20_Text"><text:span text:style-name="T175">Entities</text:span></text:span><text:span text:style-name="Source_20_Text">.</text:span><text:span text:style-name="Source_20_Text"><text:span text:style-name="T191">Num</text:span></text:span><text:span text:style-name="Source_20_Text">(); ++</text:span><text:span text:style-name="Source_20_Text"><text:span text:style-name="T202">i</text:span></text:span><text:span text:style-name="Source_20_Text">)</text:span></text:p>
      <text:p text:style-name="Preformatted_20_Text"><text:span text:style-name="Source_20_Text"><text:tab/>{</text:span></text:p>
      <text:p text:style-name="Preformatted_20_Text"><text:span text:style-name="Source_20_Text"><text:span text:style-name="T75"><text:tab/><text:tab/></text:span></text:span><text:span text:style-name="Source_20_Text"><text:span text:style-name="T204">results</text:span></text:span><text:span text:style-name="Source_20_Text"><text:span text:style-name="T76">.</text:span></text:span><text:span text:style-name="Source_20_Text"><text:span text:style-name="T197">Add</text:span></text:span><text:span text:style-name="Source_20_Text"><text:span text:style-name="T76">(</text:span></text:span><text:span text:style-name="Source_20_Text"><text:span text:style-name="T204">entitysubsystem</text:span></text:span><text:span text:style-name="Source_20_Text"><text:span text:style-name="T76">-&gt;</text:span></text:span><text:span text:style-name="Source_20_Text"><text:span text:style-name="T197">GetFragmentDataChecked</text:span></text:span><text:span text:style-name="Source_20_Text"><text:span text:style-name="T76">&lt;</text:span></text:span><text:span text:style-name="Source_20_Text"><text:span text:style-name="T151">FMassTutorialsSoundWrapperFragment</text:span></text:span><text:span text:style-name="Source_20_Text"><text:span text:style-name="T76">&gt;(</text:span></text:span><text:span text:style-name="Source_20_Text"><text:span text:style-name="T183">Entities</text:span></text:span><text:span text:style-name="Source_20_Text"><text:span text:style-name="T76">[</text:span></text:span><text:span text:style-name="Source_20_Text"><text:span text:style-name="T204">i</text:span></text:span><text:span text:style-name="Source_20_Text"><text:span text:style-name="T76">].</text:span></text:span><text:span text:style-name="Source_20_Text"><text:span text:style-name="T183">EntityHandle</text:span></text:span><text:span text:style-name="Source_20_Text"><text:span text:style-name="T76">))</text:span></text:span><text:span text:style-name="Source_20_Text"><text:span text:style-name="T75">;</text:span></text:span></text:p>
      <text:p text:style-name="Preformatted_20_Text"><text:span text:style-name="Source_20_Text"><text:tab/>}</text:span></text:p>
      <text:p text:style-name="Preformatted_20_Text"><text:span text:style-name="Source_20_Text"><text:tab/></text:span><text:span text:style-name="Source_20_Text"><text:span text:style-name="T123">return</text:span></text:span><text:span text:style-name="Source_20_Text"> </text:span><text:span text:style-name="Source_20_Text"><text:span text:style-name="T202">results</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49">FMassTutorialsSoundWrapperFragment</text:span></text:span><text:span text:style-name="Source_20_Text"><text:span text:style-name="T75"> </text:span></text:span><text:span text:style-name="Source_20_Text"><text:span text:style-name="T149">UMassTutorialsStatics</text:span></text:span><text:span text:style-name="Source_20_Text"><text:span text:style-name="T75">::</text:span></text:span><text:span text:style-name="Source_20_Text"><text:span text:style-name="T196">GetSoundWrapperFragmentFromEntit</text:span></text:span><text:span text:style-name="Source_20_Text"><text:span text:style-name="T198">y</text:span></text:span><text:span text:style-name="Source_20_Text"><text:span text:style-name="T75">(</text:span></text:span><text:span text:style-name="Source_20_Text"><text:span text:style-name="T149">UObject</text:span></text:span><text:span text:style-name="Source_20_Text"><text:span text:style-name="T75">* </text:span></text:span><text:span text:style-name="Source_20_Text"><text:span text:style-name="T181">ContextObject</text:span></text:span><text:span text:style-name="Source_20_Text"><text:span text:style-name="T75">, </text:span></text:span><text:span text:style-name="Source_20_Text"><text:span text:style-name="T128">const</text:span></text:span><text:span text:style-name="Source_20_Text"><text:span text:style-name="T75"> </text:span></text:span><text:span text:style-name="Source_20_Text"><text:span text:style-name="T149">FEntityHandleWrapper</text:span></text:span><text:span text:style-name="Source_20_Text"><text:span text:style-name="T75">&amp; </text:span></text:span><text:span text:style-name="Source_20_Text"><text:span text:style-name="T181">Entit</text:span></text:span><text:span text:style-name="Source_20_Text"><text:span text:style-name="T184">y</text:span></text:span><text:span text:style-name="Source_20_Text"><text:span text:style-name="T75">)</text:span></text:span></text:p>
      <text:p text:style-name="Preformatted_20_Text"><text:span text:style-name="Source_20_Text">{</text:span></text:p>
      <text:p text:style-name="Preformatted_20_Text"><text:span text:style-name="Source_20_Text"><text:tab/></text:span><text:span text:style-name="Source_20_Text"><text:span text:style-name="T123">if</text:span></text:span><text:span text:style-name="Source_20_Text"> (</text:span><text:span text:style-name="Source_20_Text"><text:span text:style-name="T175">ContextObject</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span text:style-name="T75"><text:tab/><text:tab/></text:span></text:span><text:span text:style-name="Source_20_Text"><text:span text:style-name="T128">return</text:span></text:span><text:span text:style-name="Source_20_Text"><text:span text:style-name="T75"> </text:span></text:span><text:span text:style-name="Source_20_Text"><text:span text:style-name="T149">FMassTutorialsSoundWrapperFragment</text:span></text:span><text:span text:style-name="Source_20_Text"><text:span text:style-name="T77">()</text:span></text:span><text:span text:style-name="Source_20_Text"><text:span text:style-name="T75">;</text:span></text:span></text:p>
      <text:p text:style-name="Preformatted_20_Text"><text:span text:style-name="Source_20_Text"><text:tab/>}</text:span></text:p>
      <text:p text:style-name="Preformatted_20_Text"><text:span text:style-name="Source_20_Text"><text:tab/></text:span><text:span text:style-name="Source_20_Text"><text:span text:style-name="T140">UMassEntitySubsystem</text:span></text:span><text:span text:style-name="Source_20_Text">* </text:span><text:span text:style-name="Source_20_Text"><text:span text:style-name="T202">entitysubsystem</text:span></text:span><text:span text:style-name="Source_20_Text"> = </text:span><text:span text:style-name="Source_20_Text"><text:span text:style-name="T175">ContextObject</text:span></text:span><text:span text:style-name="Source_20_Text">-&gt;</text:span><text:span text:style-name="Source_20_Text"><text:span text:style-name="T191">GetWorld</text:span></text:span><text:span text:style-name="Source_20_Text">()-&gt;</text:span><text:span text:style-name="Source_20_Text"><text:span text:style-name="T191">GetSubsystem</text:span></text:span><text:span text:style-name="Source_20_Text">&lt;</text:span><text:span text:style-name="Source_20_Text"><text:span text:style-name="T140">UMassEntitySubsystem</text:span></text:span><text:span text:style-name="Source_20_Text">&gt;();</text:span></text:p>
      <text:p text:style-name="Preformatted_20_Text"><text:span text:style-name="Source_20_Text"><text:tab/>if (</text:span><text:span text:style-name="Source_20_Text"><text:span text:style-name="T202">entitysubsystem</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23">return</text:span></text:span><text:span text:style-name="Source_20_Text"> </text:span><text:span text:style-name="Source_20_Text"><text:span text:style-name="T140">FMassTutorialsSoundWrapperFragment</text:span></text:span><text:span text:style-name="Source_20_Text">();</text:span></text:p>
      <text:p text:style-name="Preformatted_20_Text"><text:span text:style-name="Source_20_Text"><text:tab/>}</text:span></text:p>
      <text:p text:style-name="Preformatted_20_Text"><text:span text:style-name="Source_20_Text"><text:span text:style-name="T75"><text:tab/></text:span></text:span><text:span text:style-name="Source_20_Text"><text:span text:style-name="T130">return</text:span></text:span><text:span text:style-name="Source_20_Text"><text:span text:style-name="T82"> </text:span></text:span><text:span text:style-name="Source_20_Text"><text:span text:style-name="T203">entitysubsystem</text:span></text:span><text:span text:style-name="Source_20_Text"><text:span text:style-name="T75">-</text:span></text:span><text:span text:style-name="Source_20_Text"><text:span text:style-name="T82">&gt;</text:span></text:span><text:span text:style-name="Source_20_Text"><text:span text:style-name="T196">GetFragmentDataChecked</text:span></text:span><text:span text:style-name="Source_20_Text"><text:span text:style-name="T75"> &lt;</text:span></text:span><text:span text:style-name="Source_20_Text"><text:span text:style-name="T149">FMassTutorialsSoundWrapperFragment</text:span></text:span><text:span text:style-name="Source_20_Text"><text:span text:style-name="T75">&gt;(</text:span></text:span><text:span text:style-name="Source_20_Text"><text:span text:style-name="T181">Entit</text:span></text:span><text:span text:style-name="Source_20_Text"><text:span text:style-name="T185">y</text:span></text:span><text:span text:style-name="Source_20_Text"><text:span text:style-name="T75">.</text:span></text:span><text:span text:style-name="Source_20_Text"><text:span text:style-name="T181">EntityHandle</text:span></text:span><text:span text:style-name="Source_20_Text"><text:span text:style-name="T75">)</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3">void</text:span></text:span><text:span text:style-name="Source_20_Text"> </text:span><text:span text:style-name="Source_20_Text"><text:span text:style-name="T140">UMassTutorialsStatics</text:span></text:span><text:span text:style-name="Source_20_Text">::</text:span><text:span text:style-name="Source_20_Text"><text:span text:style-name="T191">SetSoundWrapperFragmentsForEntities</text:span></text:span><text:span text:style-name="Source_20_Text">(</text:span><text:span text:style-name="Source_20_Text"><text:span text:style-name="T140">UObject</text:span></text:span><text:span text:style-name="Source_20_Text">* </text:span><text:span text:style-name="Source_20_Text"><text:span text:style-name="T175">ContextObject</text:span></text:span><text:span text:style-name="Source_20_Text">, </text:span><text:span text:style-name="Source_20_Text"><text:span text:style-name="T123">const</text:span></text:span><text:span text:style-name="Source_20_Text"> </text:span><text:span text:style-name="Source_20_Text"><text:span text:style-name="T140">TArray</text:span></text:span><text:span text:style-name="Source_20_Text">&lt;</text:span><text:span text:style-name="Source_20_Text"><text:span text:style-name="T140">FEntityHandleWrapper</text:span></text:span><text:span text:style-name="Source_20_Text">&gt;&amp; </text:span><text:span text:style-name="Source_20_Text"><text:span text:style-name="T175">Entities</text:span></text:span><text:span text:style-name="Source_20_Text">, </text:span><text:span text:style-name="Source_20_Text"><text:span text:style-name="T123">const</text:span></text:span><text:span text:style-name="Source_20_Text"> </text:span><text:span text:style-name="Source_20_Text"><text:span text:style-name="T140">TArray</text:span></text:span><text:span text:style-name="Source_20_Text">&lt;</text:span><text:span text:style-name="Source_20_Text"><text:span text:style-name="T140">FMassTutorialsSoundWrapperFragment</text:span></text:span><text:span text:style-name="Source_20_Text">&gt;&amp; </text:span><text:span text:style-name="Source_20_Text"><text:span text:style-name="T175">Fragments</text:span></text:span><text:span text:style-name="Source_20_Text">)</text:span></text:p>
      <text:p text:style-name="Preformatted_20_Text"><text:span text:style-name="Source_20_Text">{</text:span></text:p>
      <text:p text:style-name="Preformatted_20_Text"><text:span text:style-name="Source_20_Text"><text:span text:style-name="T75"><text:tab/></text:span></text:span><text:span text:style-name="Source_20_Text"><text:span text:style-name="T129">if</text:span></text:span><text:span text:style-name="Source_20_Text"><text:span text:style-name="T77"> ((</text:span></text:span><text:span text:style-name="Source_20_Text"><text:span text:style-name="T184">Entities</text:span></text:span><text:span text:style-name="Source_20_Text"><text:span text:style-name="T77">.</text:span></text:span><text:span text:style-name="Source_20_Text"><text:span text:style-name="T198">Num</text:span></text:span><text:span text:style-name="Source_20_Text"><text:span text:style-name="T77">() != </text:span></text:span><text:span text:style-name="Source_20_Text"><text:span text:style-name="T184">Fragments</text:span></text:span><text:span text:style-name="Source_20_Text"><text:span text:style-name="T77">.</text:span></text:span><text:span text:style-name="Source_20_Text"><text:span text:style-name="T198">Num</text:span></text:span><text:span text:style-name="Source_20_Text"><text:span text:style-name="T77">()) || (</text:span></text:span><text:span text:style-name="Source_20_Text"><text:span text:style-name="T184">ContextObject</text:span></text:span><text:span text:style-name="Source_20_Text"><text:span text:style-name="T77"> == </text:span></text:span><text:span text:style-name="Source_20_Text"><text:span text:style-name="T129">nullptr</text:span></text:span><text:span text:style-name="Source_20_Text"><text:span text:style-name="T77">))</text:span></text:span></text:p>
      <text:p text:style-name="Preformatted_20_Text"><text:span text:style-name="Source_20_Text"><text:span text:style-name="T75"><text:tab/>{</text:span></text:span></text:p>
      <text:p text:style-name="Preformatted_20_Text"><text:span text:style-name="Source_20_Text"><text:span text:style-name="T75"><text:tab/><text:tab/></text:span></text:span><text:span text:style-name="Source_20_Text"><text:span text:style-name="T128">return</text:span></text:span><text:span text:style-name="Source_20_Text"><text:span text:style-name="T75">;</text:span></text:span></text:p>
      <text:p text:style-name="Preformatted_20_Text"><text:span text:style-name="Source_20_Text"><text:span text:style-name="T75"><text:tab/>}</text:span></text:span></text:p>
      <text:p text:style-name="Preformatted_20_Text"><text:span text:style-name="Source_20_Text"><text:span text:style-name="T75"><text:tab/></text:span></text:span><text:span text:style-name="Source_20_Text"><text:span text:style-name="T149">UMassEntitySubsystem</text:span></text:span><text:span text:style-name="Source_20_Text"><text:span text:style-name="T75">* </text:span></text:span><text:span text:style-name="Source_20_Text"><text:span text:style-name="T203">entitysubsystem</text:span></text:span><text:span text:style-name="Source_20_Text"><text:span text:style-name="T75"> = </text:span></text:span><text:span text:style-name="Source_20_Text"><text:span text:style-name="T181">ContextObject</text:span></text:span><text:span text:style-name="Source_20_Text"><text:span text:style-name="T75">-&gt;</text:span></text:span><text:span text:style-name="Source_20_Text"><text:span text:style-name="T196">GetWorld</text:span></text:span><text:span text:style-name="Source_20_Text"><text:span text:style-name="T75">()-&gt;</text:span></text:span><text:span text:style-name="Source_20_Text"><text:span text:style-name="T196">GetSubsystem</text:span></text:span><text:span text:style-name="Source_20_Text"><text:span text:style-name="T75">&lt;</text:span></text:span><text:span text:style-name="Source_20_Text"><text:span text:style-name="T149">UMassEntitySubsystem</text:span></text:span><text:span text:style-name="Source_20_Text"><text:span text:style-name="T75">&gt;();</text:span></text:span></text:p>
      <text:p text:style-name="P105"><text:span text:style-name="Source_20_Text"><text:span text:style-name="T75"><text:tab/></text:span></text:span></text:p>
      <text:p text:style-name="P105"><text:span text:style-name="Source_20_Text"><text:span text:style-name="T128"><text:tab/>if</text:span></text:span><text:span text:style-name="Source_20_Text"><text:span text:style-name="T75"> (</text:span></text:span><text:span text:style-name="Source_20_Text"><text:span text:style-name="T203">entitysubsystem</text:span></text:span><text:span text:style-name="Source_20_Text"><text:span text:style-name="T75"> == </text:span></text:span><text:span text:style-name="Source_20_Text"><text:span text:style-name="T128">nullptr</text:span></text:span><text:span text:style-name="Source_20_Text"><text:span text:style-name="T75">)</text:span></text:span></text:p>
      <text:p text:style-name="Preformatted_20_Text"><text:soft-page-break/><text:span text:style-name="Source_20_Text"><text:span text:style-name="T75"><text:tab/>{</text:span></text:span></text:p>
      <text:p text:style-name="Preformatted_20_Text"><text:span text:style-name="Source_20_Text"><text:span text:style-name="T75"><text:tab/><text:tab/></text:span></text:span><text:span text:style-name="Source_20_Text"><text:span text:style-name="T128">return</text:span></text:span><text:span text:style-name="Source_20_Text"><text:span text:style-name="T75">;</text:span></text:span></text:p>
      <text:p text:style-name="Preformatted_20_Text"><text:span text:style-name="Source_20_Text"><text:span text:style-name="T75"><text:tab/>}</text:span></text:span></text:p>
      <text:p text:style-name="Preformatted_20_Text"><text:span text:style-name="Source_20_Text"><text:span text:style-name="T75"><text:tab/></text:span></text:span><text:span text:style-name="Source_20_Text"><text:span text:style-name="T149">TMap</text:span></text:span><text:span text:style-name="Source_20_Text"><text:span text:style-name="T75">&lt;</text:span></text:span><text:span text:style-name="Source_20_Text"><text:span text:style-name="T149">FMassArchetypeHandle</text:span></text:span><text:span text:style-name="Source_20_Text"><text:span text:style-name="T75">, </text:span></text:span><text:span text:style-name="Source_20_Text"><text:span text:style-name="T149">FMassTutorialsHandleAndFragmentArray</text:span></text:span><text:span text:style-name="Source_20_Text"><text:span text:style-name="T75">&gt; </text:span></text:span><text:span text:style-name="Source_20_Text"><text:span text:style-name="T203">archetypemap</text:span></text:span><text:span text:style-name="Source_20_Text"><text:span text:style-name="T75">;</text:span></text:span></text:p>
      <text:p text:style-name="Preformatted_20_Text"><text:span text:style-name="Source_20_Text"><text:span text:style-name="T75"><text:tab/></text:span></text:span><text:span text:style-name="Source_20_Text"><text:span text:style-name="T128">for</text:span></text:span><text:span text:style-name="Source_20_Text"><text:span text:style-name="T75"> (</text:span></text:span><text:span text:style-name="Source_20_Text"><text:span text:style-name="T149">int32</text:span></text:span><text:span text:style-name="Source_20_Text"><text:span text:style-name="T75"> </text:span></text:span><text:span text:style-name="Source_20_Text"><text:span text:style-name="T203">i</text:span></text:span><text:span text:style-name="Source_20_Text"><text:span text:style-name="T75"> = </text:span></text:span><text:span text:style-name="Source_20_Text"><text:span text:style-name="T209">0</text:span></text:span><text:span text:style-name="Source_20_Text"><text:span text:style-name="T75">; </text:span></text:span><text:span text:style-name="Source_20_Text"><text:span text:style-name="T203">i</text:span></text:span><text:span text:style-name="Source_20_Text"><text:span text:style-name="T75"> &lt; </text:span></text:span><text:span text:style-name="Source_20_Text"><text:span text:style-name="T181">Entities</text:span></text:span><text:span text:style-name="Source_20_Text"><text:span text:style-name="T75">.</text:span></text:span><text:span text:style-name="Source_20_Text"><text:span text:style-name="T196">Num</text:span></text:span><text:span text:style-name="Source_20_Text"><text:span text:style-name="T75">(); ++</text:span></text:span><text:span text:style-name="Source_20_Text"><text:span text:style-name="T203">i</text:span></text:span><text:span text:style-name="Source_20_Text"><text:span text:style-name="T75">)</text:span></text:span></text:p>
      <text:p text:style-name="Preformatted_20_Text"><text:span text:style-name="Source_20_Text"><text:span text:style-name="T75"><text:tab/>{</text:span></text:span></text:p>
      <text:p text:style-name="Preformatted_20_Text"><text:span text:style-name="Source_20_Text"><text:span text:style-name="T75"><text:tab/><text:tab/></text:span></text:span><text:span text:style-name="Source_20_Text"><text:span text:style-name="T149">FMassTutorialsHandleAndFragmentArray</text:span></text:span><text:span text:style-name="Source_20_Text"><text:span text:style-name="T75">&amp; </text:span></text:span><text:span text:style-name="Source_20_Text"><text:span text:style-name="T203">handleandfragmentarray</text:span></text:span><text:span text:style-name="Source_20_Text"><text:span text:style-name="T75"> = </text:span></text:span><text:span text:style-name="Source_20_Text"><text:span text:style-name="T203">archetypemap.FindOrAdd</text:span></text:span><text:span text:style-name="Source_20_Text"><text:span text:style-name="T75">(</text:span></text:span><text:span text:style-name="Source_20_Text"><text:span text:style-name="T203">entitysubsystem</text:span></text:span><text:span text:style-name="Source_20_Text"><text:span text:style-name="T75">-&gt;</text:span></text:span><text:span text:style-name="Source_20_Text"><text:span text:style-name="T196">GetArchetypeForEntity</text:span></text:span><text:span text:style-name="Source_20_Text"><text:span text:style-name="T75">(</text:span></text:span><text:span text:style-name="Source_20_Text"><text:span text:style-name="T181">Entities</text:span></text:span><text:span text:style-name="Source_20_Text"><text:span text:style-name="T75">[</text:span></text:span><text:span text:style-name="Source_20_Text"><text:span text:style-name="T203">i</text:span></text:span><text:span text:style-name="Source_20_Text"><text:span text:style-name="T75">].</text:span></text:span><text:span text:style-name="Source_20_Text"><text:span text:style-name="T181">EntityHandle</text:span></text:span><text:span text:style-name="Source_20_Text"><text:span text:style-name="T75">));</text:span></text:span></text:p>
      <text:p text:style-name="Preformatted_20_Text"><text:span text:style-name="Source_20_Text"><text:span text:style-name="T75"><text:tab/><text:tab/></text:span></text:span><text:span text:style-name="Source_20_Text"><text:span text:style-name="T203">handleandfragmentarray</text:span></text:span><text:span text:style-name="Source_20_Text"><text:span text:style-name="T75">.</text:span></text:span><text:span text:style-name="Source_20_Text"><text:span text:style-name="T181">Handles</text:span></text:span><text:span text:style-name="Source_20_Text"><text:span text:style-name="T75">.</text:span></text:span><text:span text:style-name="Source_20_Text"><text:span text:style-name="T196">Add</text:span></text:span><text:span text:style-name="Source_20_Text"><text:span text:style-name="T75">(</text:span></text:span><text:span text:style-name="Source_20_Text"><text:span text:style-name="T181">Entities</text:span></text:span><text:span text:style-name="Source_20_Text"><text:span text:style-name="T75">[</text:span></text:span><text:span text:style-name="Source_20_Text"><text:span text:style-name="T203">i</text:span></text:span><text:span text:style-name="Source_20_Text"><text:span text:style-name="T75">].</text:span></text:span><text:span text:style-name="Source_20_Text"><text:span text:style-name="T181">EntityHandle</text:span></text:span><text:span text:style-name="Source_20_Text"><text:span text:style-name="T75">);</text:span></text:span></text:p>
      <text:p text:style-name="P104"><text:span text:style-name="Source_20_Text"><text:span text:style-name="T75"><text:tab/><text:tab/></text:span></text:span><text:span text:style-name="Source_20_Text"><text:span text:style-name="T203">handleandfragmentarray</text:span></text:span><text:span text:style-name="Source_20_Text"><text:span text:style-name="T75">.</text:span></text:span><text:span text:style-name="Source_20_Text"><text:span text:style-name="T181">Fragments</text:span></text:span><text:span text:style-name="Source_20_Text"><text:span text:style-name="T75">.</text:span></text:span><text:span text:style-name="Source_20_Text"><text:span text:style-name="T196">Add </text:span></text:span><text:span text:style-name="Source_20_Text"><text:span text:style-name="T75">(</text:span></text:span><text:span text:style-name="Source_20_Text"><text:span text:style-name="T149">FInstancedStruct</text:span></text:span><text:span text:style-name="Source_20_Text"><text:span text:style-name="T75">::</text:span></text:span><text:span text:style-name="Source_20_Text"><text:span text:style-name="T196">Make</text:span></text:span><text:span text:style-name="Source_20_Text"><text:span text:style-name="T75">&lt;</text:span></text:span><text:span text:style-name="Source_20_Text"><text:span text:style-name="T149">FMassTutorialsSoundWrapperFragment</text:span></text:span><text:span text:style-name="Source_20_Text"><text:span text:style-name="T75">&gt; (</text:span></text:span><text:span text:style-name="Source_20_Text"><text:span text:style-name="T181">Fragments</text:span></text:span><text:span text:style-name="Source_20_Text"><text:span text:style-name="T75">[</text:span></text:span><text:span text:style-name="Source_20_Text"><text:span text:style-name="T203">i</text:span></text:span><text:span text:style-name="Source_20_Text"><text:span text:style-name="T75">]));</text:span></text:span></text:p>
      <text:p text:style-name="Preformatted_20_Text"><text:span text:style-name="Source_20_Text"><text:span text:style-name="T75"><text:tab/>}</text:span></text:span></text:p>
      <text:p text:style-name="Preformatted_20_Text"><text:span text:style-name="Source_20_Text"><text:span text:style-name="T75"><text:tab/></text:span></text:span><text:span text:style-name="Source_20_Text"><text:span text:style-name="T128">for</text:span></text:span><text:span text:style-name="Source_20_Text"><text:span text:style-name="T75"> (</text:span></text:span><text:span text:style-name="Source_20_Text"><text:span text:style-name="T128">auto</text:span></text:span><text:span text:style-name="Source_20_Text"><text:span text:style-name="T75"> </text:span></text:span><text:span text:style-name="Source_20_Text"><text:span text:style-name="T203">It</text:span></text:span><text:span text:style-name="Source_20_Text"><text:span text:style-name="T75"> = </text:span></text:span><text:span text:style-name="Source_20_Text"><text:span text:style-name="T203">archetypemap</text:span></text:span><text:span text:style-name="Source_20_Text"><text:span text:style-name="T75">.</text:span></text:span><text:span text:style-name="Source_20_Text"><text:span text:style-name="T196">CreateIterator</text:span></text:span><text:span text:style-name="Source_20_Text"><text:span text:style-name="T75">(); </text:span></text:span><text:span text:style-name="Source_20_Text"><text:span text:style-name="T203">It</text:span></text:span><text:span text:style-name="Source_20_Text"><text:span text:style-name="T75">; ++</text:span></text:span><text:span text:style-name="Source_20_Text"><text:span text:style-name="T203">It</text:span></text:span><text:span text:style-name="Source_20_Text"><text:span text:style-name="T75">)</text:span></text:span></text:p>
      <text:p text:style-name="Preformatted_20_Text"><text:span text:style-name="Source_20_Text"><text:span text:style-name="T75"><text:tab/>{</text:span></text:span></text:p>
      <text:p text:style-name="P104"><text:span text:style-name="Source_20_Text"><text:span text:style-name="T75"><text:tab/><text:tab/></text:span></text:span><text:span text:style-name="Source_20_Text"><text:span text:style-name="T149">FMassArchetypeSubChunks</text:span></text:span><text:span text:style-name="Source_20_Text"><text:span text:style-name="T75"> </text:span></text:span><text:span text:style-name="Source_20_Text"><text:span text:style-name="T203">subchunks</text:span></text:span><text:span text:style-name="Source_20_Text"><text:span text:style-name="T75"> = </text:span></text:span><text:span text:style-name="Source_20_Text"><text:span text:style-name="T149">FMassArchetypeSubChunks<text:tab/></text:span></text:span><text:span text:style-name="Source_20_Text"><text:span text:style-name="T75">(</text:span></text:span><text:span text:style-name="Source_20_Text"><text:span text:style-name="T203">It</text:span></text:span><text:span text:style-name="Source_20_Text"><text:span text:style-name="T75">-&gt;</text:span></text:span><text:span text:style-name="Source_20_Text"><text:span text:style-name="T181">Key</text:span></text:span><text:span text:style-name="Source_20_Text"><text:span text:style-name="T75">, </text:span></text:span><text:span text:style-name="Source_20_Text"><text:span text:style-name="T203">It</text:span></text:span><text:span text:style-name="Source_20_Text"><text:span text:style-name="T75">-</text:span></text:span><text:span text:style-name="Source_20_Text"><text:span text:style-name="T81">&gt;</text:span></text:span><text:span text:style-name="Source_20_Text"><text:span text:style-name="T181">Value</text:span></text:span><text:span text:style-name="Source_20_Text"><text:span text:style-name="T75">.</text:span></text:span><text:span text:style-name="Source_20_Text"><text:span text:style-name="T181">Handles</text:span></text:span><text:span text:style-name="Source_20_Text"><text:span text:style-name="T75">, </text:span></text:span><text:span text:style-name="Source_20_Text"><text:span text:style-name="T149">FMassArchetypeSubChunks</text:span></text:span><text:span text:style-name="Source_20_Text"><text:span text:style-name="T75">::</text:span></text:span><text:span text:style-name="Source_20_Text"><text:span text:style-name="T149">EDuplicatesHandling</text:span></text:span><text:span text:style-name="Source_20_Text"><text:span text:style-name="T75">::</text:span></text:span><text:span text:style-name="Source_20_Text"><text:span text:style-name="T181">NoDuplicates</text:span></text:span><text:span text:style-name="Source_20_Text"><text:span text:style-name="T75">);</text:span></text:span></text:p>
      <text:p text:style-name="P104"><text:span text:style-name="Source_20_Text"><text:span text:style-name="T75"><text:tab/><text:tab/></text:span></text:span><text:span text:style-name="Source_20_Text"><text:span text:style-name="T203">entitysubsystem</text:span></text:span><text:span text:style-name="Source_20_Text"><text:span text:style-name="T75">-</text:span></text:span><text:span text:style-name="Source_20_Text"><text:span text:style-name="T81">&gt;</text:span></text:span><text:span text:style-name="Source_20_Text"><text:span text:style-name="T196">BatchSetEntityFragmentsValues</text:span></text:span><text:span text:style-name="Source_20_Text"><text:span text:style-name="T75">(</text:span></text:span></text:p>
      <text:p text:style-name="P104"><text:span text:style-name="Source_20_Text"><text:span text:style-name="T75"><text:tab/><text:tab/><text:tab/></text:span></text:span><text:span text:style-name="Source_20_Text"><text:span text:style-name="T203">subchunks</text:span></text:span><text:span text:style-name="Source_20_Text"><text:span text:style-name="T75">, </text:span></text:span></text:p>
      <text:p text:style-name="P104"><text:span text:style-name="Source_20_Text"><text:span text:style-name="T75"><text:tab/><text:tab/><text:tab/></text:span></text:span><text:span text:style-name="Source_20_Text"><text:span text:style-name="T203">It</text:span></text:span><text:span text:style-name="Source_20_Text"><text:span text:style-name="T75">-&gt;</text:span></text:span><text:span text:style-name="Source_20_Text"><text:span text:style-name="T181">Value</text:span></text:span><text:span text:style-name="Source_20_Text"><text:span text:style-name="T75">.</text:span></text:span><text:span text:style-name="Source_20_Text"><text:span text:style-name="T181">Fragments</text:span></text:span><text:span text:style-name="Source_20_Text"><text:span text:style-name="T75">);</text:span></text:span></text:p>
      <text:p text:style-name="Preformatted_20_Text"><text:span text:style-name="Source_20_Text"><text:span text:style-name="T75"><text:tab/>}</text:span></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28">void</text:span></text:span><text:span text:style-name="Source_20_Text"><text:span text:style-name="T75"> </text:span></text:span><text:span text:style-name="Source_20_Text"><text:span text:style-name="T149">UMassTutorialsStatics</text:span></text:span><text:span text:style-name="Source_20_Text"><text:span text:style-name="T75">::</text:span></text:span><text:span text:style-name="Source_20_Text"><text:span text:style-name="T196">SetSoundWrapperFragmentForEntit</text:span></text:span><text:span text:style-name="Source_20_Text"><text:span text:style-name="T199">y</text:span></text:span><text:span text:style-name="Source_20_Text"><text:span text:style-name="T75">(</text:span></text:span><text:span text:style-name="Source_20_Text"><text:span text:style-name="T149">UObject</text:span></text:span><text:span text:style-name="Source_20_Text"><text:span text:style-name="T75">* </text:span></text:span><text:span text:style-name="Source_20_Text"><text:span text:style-name="T181">ContextObject</text:span></text:span><text:span text:style-name="Source_20_Text"><text:span text:style-name="T75">, </text:span></text:span><text:span text:style-name="Source_20_Text"><text:span text:style-name="T128">const</text:span></text:span><text:span text:style-name="Source_20_Text"><text:span text:style-name="T75"> </text:span></text:span><text:span text:style-name="Source_20_Text"><text:span text:style-name="T149">FEntityHandleWrapper</text:span></text:span><text:span text:style-name="Source_20_Text"><text:span text:style-name="T75">&amp; </text:span></text:span><text:span text:style-name="Source_20_Text"><text:span text:style-name="T181">Entit</text:span></text:span><text:span text:style-name="Source_20_Text"><text:span text:style-name="T186">y</text:span></text:span><text:span text:style-name="Source_20_Text"><text:span text:style-name="T75">, </text:span></text:span><text:span text:style-name="Source_20_Text"><text:span text:style-name="T128">const</text:span></text:span><text:span text:style-name="Source_20_Text"><text:span text:style-name="T75"> </text:span></text:span><text:span text:style-name="Source_20_Text"><text:span text:style-name="T149">FMassTutorialsSoundWrapperFragment</text:span></text:span><text:span text:style-name="Source_20_Text"><text:span text:style-name="T75">&amp; </text:span></text:span><text:span text:style-name="Source_20_Text"><text:span text:style-name="T181">Fragment</text:span></text:span><text:span text:style-name="Source_20_Text"><text:span text:style-name="T75">)</text:span></text:span></text:p>
      <text:p text:style-name="Preformatted_20_Text"><text:span text:style-name="Source_20_Text">{</text:span></text:p>
      <text:p text:style-name="Preformatted_20_Text"><text:span text:style-name="Source_20_Text"><text:tab/>if (</text:span><text:span text:style-name="Source_20_Text"><text:span text:style-name="T175">ContextObject</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23">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40">UMassEntitySubsystem</text:span></text:span><text:span text:style-name="Source_20_Text">* </text:span><text:span text:style-name="Source_20_Text"><text:span text:style-name="T202">entitysubsystem</text:span></text:span><text:span text:style-name="Source_20_Text"> = </text:span><text:span text:style-name="Source_20_Text"><text:span text:style-name="T175">ContextObject</text:span></text:span><text:span text:style-name="Source_20_Text">-&gt;</text:span><text:span text:style-name="Source_20_Text"><text:span text:style-name="T191">GetWorld</text:span></text:span><text:span text:style-name="Source_20_Text">()-&gt;</text:span><text:span text:style-name="Source_20_Text"><text:span text:style-name="T191">GetSubsystem</text:span></text:span><text:span text:style-name="Source_20_Text">&lt;</text:span><text:span text:style-name="Source_20_Text"><text:span text:style-name="T140">UMassEntitySubsystem</text:span></text:span><text:span text:style-name="Source_20_Text">&gt;();</text:span></text:p>
      <text:p text:style-name="Preformatted_20_Text"><text:span text:style-name="Source_20_Text"><text:tab/>if (</text:span><text:span text:style-name="Source_20_Text"><text:span text:style-name="T202">entitysubsystem</text:span></text:span><text:span text:style-name="Source_20_Text"> == </text:span><text:span text:style-name="Source_20_Text"><text:span text:style-name="T123">nullptr</text:span></text:span><text:span text:style-name="Source_20_Text">)</text:span></text:p>
      <text:p text:style-name="Preformatted_20_Text"><text:span text:style-name="Source_20_Text"><text:tab/>{</text:span></text:p>
      <text:p text:style-name="Preformatted_20_Text"><text:span text:style-name="Source_20_Text"><text:tab/><text:tab/></text:span><text:span text:style-name="Source_20_Text"><text:span text:style-name="T123">return</text:span></text:span><text:span text:style-name="Source_20_Text">;</text:span></text:p>
      <text:p text:style-name="Preformatted_20_Text"><text:span text:style-name="Source_20_Text"><text:tab/>}</text:span></text:p>
      <text:p text:style-name="Preformatted_20_Text"><text:span text:style-name="Source_20_Text"><text:tab/></text:span><text:span text:style-name="Source_20_Text"><text:span text:style-name="T140">TArray</text:span></text:span><text:span text:style-name="Source_20_Text">&lt;</text:span><text:span text:style-name="Source_20_Text"><text:span text:style-name="T140">FInstancedStruct</text:span></text:span><text:span text:style-name="Source_20_Text">&gt; </text:span><text:span text:style-name="Source_20_Text"><text:span text:style-name="T202">structarray</text:span></text:span><text:span text:style-name="Source_20_Text">;</text:span></text:p>
      <text:p text:style-name="Preformatted_20_Text"><text:span text:style-name="Source_20_Text"><text:tab/></text:span><text:span text:style-name="Source_20_Text"><text:span text:style-name="T202">structarray</text:span></text:span><text:span text:style-name="Source_20_Text">.</text:span><text:span text:style-name="Source_20_Text"><text:span text:style-name="T191">Add</text:span></text:span><text:span text:style-name="Source_20_Text"> (</text:span><text:span text:style-name="Source_20_Text"><text:span text:style-name="T140">FInstancedStruct</text:span></text:span><text:span text:style-name="Source_20_Text">::</text:span><text:span text:style-name="Source_20_Text"><text:span text:style-name="T191">Make</text:span></text:span><text:span text:style-name="Source_20_Text">&lt;</text:span><text:span text:style-name="Source_20_Text"><text:span text:style-name="T140">FMassTutorialsSoundWrapperFragment</text:span></text:span><text:span text:style-name="Source_20_Text">&gt; (</text:span><text:span text:style-name="Source_20_Text"><text:span text:style-name="T175">Fragment</text:span></text:span><text:span text:style-name="Source_20_Text">));</text:span></text:p>
      <text:p text:style-name="Preformatted_20_Text"><text:span text:style-name="Source_20_Text"><text:tab/></text:span><text:span text:style-name="Source_20_Text"><text:span text:style-name="T202">entitysubsystem</text:span></text:span><text:span text:style-name="Source_20_Text">-&gt;</text:span><text:span text:style-name="Source_20_Text"><text:span text:style-name="T191">SetEntityFragmentsValues</text:span></text:span><text:span text:style-name="Source_20_Text">(</text:span><text:span text:style-name="Source_20_Text"><text:span text:style-name="T190">Entity</text:span></text:span><text:span text:style-name="Source_20_Text"><text:span text:style-name="T180">.</text:span></text:span><text:span text:style-name="Source_20_Text"><text:span text:style-name="T175">EntityHandle</text:span></text:span><text:span text:style-name="Source_20_Text">, </text:span><text:span text:style-name="Source_20_Text"><text:span text:style-name="T202">structarray</text:span></text:span><text:span text:style-name="Source_20_Text">);</text:span></text:p>
      <text:p text:style-name="Preformatted_20_Text"><text:span text:style-name="Source_20_Text">}</text:span></text:p>
      <text:p text:style-name="Preformatted_20_Text"><text:span text:style-name="Source_20_Text"/></text:p>
      <text:p text:style-name="Preformatted_20_Text"><text:span text:style-name="Source_20_Text"><text:span text:style-name="T140">FEntityHandleWrapper</text:span></text:span><text:span text:style-name="Source_20_Text"> </text:span><text:span text:style-name="Source_20_Text"><text:span text:style-name="T140">UMassTutorialsStatics</text:span></text:span><text:span text:style-name="Source_20_Text">::</text:span><text:span text:style-name="Source_20_Text"><text:span text:style-name="T191">GetEntityHandleFromMassAgentComponent</text:span></text:span><text:span text:style-name="Source_20_Text">(</text:span><text:span text:style-name="Source_20_Text"><text:span text:style-name="T140">UMassAgentComponent</text:span></text:span><text:span text:style-name="Source_20_Text">* </text:span><text:span text:style-name="Source_20_Text"><text:span text:style-name="T175">AgentComponent</text:span></text:span><text:span text:style-name="Source_20_Text">)</text:span></text:p>
      <text:p text:style-name="Preformatted_20_Text"><text:span text:style-name="Source_20_Text">{</text:span></text:p>
      <text:p text:style-name="Preformatted_20_Text"><text:span text:style-name="Source_20_Text"><text:tab/></text:span><text:span text:style-name="Source_20_Text"><text:span text:style-name="T140">FEntityHandleWrapper</text:span></text:span><text:span text:style-name="Source_20_Text"> </text:span><text:span text:style-name="Source_20_Text"><text:span text:style-name="T202">result</text:span></text:span><text:span text:style-name="Source_20_Text">;</text:span></text:p>
      <text:p text:style-name="Preformatted_20_Text"><text:span text:style-name="Source_20_Text"><text:span text:style-name="T78"><text:tab/></text:span></text:span><text:span text:style-name="Source_20_Text"><text:span text:style-name="T205">result</text:span></text:span><text:span text:style-name="Source_20_Text"><text:span text:style-name="T78">.</text:span></text:span><text:span text:style-name="Source_20_Text"><text:span text:style-name="T186">EntityHandle</text:span></text:span><text:span text:style-name="Source_20_Text"><text:span text:style-name="T78"> </text:span></text:span><text:span text:style-name="Source_20_Text"><text:span text:style-name="T79">= </text:span></text:span><text:span text:style-name="Source_20_Text"><text:span text:style-name="T187">AgentComponent</text:span></text:span><text:span text:style-name="Source_20_Text"><text:span text:style-name="T79">-</text:span></text:span><text:span text:style-name="Source_20_Text"><text:span text:style-name="T80">&gt;</text:span></text:span><text:span text:style-name="Source_20_Text"><text:span text:style-name="T200">GetEntityHandle</text:span></text:span><text:span text:style-name="Source_20_Text"><text:span text:style-name="T79">();</text:span></text:span></text:p>
      <text:p text:style-name="Preformatted_20_Text"><text:span text:style-name="Source_20_Text"><text:tab/></text:span><text:span text:style-name="Source_20_Text"><text:span text:style-name="T123">return</text:span></text:span><text:span text:style-name="Source_20_Text"> </text:span><text:span text:style-name="Source_20_Text"><text:span text:style-name="T202">result</text:span></text:span><text:span text:style-name="Source_20_Text">;</text:span></text:p>
      <text:p text:style-name="Preformatted_20_Text"><text:span text:style-name="Source_20_Text">}</text:span></text:p>
      <text:p text:style-name="Horizontal_20_Line"/>
      <text:p text:style-name="P100">Figure 7. Contents of MassTutorialsStatics.cpp</text:p>
      <text:p text:style-name="P3"><text:span text:style-name="T210">This is the biggest file for this little codebase. Let’s go over the code, </text:span><text:span text:style-name="T211">from the top</text:span><text:span text:style-name="T210">.</text:span></text:p>
      <text:p text:style-name="P84"><text:span text:style-name="T210">We include our class definition header, and the </text:span><text:span text:style-name="Source_20_Text"><text:span text:style-name="T210">MassAgentComponent.h</text:span></text:span><text:span text:style-name="T210"> header so we can use the </text:span><text:span text:style-name="Source_20_Text"><text:span text:style-name="T210">UMassAgentComponent</text:span></text:span><text:span text:style-name="T210"> pointer in the </text:span><text:span text:style-name="Source_20_Text"><text:span text:style-name="T210">GetEntityHandleFromMassAgentComponent</text:span></text:span><text:span text:style-name="T210"> function.</text:span></text:p>
      <text:p text:style-name="P89"><text:span text:style-name="T210">A large part of all the functions except </text:span><text:span text:style-name="Source_20_Text"><text:span text:style-name="T210">GetEntityHandleFromMassAgentComponent</text:span></text:span><text:span text:style-name="T210"> is nullgating and walking the context object to the mass entity subsystem for our world. </text:span><text:span text:style-name="T211">If the context object is valid and we get a valid </text:span><text:span text:style-name="Source_20_Text"><text:span text:style-name="T211">UMassEntitySubsystem</text:span></text:span><text:span text:style-name="T211"> pointer we’re good to go. </text:span></text:p>
      <text:p text:style-name="P91">For <text:span text:style-name="T227">both </text:span>brevity <text:span text:style-name="T227">and simplicity</text:span>, this is the only protection we are offering, and it does not print to log on failing the nullgates. A more production ready library might include these.</text:p>
      <text:p text:style-name="Horizontal_20_Line"/>
      <text:p text:style-name="P85"><text:span text:style-name="Strong_20_Emphasis"><text:span text:style-name="T212">Data Oriented Design teaches you to </text:span></text:span><text:span text:style-name="Strong_20_Emphasis"><text:span text:style-name="T91">avoid</text:span></text:span><text:span text:style-name="Strong_20_Emphasis"><text:span text:style-name="T212"> us</text:span></text:span><text:span text:style-name="Strong_20_Emphasis"><text:span text:style-name="T216">ing</text:span></text:span><text:span text:style-name="Strong_20_Emphasis"><text:span text:style-name="T212"> branching, in order to better queue instructions on the CPU. </text:span></text:span><text:span text:style-name="Strong_20_Emphasis"><text:span text:style-name="T90">CPUs are not very good at predicting ‘</text:span></text:span><text:span text:style-name="Source_20_Text"><text:span text:style-name="T99">if</text:span></text:span><text:span text:style-name="Strong_20_Emphasis"><text:span text:style-name="T90">’ and ‘</text:span></text:span><text:span text:style-name="Source_20_Text"><text:span text:style-name="T99">switch</text:span></text:span><text:span text:style-name="Strong_20_Emphasis"><text:span text:style-name="T90">’ branched code. Things such as nullgates will not feature in later tutorials. However, these functions are intended for use by scripters inside blueprints. We do not trust the caller. </text:span></text:span></text:p>
      <text:p text:style-name="P85"><text:span text:style-name="Strong_20_Emphasis"><text:span text:style-name="T90">DOD will tell you code fed garbage should just crash. Blueprint users on the other hand very much prefer a function to not work or yell at them in the logs than crash the editor.</text:span></text:span></text:p>
      <text:p text:style-name="Horizontal_20_Line"/>
      <text:p text:style-name="P86"><text:span text:style-name="T213">First up is </text:span><text:span text:style-name="Source_20_Text"><text:span text:style-name="T213">GetSoundWrapperFragmentsFromEntities</text:span></text:span><text:span text:style-name="T213">. We declare an array of sound wrapper fragments to store the results, then iterate the supplied entity handles. For each handle we call, on the entity subsystem, </text:span><text:span text:style-name="Source_20_Text"><text:span text:style-name="T213">GetFragmentDataChecked&lt;FMassTutorialsSoundWrapperFragment&gt;</text:span></text:span><text:span text:style-name="T213">, </text:span><text:span text:style-name="T215">a templated function.</text:span><text:span text:style-name="T213"> This retrieves 1 result, which we add to the results array. Once done we return the results array.</text:span></text:p>
      <text:p text:style-name="P80"><text:span text:style-name="T213">Next is </text:span><text:span text:style-name="Source_20_Text"><text:span text:style-name="T213">GetSoundWrapperFragmentFromEntity</text:span></text:span><text:span text:style-name="T213">. This is very much like the above. Without the arrays, we simply return the result for the supplied entity handle.</text:span></text:p>
      <text:p text:style-name="P86"><text:span text:style-name="Source_20_Text">SetSoundWrapperFragmentsForEntities</text:span> <text:span text:style-name="T213">is our biggest function, as there is some setup involved for supporting entities of multiple archetypes. We also have a slightly more elaborate nullgate. </text:span><text:span text:style-name="T227">It </text:span><text:span text:style-name="T213">checks for both </text:span><text:span text:style-name="Source_20_Text"><text:span text:style-name="T213">ContextObject</text:span></text:span><text:span text:style-name="T213"> being valid, and if the passed in Entities and Fragments arrays are of equal size.</text:span></text:p>
      <text:p text:style-name="P86"><text:span text:style-name="T213">First step is to fill out a map with archetype handle keys, and values of the struct defined in Figure 6, </text:span><text:span text:style-name="Source_20_Text"><text:span text:style-name="T213">FMassTutorialsHandleAndFragmentArray</text:span></text:span><text:span text:style-name="T213">.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214">Fragments are being stored as an </text:span><text:span text:style-name="Source_20_Text"><text:span text:style-name="T214">FInstancedStruct</text:span></text:span><text:span text:style-name="T214">, which we make inline during the Add call.</text:span></text:p>
      <text:p text:style-name="P86"/>
      <text:p text:style-name="P4"><text:span text:style-name="T213">Once all entities have been iterated and the map fully populated, we walk the pairs in the map with a const iterator. </text:span><text:span text:style-name="T214">For each archetype (key) we get an instance of </text:span><text:span text:style-name="Source_20_Text"><text:span text:style-name="T214">FMassArchetypeSubChunks</text:span></text:span><text:span text:style-name="T214">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214">BatchSetEntityFragmentsValues</text:span></text:span><text:span text:style-name="T214">.</text:span></text:p>
      <text:p text:style-name="P87"><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88"><text:span text:style-name="T214">Finally, we have the simplest function of them all, </text:span><text:span text:style-name="Source_20_Text"><text:span text:style-name="T214">GetEntityHandleFromMassAgentComponent</text:span></text:span><text:span text:style-name="T214">. Here we are just constructing a wrapper for the entity handle. We then set it to the entity handle returned by </text:span><text:span text:style-name="Source_20_Text"><text:span text:style-name="T214">GetEntityHandle</text:span></text:span><text:span text:style-name="T214"> on the agent component. With that done we return the resulting handle. </text:span></text:p>
      <text:h text:style-name="P116" text:outline-level="3">Step 4: Build</text:h>
      <text:p text:style-name="P88">When you are done, go back to your editor and generate your code project files again. It is a good idea to do this after adding files, it will help your IDE play nice with your changes.</text:p>
      <text:p text:style-name="P88">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span text:style-name="Placeholder">Github link here</text:span></text:p>
      <text:p text:style-name="P92">When your project has built, reopen the editor. We’re all ready for the UMG widget blueprint. If you did not import the sound waves and cues earlier, do so now.</text:p>
      <text:h text:style-name="P117" text:outline-level="3"><text:span text:style-name="T215">Step 5: </text:span><text:span text:style-name="T216">Designing the UMG widget</text:span></text:h>
      <text:p text:style-name="P90">sdfs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27</text:page-number><text:s/>- <text:chapter text:display="name" text:outline-level="1">Tutorial 1: Using the entity database for blueprint scripting of UMG widget ‘Fart Button’</text:chapter></text:p>
      </style:head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15T19:31:43.562862478</dc:date>
    <meta:editing-duration>PT4H39M16S</meta:editing-duration>
    <meta:editing-cycles>30</meta:editing-cycles>
    <meta:generator>LibreOffice/6.4.6.2$Linux_X86_64 LibreOffice_project/40$Build-2</meta:generator>
    <meta:document-statistic meta:table-count="0" meta:image-count="0" meta:object-count="0" meta:page-count="27" meta:paragraph-count="424" meta:word-count="6546" meta:character-count="43336" meta:non-whitespace-character-count="36976"/>
  </office:meta>
</office:document-meta>
</file>